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宋体" svg:font-family="宋体"/>
    <style:font-face style:name="宋体1" svg:font-family="宋体" style:font-pitch="variable"/>
    <style:font-face style:name="思源宋体 CN Medium" svg:font-family="'思源宋体 CN Mediu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4" style:family="table">
      <style:table-properties style:width="17cm" table:align="margins" style:writing-mode="page"/>
    </style:style>
    <style:style style:name="表格14.A" style:family="table-column">
      <style:table-column-properties style:column-width="17cm" style:rel-column-width="65535*"/>
    </style:style>
    <style:style style:name="表格14.A1" style:family="table-cell">
      <style:table-cell-properties fo:background-color="#eeeeee">
        <style:background-image/>
      </style:table-cell-properties>
    </style:style>
    <style:style style:name="表格15" style:family="table">
      <style:table-properties style:width="17cm" table:align="margins" style:writing-mode="page"/>
    </style:style>
    <style:style style:name="表格15.A" style:family="table-column">
      <style:table-column-properties style:column-width="17cm" style:rel-column-width="65535*"/>
    </style:style>
    <style:style style:name="表格15.A1" style:family="table-cell">
      <style:table-cell-properties fo:background-color="#eeeeee">
        <style:background-image/>
      </style:table-cell-properties>
    </style:style>
    <style:style style:name="表格189" style:family="table">
      <style:table-properties style:width="17cm" table:align="margins" style:writing-mode="page"/>
    </style:style>
    <style:style style:name="表格189.A" style:family="table-column">
      <style:table-column-properties style:column-width="17cm" style:rel-column-width="65535*"/>
    </style:style>
    <style:style style:name="表格189.A1" style:family="table-cell">
      <style:table-cell-properties fo:background-color="#eeeeee">
        <style:background-image/>
      </style:table-cell-properties>
    </style:style>
    <style:style style:name="表格25" style:family="table">
      <style:table-properties style:width="17cm" table:align="margins" style:writing-mode="page"/>
    </style:style>
    <style:style style:name="表格25.A" style:family="table-column">
      <style:table-column-properties style:column-width="17cm" style:rel-column-width="65535*"/>
    </style:style>
    <style:style style:name="表格25.A1" style:family="table-cell">
      <style:table-cell-properties fo:background-color="#eeeeee">
        <style:background-image/>
      </style:table-cell-properties>
    </style:style>
    <style:style style:name="表格48" style:family="table">
      <style:table-properties style:width="17cm" table:align="margins" style:writing-mode="page"/>
    </style:style>
    <style:style style:name="表格48.A" style:family="table-column">
      <style:table-column-properties style:column-width="17cm" style:rel-column-width="65535*"/>
    </style:style>
    <style:style style:name="表格48.A1" style:family="table-cell">
      <style:table-cell-properties fo:background-color="#eeeeee">
        <style:background-image/>
      </style:table-cell-properties>
    </style:style>
    <style:style style:name="表格190" style:family="table">
      <style:table-properties style:width="17cm" table:align="margins" style:writing-mode="page"/>
    </style:style>
    <style:style style:name="表格190.A" style:family="table-column">
      <style:table-column-properties style:column-width="17cm" style:rel-column-width="65535*"/>
    </style:style>
    <style:style style:name="表格190.A1" style:family="table-cell">
      <style:table-cell-properties fo:background-color="#eeeeee">
        <style:background-image/>
      </style:table-cell-properties>
    </style:style>
    <style:style style:name="表格209" style:family="table">
      <style:table-properties style:width="17cm" table:align="margins" style:writing-mode="page"/>
    </style:style>
    <style:style style:name="表格209.A" style:family="table-column">
      <style:table-column-properties style:column-width="17cm" style:rel-column-width="65535*"/>
    </style:style>
    <style:style style:name="表格209.A1" style:family="table-cell">
      <style:table-cell-properties fo:background-color="#eeeeee">
        <style:background-image/>
      </style:table-cell-properties>
    </style:style>
    <style:style style:name="表格210" style:family="table">
      <style:table-properties style:width="17cm" table:align="margins" style:writing-mode="page"/>
    </style:style>
    <style:style style:name="表格210.A" style:family="table-column">
      <style:table-column-properties style:column-width="17cm" style:rel-column-width="65535*"/>
    </style:style>
    <style:style style:name="表格210.A1" style:family="table-cell">
      <style:table-cell-properties fo:background-color="#eeeeee">
        <style:background-image/>
      </style:table-cell-properties>
    </style:style>
    <style:style style:name="表格211" style:family="table">
      <style:table-properties style:width="17cm" table:align="margins" style:writing-mode="page"/>
    </style:style>
    <style:style style:name="表格211.A" style:family="table-column">
      <style:table-column-properties style:column-width="17cm" style:rel-column-width="65535*"/>
    </style:style>
    <style:style style:name="表格211.A1" style:family="table-cell">
      <style:table-cell-properties fo:background-color="#eeeeee">
        <style:background-image/>
      </style:table-cell-properties>
    </style:style>
    <style:style style:name="表格212" style:family="table">
      <style:table-properties style:width="17cm" table:align="margins" style:writing-mode="page"/>
    </style:style>
    <style:style style:name="表格212.A" style:family="table-column">
      <style:table-column-properties style:column-width="17cm" style:rel-column-width="65535*"/>
    </style:style>
    <style:style style:name="表格212.A1" style:family="table-cell">
      <style:table-cell-properties fo:background-color="#eeeeee">
        <style:background-image/>
      </style:table-cell-properties>
    </style:style>
    <style:style style:name="表格213" style:family="table">
      <style:table-properties style:width="17cm" table:align="margins" style:writing-mode="page"/>
    </style:style>
    <style:style style:name="表格213.A" style:family="table-column">
      <style:table-column-properties style:column-width="17cm" style:rel-column-width="65535*"/>
    </style:style>
    <style:style style:name="表格213.A1" style:family="table-cell">
      <style:table-cell-properties fo:background-color="#eeeeee">
        <style:background-image/>
      </style:table-cell-properties>
    </style:style>
    <style:style style:name="表格214" style:family="table">
      <style:table-properties style:width="17cm" table:align="margins" style:writing-mode="page"/>
    </style:style>
    <style:style style:name="表格214.A" style:family="table-column">
      <style:table-column-properties style:column-width="17cm" style:rel-column-width="65535*"/>
    </style:style>
    <style:style style:name="表格214.A1" style:family="table-cell">
      <style:table-cell-properties fo:background-color="#eeeeee">
        <style:background-image/>
      </style:table-cell-properties>
    </style:style>
    <style:style style:name="表格217" style:family="table">
      <style:table-properties style:width="17cm" table:align="margins" style:writing-mode="page"/>
    </style:style>
    <style:style style:name="表格217.A" style:family="table-column">
      <style:table-column-properties style:column-width="17cm" style:rel-column-width="65535*"/>
    </style:style>
    <style:style style:name="表格217.A1" style:family="table-cell">
      <style:table-cell-properties fo:background-color="#eeeeee">
        <style:background-image/>
      </style:table-cell-properties>
    </style:style>
    <style:style style:name="表格218" style:family="table">
      <style:table-properties style:width="17cm" table:align="margins" style:writing-mode="page"/>
    </style:style>
    <style:style style:name="表格218.A" style:family="table-column">
      <style:table-column-properties style:column-width="17cm" style:rel-column-width="65535*"/>
    </style:style>
    <style:style style:name="表格218.A1" style:family="table-cell">
      <style:table-cell-properties fo:background-color="#eeeeee">
        <style:background-image/>
      </style:table-cell-properties>
    </style:style>
    <style:style style:name="表格215" style:family="table">
      <style:table-properties style:width="17cm" table:align="margins" style:writing-mode="page"/>
    </style:style>
    <style:style style:name="表格215.A" style:family="table-column">
      <style:table-column-properties style:column-width="17cm" style:rel-column-width="65535*"/>
    </style:style>
    <style:style style:name="表格215.A1" style:family="table-cell">
      <style:table-cell-properties fo:background-color="#eeeeee">
        <style:background-image/>
      </style:table-cell-properties>
    </style:style>
    <style:style style:name="表格216" style:family="table">
      <style:table-properties style:width="17cm" table:align="margins" style:writing-mode="page"/>
    </style:style>
    <style:style style:name="表格216.A" style:family="table-column">
      <style:table-column-properties style:column-width="17cm" style:rel-column-width="65535*"/>
    </style:style>
    <style:style style:name="表格216.A1" style:family="table-cell">
      <style:table-cell-properties fo:background-color="#eeeeee">
        <style:background-image/>
      </style:table-cell-properties>
    </style:style>
    <style:style style:name="表格51" style:family="table">
      <style:table-properties style:width="17cm" table:align="margins" style:writing-mode="page"/>
    </style:style>
    <style:style style:name="表格51.A" style:family="table-column">
      <style:table-column-properties style:column-width="17cm" style:rel-column-width="65535*"/>
    </style:style>
    <style:style style:name="表格51.A1" style:family="table-cell">
      <style:table-cell-properties fo:background-color="#eeeeee">
        <style:background-image/>
      </style:table-cell-properties>
    </style:style>
    <style:style style:name="表格52" style:family="table">
      <style:table-properties style:width="17cm" table:align="margins" style:writing-mode="page"/>
    </style:style>
    <style:style style:name="表格52.A" style:family="table-column">
      <style:table-column-properties style:column-width="17cm" style:rel-column-width="65535*"/>
    </style:style>
    <style:style style:name="表格52.A1" style:family="table-cell">
      <style:table-cell-properties fo:background-color="#eeeeee">
        <style:background-image/>
      </style:table-cell-properties>
    </style:style>
    <style:style style:name="表格53" style:family="table">
      <style:table-properties style:width="17cm" table:align="margins" style:writing-mode="page"/>
    </style:style>
    <style:style style:name="表格53.A" style:family="table-column">
      <style:table-column-properties style:column-width="17cm" style:rel-column-width="65535*"/>
    </style:style>
    <style:style style:name="表格53.A1" style:family="table-cell">
      <style:table-cell-properties fo:background-color="#eeeeee">
        <style:background-image/>
      </style:table-cell-properties>
    </style:style>
    <style:style style:name="表格219" style:family="table">
      <style:table-properties style:width="17cm" table:align="margins" style:writing-mode="page"/>
    </style:style>
    <style:style style:name="表格219.A" style:family="table-column">
      <style:table-column-properties style:column-width="17cm" style:rel-column-width="65535*"/>
    </style:style>
    <style:style style:name="表格219.A1" style:family="table-cell">
      <style:table-cell-properties fo:background-color="#eeeeee">
        <style:background-image/>
      </style:table-cell-properties>
    </style:style>
    <style:style style:name="表格220" style:family="table">
      <style:table-properties style:width="17cm" table:align="margins" style:writing-mode="page"/>
    </style:style>
    <style:style style:name="表格220.A" style:family="table-column">
      <style:table-column-properties style:column-width="17cm" style:rel-column-width="65535*"/>
    </style:style>
    <style:style style:name="表格220.A1" style:family="table-cell">
      <style:table-cell-properties fo:background-color="#eeeeee">
        <style:background-image/>
      </style:table-cell-properties>
    </style:style>
    <style:style style:name="表格221" style:family="table">
      <style:table-properties style:width="17cm" table:align="margins" style:writing-mode="page"/>
    </style:style>
    <style:style style:name="表格221.A" style:family="table-column">
      <style:table-column-properties style:column-width="17cm" style:rel-column-width="65535*"/>
    </style:style>
    <style:style style:name="表格221.A1" style:family="table-cell">
      <style:table-cell-properties fo:background-color="#eeeeee">
        <style:background-image/>
      </style:table-cell-properties>
    </style:style>
    <style:style style:name="表格222" style:family="table">
      <style:table-properties style:width="17cm" table:align="margins" style:writing-mode="page"/>
    </style:style>
    <style:style style:name="表格222.A" style:family="table-column">
      <style:table-column-properties style:column-width="17cm" style:rel-column-width="65535*"/>
    </style:style>
    <style:style style:name="表格222.A1" style:family="table-cell">
      <style:table-cell-properties fo:background-color="#eeeeee" fo:padding="0cm" fo:border="none">
        <style:background-image/>
      </style:table-cell-properties>
    </style:style>
    <style:style style:name="表格223" style:family="table">
      <style:table-properties style:width="17.013cm" fo:margin-left="0cm" table:align="left" style:writing-mode="page"/>
    </style:style>
    <style:style style:name="表格223.A" style:family="table-column">
      <style:table-column-properties style:column-width="17.013cm"/>
    </style:style>
    <style:style style:name="表格223.A1" style:family="table-cell">
      <style:table-cell-properties fo:background-color="#eeeeee">
        <style:background-image/>
      </style:table-cell-properties>
    </style:style>
    <style:style style:name="表格224" style:family="table">
      <style:table-properties style:width="17cm" table:align="margins" style:writing-mode="page"/>
    </style:style>
    <style:style style:name="表格224.A" style:family="table-column">
      <style:table-column-properties style:column-width="17cm" style:rel-column-width="65535*"/>
    </style:style>
    <style:style style:name="表格224.A1" style:family="table-cell">
      <style:table-cell-properties fo:background-color="#eeeeee">
        <style:background-image/>
      </style:table-cell-properties>
    </style:style>
    <style:style style:name="表格225" style:family="table">
      <style:table-properties style:width="17cm" table:align="margins" style:writing-mode="page"/>
    </style:style>
    <style:style style:name="表格225.A" style:family="table-column">
      <style:table-column-properties style:column-width="17cm" style:rel-column-width="65535*"/>
    </style:style>
    <style:style style:name="表格225.A1" style:family="table-cell">
      <style:table-cell-properties fo:background-color="#eeeeee" fo:padding="0cm" fo:border="none">
        <style:background-image/>
      </style:table-cell-properties>
    </style:style>
    <style:style style:name="表格72" style:family="table">
      <style:table-properties style:width="17cm" table:align="margins" style:writing-mode="page"/>
    </style:style>
    <style:style style:name="表格72.A" style:family="table-column">
      <style:table-column-properties style:column-width="17cm" style:rel-column-width="65535*"/>
    </style:style>
    <style:style style:name="表格72.A1" style:family="table-cell">
      <style:table-cell-properties fo:background-color="#eeeeee">
        <style:background-image/>
      </style:table-cell-properties>
    </style:style>
    <style:style style:name="表格73" style:family="table">
      <style:table-properties style:width="17cm" table:align="margins" style:writing-mode="page"/>
    </style:style>
    <style:style style:name="表格73.A" style:family="table-column">
      <style:table-column-properties style:column-width="17cm" style:rel-column-width="65535*"/>
    </style:style>
    <style:style style:name="表格73.A1" style:family="table-cell">
      <style:table-cell-properties fo:background-color="#eeeeee">
        <style:background-image/>
      </style:table-cell-properties>
    </style:style>
    <style:style style:name="表格1" style:family="table">
      <style:table-properties style:width="17cm" table:align="margins" style:writing-mode="page"/>
    </style:style>
    <style:style style:name="表格1.A" style:family="table-column">
      <style:table-column-properties style:column-width="17cm" style:rel-column-width="65535*"/>
    </style:style>
    <style:style style:name="表格1.A1" style:family="table-cell">
      <style:table-cell-properties fo:background-color="#eeeeee">
        <style:background-image/>
      </style:table-cell-properties>
    </style:style>
    <style:style style:name="表格2" style:family="table">
      <style:table-properties style:width="17cm" table:align="margins" style:writing-mode="page"/>
    </style:style>
    <style:style style:name="表格2.A" style:family="table-column">
      <style:table-column-properties style:column-width="17cm" style:rel-column-width="65535*"/>
    </style:style>
    <style:style style:name="表格2.A1" style:family="table-cell">
      <style:table-cell-properties fo:background-color="#eeeeee">
        <style:background-image/>
      </style:table-cell-properties>
    </style:style>
    <style:style style:name="表格3" style:family="table">
      <style:table-properties style:width="17cm" table:align="margins" style:writing-mode="page"/>
    </style:style>
    <style:style style:name="表格3.A" style:family="table-column">
      <style:table-column-properties style:column-width="17cm" style:rel-column-width="65535*"/>
    </style:style>
    <style:style style:name="表格3.A1" style:family="table-cell">
      <style:table-cell-properties fo:background-color="#eeeeee">
        <style:background-image/>
      </style:table-cell-properties>
    </style:style>
    <style:style style:name="表格5" style:family="table">
      <style:table-properties style:width="17cm" table:align="margins" style:writing-mode="page"/>
    </style:style>
    <style:style style:name="表格5.A" style:family="table-column">
      <style:table-column-properties style:column-width="17cm" style:rel-column-width="65535*"/>
    </style:style>
    <style:style style:name="表格5.A1" style:family="table-cell">
      <style:table-cell-properties fo:background-color="#eeeeee">
        <style:background-image/>
      </style:table-cell-properties>
    </style:style>
    <style:style style:name="表格6" style:family="table">
      <style:table-properties style:width="17cm" table:align="margins" style:writing-mode="page"/>
    </style:style>
    <style:style style:name="表格6.A" style:family="table-column">
      <style:table-column-properties style:column-width="17cm" style:rel-column-width="65535*"/>
    </style:style>
    <style:style style:name="表格6.A1" style:family="table-cell">
      <style:table-cell-properties fo:background-color="#eeeeee">
        <style:background-image/>
      </style:table-cell-properties>
    </style:style>
    <style:style style:name="表格11" style:family="table">
      <style:table-properties style:width="17cm" table:align="margins" style:writing-mode="page"/>
    </style:style>
    <style:style style:name="表格11.A" style:family="table-column">
      <style:table-column-properties style:column-width="17cm" style:rel-column-width="65535*"/>
    </style:style>
    <style:style style:name="表格11.A1" style:family="table-cell">
      <style:table-cell-properties fo:background-color="#eeeeee">
        <style:background-image/>
      </style:table-cell-properties>
    </style:style>
    <style:style style:name="表格12" style:family="table">
      <style:table-properties style:width="17cm" table:align="margins" style:writing-mode="page"/>
    </style:style>
    <style:style style:name="表格12.A" style:family="table-column">
      <style:table-column-properties style:column-width="17cm" style:rel-column-width="65535*"/>
    </style:style>
    <style:style style:name="表格12.A1" style:family="table-cell">
      <style:table-cell-properties fo:background-color="#eeeeee">
        <style:background-image/>
      </style:table-cell-properties>
    </style:style>
    <style:style style:name="表格13" style:family="table">
      <style:table-properties style:width="17cm" table:align="margins" style:writing-mode="page"/>
    </style:style>
    <style:style style:name="表格13.A" style:family="table-column">
      <style:table-column-properties style:column-width="17cm" style:rel-column-width="65535*"/>
    </style:style>
    <style:style style:name="表格13.A1" style:family="table-cell">
      <style:table-cell-properties fo:background-color="#eeeeee">
        <style:background-image/>
      </style:table-cell-properties>
    </style:style>
    <style:style style:name="表格16" style:family="table">
      <style:table-properties style:width="17cm" table:align="margins" style:writing-mode="page"/>
    </style:style>
    <style:style style:name="表格16.A" style:family="table-column">
      <style:table-column-properties style:column-width="17cm" style:rel-column-width="65535*"/>
    </style:style>
    <style:style style:name="表格16.A1" style:family="table-cell">
      <style:table-cell-properties fo:background-color="#eeeeee">
        <style:background-image/>
      </style:table-cell-properties>
    </style:style>
    <style:style style:name="表格17" style:family="table">
      <style:table-properties style:width="17cm" table:align="margins" style:writing-mode="page"/>
    </style:style>
    <style:style style:name="表格17.A" style:family="table-column">
      <style:table-column-properties style:column-width="17cm" style:rel-column-width="65535*"/>
    </style:style>
    <style:style style:name="表格17.A1" style:family="table-cell">
      <style:table-cell-properties fo:background-color="#eeeeee">
        <style:background-image/>
      </style:table-cell-properties>
    </style:style>
    <style:style style:name="表格18" style:family="table">
      <style:table-properties style:width="17cm" table:align="margins" style:writing-mode="page"/>
    </style:style>
    <style:style style:name="表格18.A" style:family="table-column">
      <style:table-column-properties style:column-width="17cm" style:rel-column-width="65535*"/>
    </style:style>
    <style:style style:name="表格18.A1" style:family="table-cell">
      <style:table-cell-properties fo:background-color="#eeeeee">
        <style:background-image/>
      </style:table-cell-properties>
    </style:style>
    <style:style style:name="表格19" style:family="table">
      <style:table-properties style:width="17cm" table:align="margins" style:writing-mode="page"/>
    </style:style>
    <style:style style:name="表格19.A" style:family="table-column">
      <style:table-column-properties style:column-width="17cm" style:rel-column-width="65535*"/>
    </style:style>
    <style:style style:name="表格19.A1" style:family="table-cell">
      <style:table-cell-properties fo:background-color="#eeeeee">
        <style:background-image/>
      </style:table-cell-properties>
    </style:style>
    <style:style style:name="表格20" style:family="table">
      <style:table-properties style:width="17cm" table:align="margins" style:writing-mode="page"/>
    </style:style>
    <style:style style:name="表格20.A" style:family="table-column">
      <style:table-column-properties style:column-width="17cm" style:rel-column-width="65535*"/>
    </style:style>
    <style:style style:name="表格20.A1" style:family="table-cell">
      <style:table-cell-properties fo:background-color="#eeeeee">
        <style:background-image/>
      </style:table-cell-properties>
    </style:style>
    <style:style style:name="表格21" style:family="table">
      <style:table-properties style:width="17cm" table:align="margins" style:writing-mode="page"/>
    </style:style>
    <style:style style:name="表格21.A" style:family="table-column">
      <style:table-column-properties style:column-width="17cm" style:rel-column-width="65535*"/>
    </style:style>
    <style:style style:name="表格21.A1" style:family="table-cell">
      <style:table-cell-properties fo:background-color="#eeeeee">
        <style:background-image/>
      </style:table-cell-properties>
    </style:style>
    <style:style style:name="表格22" style:family="table">
      <style:table-properties style:width="17cm" table:align="margins" style:writing-mode="page"/>
    </style:style>
    <style:style style:name="表格22.A" style:family="table-column">
      <style:table-column-properties style:column-width="17cm" style:rel-column-width="65535*"/>
    </style:style>
    <style:style style:name="表格22.A1" style:family="table-cell">
      <style:table-cell-properties fo:background-color="#eeeeee">
        <style:background-image/>
      </style:table-cell-properties>
    </style:style>
    <style:style style:name="表格23" style:family="table">
      <style:table-properties style:width="17cm" table:align="margins" style:writing-mode="page"/>
    </style:style>
    <style:style style:name="表格23.A" style:family="table-column">
      <style:table-column-properties style:column-width="17cm" style:rel-column-width="65535*"/>
    </style:style>
    <style:style style:name="表格23.A1" style:family="table-cell">
      <style:table-cell-properties fo:background-color="#eeeeee">
        <style:background-image/>
      </style:table-cell-properties>
    </style:style>
    <style:style style:name="表格191" style:family="table">
      <style:table-properties style:width="17cm" table:align="margins" style:writing-mode="page"/>
    </style:style>
    <style:style style:name="表格191.A" style:family="table-column">
      <style:table-column-properties style:column-width="17cm" style:rel-column-width="65535*"/>
    </style:style>
    <style:style style:name="表格191.A1" style:family="table-cell">
      <style:table-cell-properties fo:background-color="#eeeeee">
        <style:background-image/>
      </style:table-cell-properties>
    </style:style>
    <style:style style:name="表格192" style:family="table">
      <style:table-properties style:width="17cm" table:align="margins" style:writing-mode="page"/>
    </style:style>
    <style:style style:name="表格192.A" style:family="table-column">
      <style:table-column-properties style:column-width="17cm" style:rel-column-width="65535*"/>
    </style:style>
    <style:style style:name="表格192.A1" style:family="table-cell">
      <style:table-cell-properties fo:background-color="#eeeeee">
        <style:background-image/>
      </style:table-cell-properties>
    </style:style>
    <style:style style:name="表格193" style:family="table">
      <style:table-properties style:width="17cm" table:align="margins" style:writing-mode="page"/>
    </style:style>
    <style:style style:name="表格193.A" style:family="table-column">
      <style:table-column-properties style:column-width="17cm" style:rel-column-width="65535*"/>
    </style:style>
    <style:style style:name="表格193.A1" style:family="table-cell">
      <style:table-cell-properties fo:background-color="#eeeeee">
        <style:background-image/>
      </style:table-cell-properties>
    </style:style>
    <style:style style:name="表格194" style:family="table">
      <style:table-properties style:width="17cm" table:align="margins" style:writing-mode="page"/>
    </style:style>
    <style:style style:name="表格194.A" style:family="table-column">
      <style:table-column-properties style:column-width="17cm" style:rel-column-width="65535*"/>
    </style:style>
    <style:style style:name="表格194.A1" style:family="table-cell">
      <style:table-cell-properties fo:background-color="#eeeeee">
        <style:background-image/>
      </style:table-cell-properties>
    </style:style>
    <style:style style:name="表格195" style:family="table">
      <style:table-properties style:width="17cm" table:align="margins" style:writing-mode="page"/>
    </style:style>
    <style:style style:name="表格195.A" style:family="table-column">
      <style:table-column-properties style:column-width="17cm" style:rel-column-width="65535*"/>
    </style:style>
    <style:style style:name="表格195.A1" style:family="table-cell">
      <style:table-cell-properties fo:background-color="#eeeeee">
        <style:background-image/>
      </style:table-cell-properties>
    </style:style>
    <style:style style:name="表格196" style:family="table">
      <style:table-properties style:width="17cm" table:align="margins" style:writing-mode="page"/>
    </style:style>
    <style:style style:name="表格196.A" style:family="table-column">
      <style:table-column-properties style:column-width="17cm" style:rel-column-width="65535*"/>
    </style:style>
    <style:style style:name="表格196.A1" style:family="table-cell">
      <style:table-cell-properties fo:background-color="#eeeeee">
        <style:background-image/>
      </style:table-cell-properties>
    </style:style>
    <style:style style:name="表格199" style:family="table">
      <style:table-properties style:width="17cm" table:align="margins" style:writing-mode="page"/>
    </style:style>
    <style:style style:name="表格199.A" style:family="table-column">
      <style:table-column-properties style:column-width="17cm" style:rel-column-width="65535*"/>
    </style:style>
    <style:style style:name="表格199.A1" style:family="table-cell">
      <style:table-cell-properties fo:background-color="#eeeeee">
        <style:background-image/>
      </style:table-cell-properties>
    </style:style>
    <style:style style:name="表格200" style:family="table">
      <style:table-properties style:width="17cm" table:align="margins" style:writing-mode="page"/>
    </style:style>
    <style:style style:name="表格200.A" style:family="table-column">
      <style:table-column-properties style:column-width="17cm" style:rel-column-width="65535*"/>
    </style:style>
    <style:style style:name="表格200.A1" style:family="table-cell">
      <style:table-cell-properties fo:background-color="#eeeeee">
        <style:background-image/>
      </style:table-cell-properties>
    </style:style>
    <style:style style:name="表格201" style:family="table">
      <style:table-properties style:width="17cm" table:align="margins" style:writing-mode="page"/>
    </style:style>
    <style:style style:name="表格201.A" style:family="table-column">
      <style:table-column-properties style:column-width="17cm" style:rel-column-width="65535*"/>
    </style:style>
    <style:style style:name="表格201.A1" style:family="table-cell">
      <style:table-cell-properties fo:background-color="#eeeeee">
        <style:background-image/>
      </style:table-cell-properties>
    </style:style>
    <style:style style:name="表格54" style:family="table">
      <style:table-properties style:width="17cm" table:align="margins" style:writing-mode="page"/>
    </style:style>
    <style:style style:name="表格54.A" style:family="table-column">
      <style:table-column-properties style:column-width="17cm" style:rel-column-width="65535*"/>
    </style:style>
    <style:style style:name="表格54.A1" style:family="table-cell">
      <style:table-cell-properties fo:background-color="#eeeeee">
        <style:background-image/>
      </style:table-cell-properties>
    </style:style>
    <style:style style:name="表格24" style:family="table">
      <style:table-properties style:width="17cm" table:align="margins" style:writing-mode="page"/>
    </style:style>
    <style:style style:name="表格24.A" style:family="table-column">
      <style:table-column-properties style:column-width="17cm" style:rel-column-width="65535*"/>
    </style:style>
    <style:style style:name="表格24.A1" style:family="table-cell">
      <style:table-cell-properties fo:background-color="#eeeeee">
        <style:background-image/>
      </style:table-cell-properties>
    </style:style>
    <style:style style:name="表格26" style:family="table">
      <style:table-properties style:width="17cm" table:align="margins" style:writing-mode="page"/>
    </style:style>
    <style:style style:name="表格26.A" style:family="table-column">
      <style:table-column-properties style:column-width="17cm" style:rel-column-width="65535*"/>
    </style:style>
    <style:style style:name="表格26.A1" style:family="table-cell">
      <style:table-cell-properties fo:background-color="#eeeeee">
        <style:background-image/>
      </style:table-cell-properties>
    </style:style>
    <style:style style:name="表格27" style:family="table">
      <style:table-properties style:width="17cm" table:align="margins" style:writing-mode="page"/>
    </style:style>
    <style:style style:name="表格27.A" style:family="table-column">
      <style:table-column-properties style:column-width="17cm" style:rel-column-width="65535*"/>
    </style:style>
    <style:style style:name="表格27.A1" style:family="table-cell">
      <style:table-cell-properties fo:background-color="#eeeeee">
        <style:background-image/>
      </style:table-cell-properties>
    </style:style>
    <style:style style:name="表格63" style:family="table">
      <style:table-properties style:width="17cm" table:align="margins" style:writing-mode="page"/>
    </style:style>
    <style:style style:name="表格63.A" style:family="table-column">
      <style:table-column-properties style:column-width="17cm" style:rel-column-width="65535*"/>
    </style:style>
    <style:style style:name="表格63.A1" style:family="table-cell">
      <style:table-cell-properties fo:background-color="#eeeeee">
        <style:background-image/>
      </style:table-cell-properties>
    </style:style>
    <style:style style:name="表格64" style:family="table">
      <style:table-properties style:width="17cm" table:align="margins" style:writing-mode="page"/>
    </style:style>
    <style:style style:name="表格64.A" style:family="table-column">
      <style:table-column-properties style:column-width="17cm" style:rel-column-width="65535*"/>
    </style:style>
    <style:style style:name="表格64.A1" style:family="table-cell">
      <style:table-cell-properties fo:background-color="#eeeeee">
        <style:background-image/>
      </style:table-cell-properties>
    </style:style>
    <style:style style:name="表格65" style:family="table">
      <style:table-properties style:width="17cm" table:align="margins" style:writing-mode="page"/>
    </style:style>
    <style:style style:name="表格65.A" style:family="table-column">
      <style:table-column-properties style:column-width="17cm" style:rel-column-width="65535*"/>
    </style:style>
    <style:style style:name="表格65.A1" style:family="table-cell">
      <style:table-cell-properties fo:background-color="#eeeeee">
        <style:background-image/>
      </style:table-cell-properties>
    </style:style>
    <style:style style:name="表格66" style:family="table">
      <style:table-properties style:width="17cm" table:align="margins" style:writing-mode="page"/>
    </style:style>
    <style:style style:name="表格66.A" style:family="table-column">
      <style:table-column-properties style:column-width="17cm" style:rel-column-width="65535*"/>
    </style:style>
    <style:style style:name="表格66.A1" style:family="table-cell">
      <style:table-cell-properties fo:background-color="#eeeeee">
        <style:background-image/>
      </style:table-cell-properties>
    </style:style>
    <style:style style:name="表格67" style:family="table">
      <style:table-properties style:width="17cm" table:align="margins" style:writing-mode="page"/>
    </style:style>
    <style:style style:name="表格67.A" style:family="table-column">
      <style:table-column-properties style:column-width="17cm" style:rel-column-width="65535*"/>
    </style:style>
    <style:style style:name="表格67.A1" style:family="table-cell">
      <style:table-cell-properties fo:background-color="#eeeeee">
        <style:background-image/>
      </style:table-cell-properties>
    </style:style>
    <style:style style:name="表格68" style:family="table">
      <style:table-properties style:width="17cm" table:align="margins" style:writing-mode="page"/>
    </style:style>
    <style:style style:name="表格68.A" style:family="table-column">
      <style:table-column-properties style:column-width="17cm" style:rel-column-width="65535*"/>
    </style:style>
    <style:style style:name="表格68.A1" style:family="table-cell">
      <style:table-cell-properties fo:background-color="#eeeeee">
        <style:background-image/>
      </style:table-cell-properties>
    </style:style>
    <style:style style:name="表格69" style:family="table">
      <style:table-properties style:width="17cm" table:align="margins" style:writing-mode="page"/>
    </style:style>
    <style:style style:name="表格69.A" style:family="table-column">
      <style:table-column-properties style:column-width="17cm" style:rel-column-width="65535*"/>
    </style:style>
    <style:style style:name="表格69.A1" style:family="table-cell">
      <style:table-cell-properties fo:background-color="#eeeeee">
        <style:background-image/>
      </style:table-cell-properties>
    </style:style>
    <style:style style:name="表格70" style:family="table">
      <style:table-properties style:width="17cm" table:align="margins" style:writing-mode="page"/>
    </style:style>
    <style:style style:name="表格70.A" style:family="table-column">
      <style:table-column-properties style:column-width="17cm" style:rel-column-width="65535*"/>
    </style:style>
    <style:style style:name="表格70.A1" style:family="table-cell">
      <style:table-cell-properties fo:background-color="#eeeeee">
        <style:background-image/>
      </style:table-cell-properties>
    </style:style>
    <style:style style:name="表格71" style:family="table">
      <style:table-properties style:width="17cm" table:align="margins" style:writing-mode="page"/>
    </style:style>
    <style:style style:name="表格71.A" style:family="table-column">
      <style:table-column-properties style:column-width="17cm" style:rel-column-width="65535*"/>
    </style:style>
    <style:style style:name="表格71.A1" style:family="table-cell">
      <style:table-cell-properties fo:background-color="#eeeeee">
        <style:background-image/>
      </style:table-cell-properties>
    </style:style>
    <style:style style:name="表格28" style:family="table">
      <style:table-properties style:width="17cm" table:align="margins" style:writing-mode="page"/>
    </style:style>
    <style:style style:name="表格28.A" style:family="table-column">
      <style:table-column-properties style:column-width="17cm" style:rel-column-width="65535*"/>
    </style:style>
    <style:style style:name="表格28.A1" style:family="table-cell">
      <style:table-cell-properties fo:background-color="#eeeeee">
        <style:background-image/>
      </style:table-cell-properties>
    </style:style>
    <style:style style:name="表格29" style:family="table">
      <style:table-properties style:width="17cm" table:align="margins" style:writing-mode="page"/>
    </style:style>
    <style:style style:name="表格29.A" style:family="table-column">
      <style:table-column-properties style:column-width="17cm" style:rel-column-width="65535*"/>
    </style:style>
    <style:style style:name="表格29.A1" style:family="table-cell">
      <style:table-cell-properties fo:background-color="#eeeeee">
        <style:background-image/>
      </style:table-cell-properties>
    </style:style>
    <style:style style:name="表格30" style:family="table">
      <style:table-properties style:width="17cm" table:align="margins" style:writing-mode="page"/>
    </style:style>
    <style:style style:name="表格30.A" style:family="table-column">
      <style:table-column-properties style:column-width="17cm" style:rel-column-width="65535*"/>
    </style:style>
    <style:style style:name="表格30.A1" style:family="table-cell">
      <style:table-cell-properties fo:background-color="#eeeeee">
        <style:background-image/>
      </style:table-cell-properties>
    </style:style>
    <style:style style:name="表格31" style:family="table">
      <style:table-properties style:width="17cm" table:align="margins" style:writing-mode="page"/>
    </style:style>
    <style:style style:name="表格31.A" style:family="table-column">
      <style:table-column-properties style:column-width="17cm" style:rel-column-width="65535*"/>
    </style:style>
    <style:style style:name="表格31.A1" style:family="table-cell">
      <style:table-cell-properties fo:background-color="#eeeeee">
        <style:background-image/>
      </style:table-cell-properties>
    </style:style>
    <style:style style:name="表格32" style:family="table">
      <style:table-properties style:width="17cm" table:align="margins" style:writing-mode="page"/>
    </style:style>
    <style:style style:name="表格32.A" style:family="table-column">
      <style:table-column-properties style:column-width="17cm" style:rel-column-width="65535*"/>
    </style:style>
    <style:style style:name="表格32.A1" style:family="table-cell">
      <style:table-cell-properties fo:background-color="#eeeeee">
        <style:background-image/>
      </style:table-cell-properties>
    </style:style>
    <style:style style:name="表格33" style:family="table">
      <style:table-properties style:width="17cm" table:align="margins" style:writing-mode="page"/>
    </style:style>
    <style:style style:name="表格33.A" style:family="table-column">
      <style:table-column-properties style:column-width="17cm" style:rel-column-width="65535*"/>
    </style:style>
    <style:style style:name="表格33.A1" style:family="table-cell">
      <style:table-cell-properties fo:background-color="#eeeeee">
        <style:background-image/>
      </style:table-cell-properties>
    </style:style>
    <style:style style:name="表格34" style:family="table">
      <style:table-properties style:width="17cm" table:align="margins" style:writing-mode="page"/>
    </style:style>
    <style:style style:name="表格34.A" style:family="table-column">
      <style:table-column-properties style:column-width="17cm" style:rel-column-width="65535*"/>
    </style:style>
    <style:style style:name="表格34.A1" style:family="table-cell">
      <style:table-cell-properties fo:background-color="#eeeeee">
        <style:background-image/>
      </style:table-cell-properties>
    </style:style>
    <style:style style:name="表格35" style:family="table">
      <style:table-properties style:width="17cm" table:align="margins" style:writing-mode="page"/>
    </style:style>
    <style:style style:name="表格35.A" style:family="table-column">
      <style:table-column-properties style:column-width="17cm" style:rel-column-width="65535*"/>
    </style:style>
    <style:style style:name="表格35.A1" style:family="table-cell">
      <style:table-cell-properties fo:background-color="#eeeeee">
        <style:background-image/>
      </style:table-cell-properties>
    </style:style>
    <style:style style:name="表格36" style:family="table">
      <style:table-properties style:width="17cm" table:align="margins" style:writing-mode="page"/>
    </style:style>
    <style:style style:name="表格36.A" style:family="table-column">
      <style:table-column-properties style:column-width="17cm" style:rel-column-width="65535*"/>
    </style:style>
    <style:style style:name="表格36.A1" style:family="table-cell">
      <style:table-cell-properties fo:background-color="#eeeeee">
        <style:background-image/>
      </style:table-cell-properties>
    </style:style>
    <style:style style:name="表格37" style:family="table">
      <style:table-properties style:width="17cm" table:align="margins" style:writing-mode="page"/>
    </style:style>
    <style:style style:name="表格37.A" style:family="table-column">
      <style:table-column-properties style:column-width="17cm" style:rel-column-width="65535*"/>
    </style:style>
    <style:style style:name="表格37.A1" style:family="table-cell">
      <style:table-cell-properties fo:background-color="#eeeeee">
        <style:background-image/>
      </style:table-cell-properties>
    </style:style>
    <style:style style:name="表格38" style:family="table">
      <style:table-properties style:width="17cm" table:align="margins" style:writing-mode="page"/>
    </style:style>
    <style:style style:name="表格38.A" style:family="table-column">
      <style:table-column-properties style:column-width="17cm" style:rel-column-width="65535*"/>
    </style:style>
    <style:style style:name="表格38.A1" style:family="table-cell">
      <style:table-cell-properties fo:background-color="#eeeeee">
        <style:background-image/>
      </style:table-cell-properties>
    </style:style>
    <style:style style:name="表格39" style:family="table">
      <style:table-properties style:width="17cm" table:align="margins" style:writing-mode="page"/>
    </style:style>
    <style:style style:name="表格39.A" style:family="table-column">
      <style:table-column-properties style:column-width="17cm" style:rel-column-width="65535*"/>
    </style:style>
    <style:style style:name="表格39.A1" style:family="table-cell">
      <style:table-cell-properties fo:background-color="#eeeeee">
        <style:background-image/>
      </style:table-cell-properties>
    </style:style>
    <style:style style:name="表格44" style:family="table">
      <style:table-properties style:width="17cm" table:align="margins" style:writing-mode="page"/>
    </style:style>
    <style:style style:name="表格44.A" style:family="table-column">
      <style:table-column-properties style:column-width="17cm" style:rel-column-width="65535*"/>
    </style:style>
    <style:style style:name="表格44.A1" style:family="table-cell">
      <style:table-cell-properties fo:background-color="#eeeeee">
        <style:background-image/>
      </style:table-cell-properties>
    </style:style>
    <style:style style:name="表格40" style:family="table">
      <style:table-properties style:width="17cm" table:align="margins" style:writing-mode="page"/>
    </style:style>
    <style:style style:name="表格40.A" style:family="table-column">
      <style:table-column-properties style:column-width="17cm" style:rel-column-width="65535*"/>
    </style:style>
    <style:style style:name="表格40.A1" style:family="table-cell">
      <style:table-cell-properties fo:background-color="#eeeeee">
        <style:background-image/>
      </style:table-cell-properties>
    </style:style>
    <style:style style:name="表格41" style:family="table">
      <style:table-properties style:width="17cm" table:align="margins" style:writing-mode="page"/>
    </style:style>
    <style:style style:name="表格41.A" style:family="table-column">
      <style:table-column-properties style:column-width="17cm" style:rel-column-width="65535*"/>
    </style:style>
    <style:style style:name="表格41.A1" style:family="table-cell">
      <style:table-cell-properties fo:background-color="#eeeeee">
        <style:background-image/>
      </style:table-cell-properties>
    </style:style>
    <style:style style:name="表格42" style:family="table">
      <style:table-properties style:width="17cm" table:align="margins" style:writing-mode="page"/>
    </style:style>
    <style:style style:name="表格42.A" style:family="table-column">
      <style:table-column-properties style:column-width="17cm" style:rel-column-width="65535*"/>
    </style:style>
    <style:style style:name="表格42.A1" style:family="table-cell">
      <style:table-cell-properties fo:background-color="#eeeeee">
        <style:background-image/>
      </style:table-cell-properties>
    </style:style>
    <style:style style:name="表格43" style:family="table">
      <style:table-properties style:width="17cm" table:align="margins" style:writing-mode="page"/>
    </style:style>
    <style:style style:name="表格43.A" style:family="table-column">
      <style:table-column-properties style:column-width="17cm" style:rel-column-width="65535*"/>
    </style:style>
    <style:style style:name="表格43.A1" style:family="table-cell">
      <style:table-cell-properties fo:background-color="#eeeeee">
        <style:background-image/>
      </style:table-cell-properties>
    </style:style>
    <style:style style:name="表格45" style:family="table">
      <style:table-properties style:width="17cm" table:align="margins" style:writing-mode="page"/>
    </style:style>
    <style:style style:name="表格45.A" style:family="table-column">
      <style:table-column-properties style:column-width="17cm" style:rel-column-width="65535*"/>
    </style:style>
    <style:style style:name="表格45.A1" style:family="table-cell">
      <style:table-cell-properties fo:background-color="#eeeeee">
        <style:background-image/>
      </style:table-cell-properties>
    </style:style>
    <style:style style:name="表格47" style:family="table">
      <style:table-properties style:width="17cm" table:align="margins" style:writing-mode="page"/>
    </style:style>
    <style:style style:name="表格47.A" style:family="table-column">
      <style:table-column-properties style:column-width="17cm" style:rel-column-width="65535*"/>
    </style:style>
    <style:style style:name="表格47.A1" style:family="table-cell">
      <style:table-cell-properties fo:background-color="#eeeeee">
        <style:background-image/>
      </style:table-cell-properties>
    </style:style>
    <style:style style:name="表格46" style:family="table">
      <style:table-properties style:width="17cm" table:align="margins" style:writing-mode="page"/>
    </style:style>
    <style:style style:name="表格46.A" style:family="table-column">
      <style:table-column-properties style:column-width="17cm" style:rel-column-width="65535*"/>
    </style:style>
    <style:style style:name="表格46.A1" style:family="table-cell">
      <style:table-cell-properties fo:background-color="#eeeeee">
        <style:background-image/>
      </style:table-cell-properties>
    </style:style>
    <style:style style:name="表格55" style:family="table">
      <style:table-properties style:width="17cm" table:align="margins" style:writing-mode="page"/>
    </style:style>
    <style:style style:name="表格55.A" style:family="table-column">
      <style:table-column-properties style:column-width="17cm" style:rel-column-width="65535*"/>
    </style:style>
    <style:style style:name="表格55.A1" style:family="table-cell">
      <style:table-cell-properties fo:background-color="#eeeeee">
        <style:background-image/>
      </style:table-cell-properties>
    </style:style>
    <style:style style:name="表格56" style:family="table">
      <style:table-properties style:width="17cm" table:align="margins" style:writing-mode="page"/>
    </style:style>
    <style:style style:name="表格56.A" style:family="table-column">
      <style:table-column-properties style:column-width="17cm" style:rel-column-width="65535*"/>
    </style:style>
    <style:style style:name="表格56.A1" style:family="table-cell">
      <style:table-cell-properties fo:background-color="#eeeeee">
        <style:background-image/>
      </style:table-cell-properties>
    </style:style>
    <style:style style:name="表格57" style:family="table">
      <style:table-properties style:width="17cm" table:align="margins" style:writing-mode="page"/>
    </style:style>
    <style:style style:name="表格57.A" style:family="table-column">
      <style:table-column-properties style:column-width="17cm" style:rel-column-width="65535*"/>
    </style:style>
    <style:style style:name="表格57.A1" style:family="table-cell">
      <style:table-cell-properties fo:background-color="#eeeeee">
        <style:background-image/>
      </style:table-cell-properties>
    </style:style>
    <style:style style:name="表格58" style:family="table">
      <style:table-properties style:width="17cm" table:align="margins" style:writing-mode="page"/>
    </style:style>
    <style:style style:name="表格58.A" style:family="table-column">
      <style:table-column-properties style:column-width="17cm" style:rel-column-width="65535*"/>
    </style:style>
    <style:style style:name="表格58.A1" style:family="table-cell">
      <style:table-cell-properties fo:background-color="#eeeeee">
        <style:background-image/>
      </style:table-cell-properties>
    </style:style>
    <style:style style:name="表格59" style:family="table">
      <style:table-properties style:width="17cm" table:align="margins" style:writing-mode="page"/>
    </style:style>
    <style:style style:name="表格59.A" style:family="table-column">
      <style:table-column-properties style:column-width="17cm" style:rel-column-width="65535*"/>
    </style:style>
    <style:style style:name="表格59.A1" style:family="table-cell">
      <style:table-cell-properties fo:background-color="#eeeeee">
        <style:background-image/>
      </style:table-cell-properties>
    </style:style>
    <style:style style:name="表格60" style:family="table">
      <style:table-properties style:width="17cm" table:align="margins" style:writing-mode="page"/>
    </style:style>
    <style:style style:name="表格60.A" style:family="table-column">
      <style:table-column-properties style:column-width="17cm" style:rel-column-width="65535*"/>
    </style:style>
    <style:style style:name="表格60.A1" style:family="table-cell">
      <style:table-cell-properties fo:background-color="#eeeeee">
        <style:background-image/>
      </style:table-cell-properties>
    </style:style>
    <style:style style:name="表格61" style:family="table">
      <style:table-properties style:width="17cm" table:align="margins" style:writing-mode="page"/>
    </style:style>
    <style:style style:name="表格61.A" style:family="table-column">
      <style:table-column-properties style:column-width="17cm" style:rel-column-width="65535*"/>
    </style:style>
    <style:style style:name="表格61.A1" style:family="table-cell">
      <style:table-cell-properties fo:background-color="#eeeeee">
        <style:background-image/>
      </style:table-cell-properties>
    </style:style>
    <style:style style:name="表格62" style:family="table">
      <style:table-properties style:width="17cm" table:align="margins" style:writing-mode="page"/>
    </style:style>
    <style:style style:name="表格62.A" style:family="table-column">
      <style:table-column-properties style:column-width="17cm" style:rel-column-width="65535*"/>
    </style:style>
    <style:style style:name="表格62.A1" style:family="table-cell">
      <style:table-cell-properties fo:background-color="#eeeeee">
        <style:background-image/>
      </style:table-cell-properties>
    </style:style>
    <style:style style:name="表格74" style:family="table">
      <style:table-properties style:width="17cm" table:align="margins" style:writing-mode="page"/>
    </style:style>
    <style:style style:name="表格74.A" style:family="table-column">
      <style:table-column-properties style:column-width="17cm" style:rel-column-width="65535*"/>
    </style:style>
    <style:style style:name="表格74.A1" style:family="table-cell">
      <style:table-cell-properties fo:background-color="#eeeeee" fo:padding="0.097cm" fo:border="none">
        <style:background-image/>
      </style:table-cell-properties>
    </style:style>
    <style:style style:name="表格75" style:family="table">
      <style:table-properties style:width="17cm" table:align="margins" style:shadow="none" style:writing-mode="page"/>
    </style:style>
    <style:style style:name="表格75.A" style:family="table-column">
      <style:table-column-properties style:column-width="17cm" style:rel-column-width="65535*"/>
    </style:style>
    <style:style style:name="表格75.A1" style:family="table-cell">
      <style:table-cell-properties fo:background-color="#eeeeee" fo:padding="0.097cm" fo:border="none">
        <style:background-image/>
      </style:table-cell-properties>
    </style:style>
    <style:style style:name="表格76" style:family="table">
      <style:table-properties style:width="17cm" table:align="margins" style:shadow="none" style:writing-mode="page"/>
    </style:style>
    <style:style style:name="表格76.A" style:family="table-column">
      <style:table-column-properties style:column-width="17cm" style:rel-column-width="65535*"/>
    </style:style>
    <style:style style:name="表格76.A1" style:family="table-cell">
      <style:table-cell-properties fo:background-color="#eeeeee" fo:padding="0.097cm" fo:border="none">
        <style:background-image/>
      </style:table-cell-properties>
    </style:style>
    <style:style style:name="表格77" style:family="table">
      <style:table-properties style:width="17cm" table:align="margins" style:shadow="none" style:writing-mode="page"/>
    </style:style>
    <style:style style:name="表格77.A" style:family="table-column">
      <style:table-column-properties style:column-width="17cm" style:rel-column-width="65535*"/>
    </style:style>
    <style:style style:name="表格77.A1" style:family="table-cell">
      <style:table-cell-properties fo:background-color="#eeeeee" fo:padding="0.097cm" fo:border="none">
        <style:background-image/>
      </style:table-cell-properties>
    </style:style>
    <style:style style:name="表格78" style:family="table">
      <style:table-properties style:width="17cm" table:align="margins" style:shadow="none" style:writing-mode="page"/>
    </style:style>
    <style:style style:name="表格78.A" style:family="table-column">
      <style:table-column-properties style:column-width="17cm" style:rel-column-width="65535*"/>
    </style:style>
    <style:style style:name="表格78.A1" style:family="table-cell">
      <style:table-cell-properties fo:background-color="#eeeeee" fo:padding="0.097cm" fo:border="none">
        <style:background-image/>
      </style:table-cell-properties>
    </style:style>
    <style:style style:name="表格49" style:family="table">
      <style:table-properties style:width="17cm" table:align="margins" style:writing-mode="page"/>
    </style:style>
    <style:style style:name="表格49.A" style:family="table-column">
      <style:table-column-properties style:column-width="17cm" style:rel-column-width="65535*"/>
    </style:style>
    <style:style style:name="表格49.A1" style:family="table-cell">
      <style:table-cell-properties fo:background-color="#eeeeee">
        <style:background-image/>
      </style:table-cell-properties>
    </style:style>
    <style:style style:name="表格50" style:family="table">
      <style:table-properties style:width="17cm" table:align="margins" style:writing-mode="page"/>
    </style:style>
    <style:style style:name="表格50.A" style:family="table-column">
      <style:table-column-properties style:column-width="17cm" style:rel-column-width="65535*"/>
    </style:style>
    <style:style style:name="表格50.A1" style:family="table-cell">
      <style:table-cell-properties fo:background-color="#eeeeee">
        <style:background-image/>
      </style:table-cell-properties>
    </style:style>
    <style:style style:name="表格79" style:family="table">
      <style:table-properties style:width="17cm" table:align="margins" style:shadow="none" style:writing-mode="page"/>
    </style:style>
    <style:style style:name="表格79.A" style:family="table-column">
      <style:table-column-properties style:column-width="17cm" style:rel-column-width="65535*"/>
    </style:style>
    <style:style style:name="表格79.A1" style:family="table-cell">
      <style:table-cell-properties fo:background-color="#eeeeee" fo:padding="0.097cm" fo:border="none">
        <style:background-image/>
      </style:table-cell-properties>
    </style:style>
    <style:style style:name="表格80" style:family="table">
      <style:table-properties style:width="17cm" table:align="margins" style:shadow="none" style:writing-mode="page"/>
    </style:style>
    <style:style style:name="表格80.A" style:family="table-column">
      <style:table-column-properties style:column-width="17cm" style:rel-column-width="65535*"/>
    </style:style>
    <style:style style:name="表格80.A1" style:family="table-cell">
      <style:table-cell-properties fo:background-color="#eeeeee" fo:padding="0.097cm" fo:border="none">
        <style:background-image/>
      </style:table-cell-properties>
    </style:style>
    <style:style style:name="表格81" style:family="table">
      <style:table-properties style:width="17cm" table:align="margins" style:shadow="none" style:writing-mode="page"/>
    </style:style>
    <style:style style:name="表格81.A" style:family="table-column">
      <style:table-column-properties style:column-width="17cm" style:rel-column-width="65535*"/>
    </style:style>
    <style:style style:name="表格81.A1" style:family="table-cell">
      <style:table-cell-properties fo:background-color="#eeeeee" fo:padding="0.097cm" fo:border="none">
        <style:background-image/>
      </style:table-cell-properties>
    </style:style>
    <style:style style:name="表格82" style:family="table">
      <style:table-properties style:width="17cm" table:align="margins" style:shadow="none" style:writing-mode="page"/>
    </style:style>
    <style:style style:name="表格82.A" style:family="table-column">
      <style:table-column-properties style:column-width="17cm" style:rel-column-width="65535*"/>
    </style:style>
    <style:style style:name="表格82.A1" style:family="table-cell">
      <style:table-cell-properties fo:background-color="#eeeeee" fo:padding="0.097cm" fo:border="none">
        <style:background-image/>
      </style:table-cell-properties>
    </style:style>
    <style:style style:name="表格83" style:family="table">
      <style:table-properties style:width="17cm" table:align="margins" style:shadow="none" style:writing-mode="page"/>
    </style:style>
    <style:style style:name="表格83.A" style:family="table-column">
      <style:table-column-properties style:column-width="17cm" style:rel-column-width="65535*"/>
    </style:style>
    <style:style style:name="表格83.A1" style:family="table-cell">
      <style:table-cell-properties fo:background-color="#eeeeee" fo:padding="0.097cm" fo:border="none">
        <style:background-image/>
      </style:table-cell-properties>
    </style:style>
    <style:style style:name="表格84" style:family="table">
      <style:table-properties style:width="17cm" table:align="margins" style:shadow="none" style:writing-mode="page"/>
    </style:style>
    <style:style style:name="表格84.A" style:family="table-column">
      <style:table-column-properties style:column-width="17cm" style:rel-column-width="65535*"/>
    </style:style>
    <style:style style:name="表格84.A1" style:family="table-cell">
      <style:table-cell-properties fo:background-color="#eeeeee" fo:padding="0.097cm" fo:border="none">
        <style:background-image/>
      </style:table-cell-properties>
    </style:style>
    <style:style style:name="表格85" style:family="table">
      <style:table-properties style:width="17cm" table:align="margins" style:shadow="none" style:writing-mode="page"/>
    </style:style>
    <style:style style:name="表格85.A" style:family="table-column">
      <style:table-column-properties style:column-width="17cm" style:rel-column-width="65535*"/>
    </style:style>
    <style:style style:name="表格85.A1" style:family="table-cell">
      <style:table-cell-properties fo:background-color="#eeeeee" fo:padding="0.097cm" fo:border="none">
        <style:background-image/>
      </style:table-cell-properties>
    </style:style>
    <style:style style:name="表格86" style:family="table">
      <style:table-properties style:width="17cm" table:align="margins" style:shadow="none" style:writing-mode="page"/>
    </style:style>
    <style:style style:name="表格86.A" style:family="table-column">
      <style:table-column-properties style:column-width="17cm" style:rel-column-width="65535*"/>
    </style:style>
    <style:style style:name="表格86.A1" style:family="table-cell">
      <style:table-cell-properties fo:background-color="#eeeeee" fo:padding="0.097cm" fo:border="none">
        <style:background-image/>
      </style:table-cell-properties>
    </style:style>
    <style:style style:name="表格4" style:family="table">
      <style:table-properties style:width="17cm" table:align="margins" style:writing-mode="page"/>
    </style:style>
    <style:style style:name="表格4.A" style:family="table-column">
      <style:table-column-properties style:column-width="17cm" style:rel-column-width="65535*"/>
    </style:style>
    <style:style style:name="表格4.A1" style:family="table-cell">
      <style:table-cell-properties fo:background-color="#eeeeee">
        <style:background-image/>
      </style:table-cell-properties>
    </style:style>
    <style:style style:name="P1" style:family="paragraph" style:parent-style-name="Standard">
      <style:text-properties style:font-name="思源宋体 CN Medium" officeooo:paragraph-rsid="001f1950" style:font-name-asian="思源宋体 CN Medium"/>
    </style:style>
    <style:style style:name="P2" style:family="paragraph" style:parent-style-name="Standard">
      <style:text-properties style:font-name="思源宋体 CN Medium" officeooo:paragraph-rsid="003554ee" style:font-name-asian="思源宋体 CN Medium"/>
    </style:style>
    <style:style style:name="P3" style:family="paragraph" style:parent-style-name="Text_20_body">
      <style:paragraph-properties fo:text-align="start" style:justify-single-word="false"/>
      <style:text-properties style:text-position="0% 100%" style:font-name="思源宋体 CN Medium" fo:font-size="12pt" officeooo:rsid="0070cfa1" officeooo:paragraph-rsid="0070cfa1" style:font-name-asian="思源宋体 CN Medium" style:font-size-asian="12pt" style:language-asian="zh" style:country-asian="CN" style:font-size-complex="12pt"/>
    </style:style>
    <style:style style:name="P4" style:family="paragraph" style:parent-style-name="Text_20_body">
      <style:paragraph-properties fo:text-align="start" style:justify-single-word="false"/>
      <style:text-properties style:text-position="0% 100%" style:font-name="思源宋体 CN Medium" fo:font-size="12pt" officeooo:rsid="0071ab19" officeooo:paragraph-rsid="0071ab19" style:font-name-asian="思源宋体 CN Medium" style:font-size-asian="12pt" style:language-asian="zh" style:country-asian="CN" style:font-size-complex="12pt"/>
    </style:style>
    <style:style style:name="P5" style:family="paragraph" style:parent-style-name="Text_20_body">
      <style:paragraph-properties fo:text-align="start" style:justify-single-word="false"/>
      <style:text-properties style:font-name="思源宋体 CN Medium" fo:font-size="12pt" officeooo:rsid="03a002af" officeooo:paragraph-rsid="001f1950" style:font-name-asian="思源宋体 CN Medium" style:font-size-asian="12pt" style:font-size-complex="12pt"/>
    </style:style>
    <style:style style:name="P6" style:family="paragraph" style:parent-style-name="Text_20_body">
      <style:paragraph-properties fo:text-align="start" style:justify-single-word="false"/>
      <style:text-properties style:font-name="思源宋体 CN Medium" fo:font-size="12pt" officeooo:rsid="03ac63fd" officeooo:paragraph-rsid="004d2895" style:font-name-asian="思源宋体 CN Medium" style:font-size-asian="12pt" style:font-size-complex="12pt"/>
    </style:style>
    <style:style style:name="P7" style:family="paragraph" style:parent-style-name="Text_20_body">
      <style:paragraph-properties fo:text-align="start" style:justify-single-word="false"/>
      <style:text-properties style:font-name="思源宋体 CN Medium" fo:font-size="12pt" officeooo:rsid="03adab46" officeooo:paragraph-rsid="001f1950" style:font-name-asian="思源宋体 CN Medium" style:font-size-asian="12pt" style:font-size-complex="12pt"/>
    </style:style>
    <style:style style:name="P8" style:family="paragraph" style:parent-style-name="Text_20_body">
      <style:paragraph-properties fo:text-align="start" style:justify-single-word="false"/>
      <style:text-properties style:font-name="思源宋体 CN Medium" fo:font-size="12pt" officeooo:rsid="03adb6ca" officeooo:paragraph-rsid="001f1950" style:font-name-asian="思源宋体 CN Medium" style:font-size-asian="12pt" style:font-size-complex="12pt"/>
    </style:style>
    <style:style style:name="P9" style:family="paragraph" style:parent-style-name="Text_20_body">
      <style:paragraph-properties fo:text-align="start" style:justify-single-word="false"/>
      <style:text-properties style:font-name="思源宋体 CN Medium" fo:font-size="12pt" officeooo:rsid="03adb6ca" officeooo:paragraph-rsid="0080db50" style:font-name-asian="思源宋体 CN Medium" style:font-size-asian="12pt" style:font-size-complex="12pt"/>
    </style:style>
    <style:style style:name="P10" style:family="paragraph" style:parent-style-name="Text_20_body">
      <style:paragraph-properties fo:text-align="start" style:justify-single-word="false"/>
      <style:text-properties style:font-name="思源宋体 CN Medium" fo:font-size="12pt" officeooo:rsid="03b04f66" officeooo:paragraph-rsid="001f1950" style:font-name-asian="思源宋体 CN Medium" style:font-size-asian="12pt" style:font-size-complex="12pt"/>
    </style:style>
    <style:style style:name="P11" style:family="paragraph" style:parent-style-name="Text_20_body">
      <style:paragraph-properties fo:text-align="start" style:justify-single-word="false"/>
      <style:text-properties style:font-name="思源宋体 CN Medium" fo:font-size="12pt" officeooo:rsid="03b1d7da" officeooo:paragraph-rsid="001f1950" style:font-name-asian="思源宋体 CN Medium" style:font-size-asian="12pt" style:font-size-complex="12pt"/>
    </style:style>
    <style:style style:name="P12" style:family="paragraph" style:parent-style-name="Text_20_body">
      <style:paragraph-properties fo:text-align="start" style:justify-single-word="false"/>
      <style:text-properties style:font-name="思源宋体 CN Medium" fo:font-size="12pt" officeooo:rsid="03b5eb81" officeooo:paragraph-rsid="001f1950" style:font-name-asian="思源宋体 CN Medium" style:font-size-asian="12pt" style:font-size-complex="12pt"/>
    </style:style>
    <style:style style:name="P13" style:family="paragraph" style:parent-style-name="Text_20_body">
      <style:paragraph-properties fo:text-align="start" style:justify-single-word="false"/>
      <style:text-properties style:font-name="思源宋体 CN Medium" fo:font-size="12pt" officeooo:rsid="03b31f24" officeooo:paragraph-rsid="001f1950" style:font-name-asian="思源宋体 CN Medium" style:font-size-asian="12pt" style:font-size-complex="12pt"/>
    </style:style>
    <style:style style:name="P14" style:family="paragraph" style:parent-style-name="Text_20_body">
      <style:paragraph-properties fo:text-align="start" style:justify-single-word="false"/>
      <style:text-properties style:font-name="思源宋体 CN Medium" fo:font-size="12pt" officeooo:rsid="03b68f19" officeooo:paragraph-rsid="001f1950" style:font-name-asian="思源宋体 CN Medium" style:font-size-asian="12pt" style:font-size-complex="12pt"/>
    </style:style>
    <style:style style:name="P15" style:family="paragraph" style:parent-style-name="Text_20_body">
      <style:paragraph-properties fo:text-align="start" style:justify-single-word="false"/>
      <style:text-properties style:font-name="思源宋体 CN Medium" fo:font-size="12pt" officeooo:rsid="03b812f0" officeooo:paragraph-rsid="001f1950" style:font-name-asian="思源宋体 CN Medium" style:font-size-asian="12pt" style:font-size-complex="12pt"/>
    </style:style>
    <style:style style:name="P16" style:family="paragraph" style:parent-style-name="Text_20_body">
      <style:paragraph-properties fo:text-align="start" style:justify-single-word="false"/>
      <style:text-properties style:font-name="思源宋体 CN Medium" fo:font-size="12pt" officeooo:rsid="03b98fde" officeooo:paragraph-rsid="001f1950" style:font-name-asian="思源宋体 CN Medium" style:font-size-asian="12pt" style:font-size-complex="12pt"/>
    </style:style>
    <style:style style:name="P17" style:family="paragraph" style:parent-style-name="Text_20_body">
      <style:paragraph-properties fo:text-align="start" style:justify-single-word="false"/>
      <style:text-properties style:font-name="思源宋体 CN Medium" fo:font-size="12pt" officeooo:rsid="03a12dde" officeooo:paragraph-rsid="001f1950" style:font-name-asian="思源宋体 CN Medium" style:font-size-asian="12pt" style:font-size-complex="12pt"/>
    </style:style>
    <style:style style:name="P18" style:family="paragraph" style:parent-style-name="Text_20_body">
      <style:paragraph-properties fo:text-align="start" style:justify-single-word="false"/>
      <style:text-properties style:font-name="思源宋体 CN Medium" fo:font-size="12pt" officeooo:rsid="03a31a3a" officeooo:paragraph-rsid="001f1950" style:font-name-asian="思源宋体 CN Medium" style:font-size-asian="12pt" style:font-size-complex="12pt"/>
    </style:style>
    <style:style style:name="P19" style:family="paragraph" style:parent-style-name="Text_20_body">
      <style:paragraph-properties fo:text-align="start" style:justify-single-word="false"/>
      <style:text-properties style:font-name="思源宋体 CN Medium" fo:font-size="12pt" officeooo:rsid="03a3f64d" officeooo:paragraph-rsid="001f1950" style:font-name-asian="思源宋体 CN Medium" style:font-size-asian="12pt" style:font-size-complex="12pt"/>
    </style:style>
    <style:style style:name="P20" style:family="paragraph" style:parent-style-name="Text_20_body">
      <style:paragraph-properties fo:text-align="start" style:justify-single-word="false"/>
      <style:text-properties style:font-name="思源宋体 CN Medium" fo:font-size="12pt" officeooo:rsid="005429c3" officeooo:paragraph-rsid="005429c3" style:font-name-asian="思源宋体 CN Medium" style:font-size-asian="12pt" style:font-size-complex="12pt"/>
    </style:style>
    <style:style style:name="P21" style:family="paragraph" style:parent-style-name="Text_20_body">
      <style:paragraph-properties fo:text-align="start" style:justify-single-word="false"/>
      <style:text-properties style:font-name="思源宋体 CN Medium" fo:font-size="12pt" officeooo:rsid="006c02a7" officeooo:paragraph-rsid="006c02a7" style:font-name-asian="思源宋体 CN Medium" style:font-size-asian="12pt" style:font-size-complex="12pt"/>
    </style:style>
    <style:style style:name="P22" style:family="paragraph" style:parent-style-name="Text_20_body">
      <style:paragraph-properties fo:text-align="start" style:justify-single-word="false"/>
      <style:text-properties style:font-name="思源宋体 CN Medium" fo:font-size="12pt" officeooo:rsid="006c02a7" officeooo:paragraph-rsid="006c8e7b" style:font-name-asian="思源宋体 CN Medium" style:font-size-asian="12pt" style:font-size-complex="12pt"/>
    </style:style>
    <style:style style:name="P23" style:family="paragraph" style:parent-style-name="Text_20_body">
      <style:paragraph-properties fo:text-align="start" style:justify-single-word="false"/>
      <style:text-properties style:font-name="思源宋体 CN Medium" fo:font-size="12pt" officeooo:rsid="006c02a7" officeooo:paragraph-rsid="006db083" style:font-name-asian="思源宋体 CN Medium" style:font-size-asian="12pt" style:font-size-complex="12pt"/>
    </style:style>
    <style:style style:name="P24" style:family="paragraph" style:parent-style-name="Text_20_body">
      <style:paragraph-properties fo:text-align="start" style:justify-single-word="false"/>
      <style:text-properties style:font-name="思源宋体 CN Medium" fo:font-size="12pt" officeooo:rsid="002f9ce5" officeooo:paragraph-rsid="006bce98" style:font-name-asian="思源宋体 CN Medium" style:font-size-asian="12pt" style:font-size-complex="12pt"/>
    </style:style>
    <style:style style:name="P25" style:family="paragraph" style:parent-style-name="Text_20_body">
      <style:paragraph-properties fo:text-align="start" style:justify-single-word="false"/>
      <style:text-properties style:font-name="思源宋体 CN Medium" fo:font-size="12pt" officeooo:rsid="0070cfa1" officeooo:paragraph-rsid="0070cfa1" style:font-name-asian="思源宋体 CN Medium" style:font-size-asian="12pt" style:font-size-complex="12pt"/>
    </style:style>
    <style:style style:name="P26" style:family="paragraph" style:parent-style-name="Text_20_body">
      <style:paragraph-properties fo:text-align="start" style:justify-single-word="false"/>
      <style:text-properties style:font-name="思源宋体 CN Medium" fo:font-size="12pt" officeooo:rsid="0070cfa1" officeooo:paragraph-rsid="0071ab19" style:font-name-asian="思源宋体 CN Medium" style:font-size-asian="12pt" style:font-size-complex="12pt"/>
    </style:style>
    <style:style style:name="P27" style:family="paragraph" style:parent-style-name="Text_20_body">
      <style:paragraph-properties fo:text-align="start" style:justify-single-word="false"/>
      <style:text-properties style:font-name="思源宋体 CN Medium" fo:font-size="12pt" officeooo:rsid="00337fb7" officeooo:paragraph-rsid="00337fb7" style:font-name-asian="思源宋体 CN Medium" style:font-size-asian="12pt" style:font-size-complex="12pt"/>
    </style:style>
    <style:style style:name="P28" style:family="paragraph" style:parent-style-name="Text_20_body">
      <style:paragraph-properties fo:text-align="start" style:justify-single-word="false"/>
      <style:text-properties style:font-name="思源宋体 CN Medium" fo:font-size="12pt" officeooo:rsid="00507bf6" officeooo:paragraph-rsid="00507bf6" style:font-name-asian="思源宋体 CN Medium" style:font-size-asian="12pt" style:language-asian="zh" style:country-asian="CN" style:font-size-complex="12pt"/>
    </style:style>
    <style:style style:name="P29" style:family="paragraph" style:parent-style-name="Text_20_body">
      <style:paragraph-properties fo:text-align="start" style:justify-single-word="false"/>
      <style:text-properties style:font-name="思源宋体 CN Medium" fo:font-size="12pt" officeooo:rsid="03b98fde" officeooo:paragraph-rsid="001f1950" style:font-name-asian="思源宋体 CN Medium" style:font-size-asian="12pt" style:language-asian="zh" style:country-asian="CN" style:font-size-complex="12pt"/>
    </style:style>
    <style:style style:name="P30" style:family="paragraph" style:parent-style-name="Text_20_body">
      <style:paragraph-properties fo:text-align="start" style:justify-single-word="false"/>
      <style:text-properties style:font-name="思源宋体 CN Medium" fo:font-size="12pt" officeooo:rsid="03b98fde" officeooo:paragraph-rsid="0073cb2d" style:font-name-asian="思源宋体 CN Medium" style:font-size-asian="12pt" style:language-asian="zh" style:country-asian="CN" style:font-size-complex="12pt"/>
    </style:style>
    <style:style style:name="P31" style:family="paragraph" style:parent-style-name="Text_20_body">
      <style:paragraph-properties fo:text-align="start" style:justify-single-word="false"/>
      <style:text-properties style:font-name="思源宋体 CN Medium" fo:font-size="12pt" officeooo:rsid="0021fc49" officeooo:paragraph-rsid="0021fc49" style:font-name-asian="思源宋体 CN Medium" style:font-size-asian="12pt" style:language-asian="zh" style:country-asian="CN" style:font-size-complex="12pt"/>
    </style:style>
    <style:style style:name="P32" style:family="paragraph" style:parent-style-name="Text_20_body">
      <style:paragraph-properties fo:text-align="start" style:justify-single-word="false"/>
      <style:text-properties style:font-name="思源宋体 CN Medium" fo:font-size="12pt" officeooo:rsid="00229fb1" officeooo:paragraph-rsid="00229fb1" style:font-name-asian="思源宋体 CN Medium" style:font-size-asian="12pt" style:language-asian="zh" style:country-asian="CN" style:font-size-complex="12pt"/>
    </style:style>
    <style:style style:name="P33" style:family="paragraph" style:parent-style-name="Text_20_body">
      <style:paragraph-properties fo:text-align="start" style:justify-single-word="false"/>
      <style:text-properties style:font-name="思源宋体 CN Medium" fo:font-size="12pt" officeooo:rsid="00238970" officeooo:paragraph-rsid="00431290" style:font-name-asian="思源宋体 CN Medium" style:font-size-asian="12pt" style:language-asian="zh" style:country-asian="CN" style:font-size-complex="12pt"/>
    </style:style>
    <style:style style:name="P34" style:family="paragraph" style:parent-style-name="Text_20_body">
      <style:paragraph-properties fo:text-align="start" style:justify-single-word="false"/>
      <style:text-properties style:font-name="思源宋体 CN Medium" fo:font-size="12pt" officeooo:rsid="00252427" officeooo:paragraph-rsid="00252427" style:font-name-asian="思源宋体 CN Medium" style:font-size-asian="12pt" style:language-asian="zh" style:country-asian="CN" style:font-size-complex="12pt"/>
    </style:style>
    <style:style style:name="P35" style:family="paragraph" style:parent-style-name="Text_20_body">
      <style:paragraph-properties fo:text-align="start" style:justify-single-word="false"/>
      <style:text-properties style:font-name="思源宋体 CN Medium" fo:font-size="12pt" officeooo:rsid="0026f1e3" officeooo:paragraph-rsid="0026f1e3" style:font-name-asian="思源宋体 CN Medium" style:font-size-asian="12pt" style:language-asian="zh" style:country-asian="CN" style:font-size-complex="12pt"/>
    </style:style>
    <style:style style:name="P36" style:family="paragraph" style:parent-style-name="Text_20_body">
      <style:paragraph-properties fo:text-align="start" style:justify-single-word="false"/>
      <style:text-properties style:font-name="思源宋体 CN Medium" fo:font-size="12pt" officeooo:rsid="002813f5" officeooo:paragraph-rsid="002813f5" style:font-name-asian="思源宋体 CN Medium" style:font-size-asian="12pt" style:language-asian="zh" style:country-asian="CN" style:font-size-complex="12pt"/>
    </style:style>
    <style:style style:name="P37" style:family="paragraph" style:parent-style-name="Text_20_body">
      <style:paragraph-properties fo:text-align="start" style:justify-single-word="false"/>
      <style:text-properties style:font-name="思源宋体 CN Medium" fo:font-size="12pt" officeooo:rsid="0028d95e" officeooo:paragraph-rsid="0028d95e" style:font-name-asian="思源宋体 CN Medium" style:font-size-asian="12pt" style:language-asian="zh" style:country-asian="CN" style:font-size-complex="12pt"/>
    </style:style>
    <style:style style:name="P38" style:family="paragraph" style:parent-style-name="Text_20_body">
      <style:paragraph-properties fo:text-align="start" style:justify-single-word="false"/>
      <style:text-properties style:font-name="思源宋体 CN Medium" fo:font-size="12pt" officeooo:rsid="00290a5a" officeooo:paragraph-rsid="00290a5a" style:font-name-asian="思源宋体 CN Medium" style:font-size-asian="12pt" style:language-asian="zh" style:country-asian="CN" style:font-size-complex="12pt"/>
    </style:style>
    <style:style style:name="P39" style:family="paragraph" style:parent-style-name="Text_20_body">
      <style:paragraph-properties fo:text-align="start" style:justify-single-word="false"/>
      <style:text-properties style:font-name="思源宋体 CN Medium" fo:font-size="12pt" officeooo:rsid="002a0037" officeooo:paragraph-rsid="002a0037" style:font-name-asian="思源宋体 CN Medium" style:font-size-asian="12pt" style:language-asian="zh" style:country-asian="CN" style:font-size-complex="12pt"/>
    </style:style>
    <style:style style:name="P40" style:family="paragraph" style:parent-style-name="Text_20_body">
      <style:paragraph-properties fo:text-align="start" style:justify-single-word="false"/>
      <style:text-properties style:font-name="思源宋体 CN Medium" fo:font-size="12pt" officeooo:rsid="03a538fc" officeooo:paragraph-rsid="001f1950" style:font-name-asian="思源宋体 CN Medium" style:font-size-asian="12pt" style:language-asian="zh" style:country-asian="CN" style:font-size-complex="12pt"/>
    </style:style>
    <style:style style:name="P41" style:family="paragraph" style:parent-style-name="Text_20_body">
      <style:paragraph-properties fo:text-align="start" style:justify-single-word="false"/>
      <style:text-properties style:font-name="思源宋体 CN Medium" fo:font-size="12pt" officeooo:rsid="006f6740" officeooo:paragraph-rsid="006f6740" style:font-name-asian="思源宋体 CN Medium" style:font-size-asian="12pt" style:language-asian="zh" style:country-asian="CN" style:font-size-complex="12pt"/>
    </style:style>
    <style:style style:name="P42" style:family="paragraph" style:parent-style-name="Text_20_body">
      <style:paragraph-properties fo:text-align="start" style:justify-single-word="false"/>
      <style:text-properties style:font-name="思源宋体 CN Medium" fo:font-size="12pt" officeooo:rsid="0070cfa1" officeooo:paragraph-rsid="0070cfa1" style:font-name-asian="思源宋体 CN Medium" style:font-size-asian="12pt" style:language-asian="zh" style:country-asian="CN" style:font-size-complex="12pt"/>
    </style:style>
    <style:style style:name="P43" style:family="paragraph" style:parent-style-name="Text_20_body">
      <style:paragraph-properties fo:text-align="start" style:justify-single-word="false"/>
      <style:text-properties style:font-name="思源宋体 CN Medium" fo:font-size="12pt" officeooo:rsid="00337fb7" officeooo:paragraph-rsid="0071ab19" style:font-name-asian="思源宋体 CN Medium" style:font-size-asian="12pt" style:language-asian="zh" style:country-asian="CN" style:font-size-complex="12pt"/>
    </style:style>
    <style:style style:name="P44" style:family="paragraph" style:parent-style-name="Text_20_body">
      <style:paragraph-properties fo:text-align="start" style:justify-single-word="false"/>
      <style:text-properties style:font-name="思源宋体 CN Medium" officeooo:rsid="003554ee" officeooo:paragraph-rsid="00356647" style:font-name-asian="思源宋体 CN Medium"/>
    </style:style>
    <style:style style:name="P45" style:family="paragraph" style:parent-style-name="Text_20_body">
      <style:paragraph-properties fo:text-align="start" style:justify-single-word="false"/>
      <style:text-properties style:font-name="思源宋体 CN Medium" officeooo:rsid="003554ee" officeooo:paragraph-rsid="003554ee" style:font-name-asian="思源宋体 CN Medium" style:language-asian="zh" style:country-asian="CN"/>
    </style:style>
    <style:style style:name="P46" style:family="paragraph" style:parent-style-name="Text_20_body">
      <style:paragraph-properties fo:text-align="start" style:justify-single-word="false"/>
      <style:text-properties style:font-name="思源宋体 CN Medium" officeooo:rsid="00356647" officeooo:paragraph-rsid="00356647" style:font-name-asian="思源宋体 CN Medium" style:language-asian="zh" style:country-asian="CN"/>
    </style:style>
    <style:style style:name="P47" style:family="paragraph" style:parent-style-name="Text_20_body">
      <style:paragraph-properties fo:text-align="start" style:justify-single-word="false"/>
      <style:text-properties style:font-name="思源宋体 CN Medium" officeooo:rsid="00385723" officeooo:paragraph-rsid="00385723" style:font-name-asian="思源宋体 CN Medium" style:language-asian="zh" style:country-asian="CN"/>
    </style:style>
    <style:style style:name="P48" style:family="paragraph" style:parent-style-name="Text_20_body">
      <style:paragraph-properties fo:text-align="start" style:justify-single-word="false"/>
      <style:text-properties style:font-name="思源宋体 CN Medium" officeooo:rsid="0036a43f" officeooo:paragraph-rsid="0036a43f" style:font-name-asian="思源宋体 CN Medium" style:language-asian="zh" style:country-asian="CN"/>
    </style:style>
    <style:style style:name="P49" style:family="paragraph" style:parent-style-name="Text_20_body">
      <style:paragraph-properties fo:text-align="start" style:justify-single-word="false"/>
      <style:text-properties style:font-name="思源宋体 CN Medium" officeooo:rsid="003a0413" officeooo:paragraph-rsid="003a0413" style:font-name-asian="思源宋体 CN Medium" style:language-asian="zh" style:country-asian="CN"/>
    </style:style>
    <style:style style:name="P50" style:family="paragraph" style:parent-style-name="Text_20_body">
      <style:paragraph-properties fo:text-align="start" style:justify-single-word="false"/>
      <style:text-properties style:font-name="思源宋体 CN Medium" officeooo:rsid="003a0413" officeooo:paragraph-rsid="0036a43f" style:font-name-asian="思源宋体 CN Medium" style:language-asian="zh" style:country-asian="CN"/>
    </style:style>
    <style:style style:name="P51" style:family="paragraph" style:parent-style-name="Text_20_body">
      <style:paragraph-properties fo:text-align="start" style:justify-single-word="false"/>
      <style:text-properties style:font-name="思源宋体 CN Medium" officeooo:paragraph-rsid="005f7e63" style:font-name-asian="思源宋体 CN Medium" style:language-asian="zh" style:country-asian="CN"/>
    </style:style>
    <style:style style:name="P52" style:family="paragraph" style:parent-style-name="Text_20_body">
      <style:paragraph-properties fo:text-align="start" style:justify-single-word="false"/>
      <style:text-properties style:font-name="思源宋体 CN Medium" officeooo:rsid="006786a8" officeooo:paragraph-rsid="006786a8" style:font-name-asian="思源宋体 CN Medium" style:language-asian="zh" style:country-asian="CN"/>
    </style:style>
    <style:style style:name="P53" style:family="paragraph" style:parent-style-name="Text_20_body">
      <style:paragraph-properties fo:text-align="start" style:justify-single-word="false"/>
      <style:text-properties style:font-name="思源宋体 CN Medium" officeooo:rsid="0068e683" officeooo:paragraph-rsid="0068e683" style:font-name-asian="思源宋体 CN Medium" style:language-asian="zh" style:country-asian="CN"/>
    </style:style>
    <style:style style:name="P54" style:family="paragraph" style:parent-style-name="Text_20_body">
      <style:paragraph-properties fo:text-align="start" style:justify-single-word="false"/>
      <style:text-properties style:font-name="思源宋体 CN Medium" officeooo:rsid="0068e683" officeooo:paragraph-rsid="006b6fda" style:font-name-asian="思源宋体 CN Medium" style:language-asian="zh" style:country-asian="CN"/>
    </style:style>
    <style:style style:name="P55" style:family="paragraph" style:parent-style-name="Text_20_body">
      <style:paragraph-properties fo:text-align="start" style:justify-single-word="false"/>
      <style:text-properties style:font-name="思源宋体 CN Medium" officeooo:rsid="00356647" officeooo:paragraph-rsid="00356647" style:font-name-asian="思源宋体 CN Medium"/>
    </style:style>
    <style:style style:name="P56" style:family="paragraph" style:parent-style-name="Table_20_Contents">
      <style:text-properties style:font-name="思源宋体 CN Medium" fo:font-size="12pt" officeooo:rsid="03a002af" officeooo:paragraph-rsid="001f1950" style:font-name-asian="思源宋体 CN Medium" style:font-size-asian="12pt" style:font-size-complex="12pt"/>
    </style:style>
    <style:style style:name="P57" style:family="paragraph" style:parent-style-name="Table_20_Contents">
      <style:text-properties style:font-name="思源宋体 CN Medium" fo:font-size="12pt" officeooo:rsid="03ac63fd" officeooo:paragraph-rsid="001f1950" style:font-name-asian="思源宋体 CN Medium" style:font-size-asian="12pt" style:font-size-complex="12pt"/>
    </style:style>
    <style:style style:name="P58" style:family="paragraph" style:parent-style-name="Table_20_Contents">
      <style:text-properties style:font-name="思源宋体 CN Medium" fo:font-size="12pt" officeooo:rsid="03ac63fd" officeooo:paragraph-rsid="004d2895" style:font-name-asian="思源宋体 CN Medium" style:font-size-asian="12pt" style:font-size-complex="12pt"/>
    </style:style>
    <style:style style:name="P59" style:family="paragraph" style:parent-style-name="Table_20_Contents">
      <style:text-properties style:font-name="思源宋体 CN Medium" fo:font-size="12pt" officeooo:rsid="03adab46" officeooo:paragraph-rsid="001f1950" style:font-name-asian="思源宋体 CN Medium" style:font-size-asian="12pt" style:font-size-complex="12pt"/>
    </style:style>
    <style:style style:name="P60" style:family="paragraph" style:parent-style-name="Table_20_Contents">
      <style:text-properties style:font-name="思源宋体 CN Medium" fo:font-size="12pt" officeooo:rsid="03ae7b6e" officeooo:paragraph-rsid="001f1950" style:font-name-asian="思源宋体 CN Medium" style:font-size-asian="12pt" style:font-size-complex="12pt"/>
    </style:style>
    <style:style style:name="P61" style:family="paragraph" style:parent-style-name="Table_20_Contents">
      <style:text-properties style:font-name="思源宋体 CN Medium" fo:font-size="12pt" officeooo:rsid="03b04f66" officeooo:paragraph-rsid="001f1950" style:font-name-asian="思源宋体 CN Medium" style:font-size-asian="12pt" style:font-size-complex="12pt"/>
    </style:style>
    <style:style style:name="P62" style:family="paragraph" style:parent-style-name="Table_20_Contents">
      <style:text-properties style:font-name="思源宋体 CN Medium" fo:font-size="12pt" officeooo:rsid="03b5eb81" officeooo:paragraph-rsid="001f1950" style:font-name-asian="思源宋体 CN Medium" style:font-size-asian="12pt" style:font-size-complex="12pt"/>
    </style:style>
    <style:style style:name="P63" style:family="paragraph" style:parent-style-name="Table_20_Contents">
      <style:text-properties style:font-name="思源宋体 CN Medium" fo:font-size="12pt" officeooo:rsid="03b5eb81" officeooo:paragraph-rsid="003554ee" style:font-name-asian="思源宋体 CN Medium" style:font-size-asian="12pt" style:font-size-complex="12pt"/>
    </style:style>
    <style:style style:name="P64" style:family="paragraph" style:parent-style-name="Table_20_Contents">
      <style:text-properties style:font-name="思源宋体 CN Medium" fo:font-size="12pt" officeooo:rsid="03b1d7da" officeooo:paragraph-rsid="001f1950" style:font-name-asian="思源宋体 CN Medium" style:font-size-asian="12pt" style:font-size-complex="12pt"/>
    </style:style>
    <style:style style:name="P65" style:family="paragraph" style:parent-style-name="Table_20_Contents">
      <style:text-properties style:font-name="思源宋体 CN Medium" fo:font-size="12pt" officeooo:rsid="03b456a4" officeooo:paragraph-rsid="001f1950" style:font-name-asian="思源宋体 CN Medium" style:font-size-asian="12pt" style:font-size-complex="12pt"/>
    </style:style>
    <style:style style:name="P66" style:family="paragraph" style:parent-style-name="Table_20_Contents">
      <style:text-properties style:font-name="思源宋体 CN Medium" fo:font-size="12pt" officeooo:rsid="03b68f19" officeooo:paragraph-rsid="001f1950" style:font-name-asian="思源宋体 CN Medium" style:font-size-asian="12pt" style:font-size-complex="12pt"/>
    </style:style>
    <style:style style:name="P67" style:family="paragraph" style:parent-style-name="Table_20_Contents">
      <style:text-properties style:font-name="思源宋体 CN Medium" fo:font-size="12pt" officeooo:rsid="03b812f0" officeooo:paragraph-rsid="001f1950" style:font-name-asian="思源宋体 CN Medium" style:font-size-asian="12pt" style:font-size-complex="12pt"/>
    </style:style>
    <style:style style:name="P68" style:family="paragraph" style:parent-style-name="Table_20_Contents">
      <style:text-properties style:font-name="思源宋体 CN Medium" fo:font-size="12pt" officeooo:rsid="03b812f0" officeooo:paragraph-rsid="003554ee" style:font-name-asian="思源宋体 CN Medium" style:font-size-asian="12pt" style:font-size-complex="12pt"/>
    </style:style>
    <style:style style:name="P69" style:family="paragraph" style:parent-style-name="Table_20_Contents">
      <style:text-properties style:font-name="思源宋体 CN Medium" fo:font-size="12pt" officeooo:rsid="03b98fde" officeooo:paragraph-rsid="001f1950" style:font-name-asian="思源宋体 CN Medium" style:font-size-asian="12pt" style:font-size-complex="12pt"/>
    </style:style>
    <style:style style:name="P70" style:family="paragraph" style:parent-style-name="Table_20_Contents">
      <style:text-properties style:font-name="思源宋体 CN Medium" fo:font-size="12pt" officeooo:rsid="03a12dde" officeooo:paragraph-rsid="001f1950" style:font-name-asian="思源宋体 CN Medium" style:font-size-asian="12pt" style:font-size-complex="12pt"/>
    </style:style>
    <style:style style:name="P71" style:family="paragraph" style:parent-style-name="Table_20_Contents">
      <style:text-properties style:font-name="思源宋体 CN Medium" fo:font-size="12pt" officeooo:rsid="03a3f64d" officeooo:paragraph-rsid="001f1950" style:font-name-asian="思源宋体 CN Medium" style:font-size-asian="12pt" style:font-size-complex="12pt"/>
    </style:style>
    <style:style style:name="P72" style:family="paragraph" style:parent-style-name="Table_20_Contents">
      <style:text-properties style:font-name="思源宋体 CN Medium" fo:font-size="12pt" officeooo:rsid="03a3f64d" officeooo:paragraph-rsid="003554ee" style:font-name-asian="思源宋体 CN Medium" style:font-size-asian="12pt" style:font-size-complex="12pt"/>
    </style:style>
    <style:style style:name="P73" style:family="paragraph" style:parent-style-name="Table_20_Contents">
      <style:text-properties style:font-name="思源宋体 CN Medium" fo:font-size="12pt" officeooo:rsid="03a68a0e" officeooo:paragraph-rsid="001f1950" style:font-name-asian="思源宋体 CN Medium" style:font-size-asian="12pt" style:font-size-complex="12pt"/>
    </style:style>
    <style:style style:name="P74" style:family="paragraph" style:parent-style-name="Table_20_Contents">
      <style:text-properties style:font-name="思源宋体 CN Medium" fo:font-size="12pt" officeooo:rsid="03aa931a" officeooo:paragraph-rsid="002abd76" style:font-name-asian="思源宋体 CN Medium" style:font-size-asian="12pt" style:font-size-complex="12pt"/>
    </style:style>
    <style:style style:name="P75" style:family="paragraph" style:parent-style-name="Table_20_Contents">
      <style:text-properties style:font-name="思源宋体 CN Medium" style:font-name-asian="思源宋体 CN Medium"/>
    </style:style>
    <style:style style:name="P76" style:family="paragraph" style:parent-style-name="Table_20_Contents">
      <style:text-properties style:font-name="思源宋体 CN Medium" officeooo:rsid="00507bf6" officeooo:paragraph-rsid="00507bf6" style:font-name-asian="思源宋体 CN Medium"/>
    </style:style>
    <style:style style:name="P77" style:family="paragraph" style:parent-style-name="Table_20_Contents">
      <style:text-properties style:font-name="思源宋体 CN Medium" officeooo:rsid="0052047b" officeooo:paragraph-rsid="0052047b" style:font-name-asian="思源宋体 CN Medium"/>
    </style:style>
    <style:style style:name="P78" style:family="paragraph" style:parent-style-name="Table_20_Contents">
      <style:text-properties style:font-name="思源宋体 CN Medium" officeooo:rsid="0073cb2d" officeooo:paragraph-rsid="0073cb2d" style:font-name-asian="思源宋体 CN Medium"/>
    </style:style>
    <style:style style:name="P79" style:family="paragraph" style:parent-style-name="Table_20_Contents">
      <style:text-properties style:font-name="思源宋体 CN Medium" officeooo:rsid="0021fc49" officeooo:paragraph-rsid="0021fc49" style:font-name-asian="思源宋体 CN Medium"/>
    </style:style>
    <style:style style:name="P80" style:family="paragraph" style:parent-style-name="Table_20_Contents">
      <style:text-properties style:font-name="思源宋体 CN Medium" officeooo:rsid="00229fb1" officeooo:paragraph-rsid="00229fb1" style:font-name-asian="思源宋体 CN Medium"/>
    </style:style>
    <style:style style:name="P81" style:family="paragraph" style:parent-style-name="Table_20_Contents">
      <style:text-properties style:font-name="思源宋体 CN Medium" officeooo:rsid="00238970" officeooo:paragraph-rsid="00238970" style:font-name-asian="思源宋体 CN Medium"/>
    </style:style>
    <style:style style:name="P82" style:family="paragraph" style:parent-style-name="Table_20_Contents">
      <style:text-properties style:font-name="思源宋体 CN Medium" officeooo:rsid="00252427" officeooo:paragraph-rsid="00252427" style:font-name-asian="思源宋体 CN Medium"/>
    </style:style>
    <style:style style:name="P83" style:family="paragraph" style:parent-style-name="Table_20_Contents">
      <style:text-properties style:font-name="思源宋体 CN Medium" officeooo:rsid="0026f1e3" officeooo:paragraph-rsid="0026f1e3" style:font-name-asian="思源宋体 CN Medium"/>
    </style:style>
    <style:style style:name="P84" style:family="paragraph" style:parent-style-name="Table_20_Contents">
      <style:text-properties style:font-name="思源宋体 CN Medium" officeooo:rsid="002813f5" officeooo:paragraph-rsid="002813f5" style:font-name-asian="思源宋体 CN Medium"/>
    </style:style>
    <style:style style:name="P85" style:family="paragraph" style:parent-style-name="Table_20_Contents">
      <style:text-properties style:font-name="思源宋体 CN Medium" officeooo:rsid="0028d95e" officeooo:paragraph-rsid="0028d95e" style:font-name-asian="思源宋体 CN Medium"/>
    </style:style>
    <style:style style:name="P86" style:family="paragraph" style:parent-style-name="Table_20_Contents">
      <style:text-properties style:font-name="思源宋体 CN Medium" officeooo:rsid="00290a5a" officeooo:paragraph-rsid="00290a5a" style:font-name-asian="思源宋体 CN Medium"/>
    </style:style>
    <style:style style:name="P87" style:family="paragraph" style:parent-style-name="Table_20_Contents">
      <style:text-properties style:font-name="思源宋体 CN Medium" officeooo:rsid="002a0037" officeooo:paragraph-rsid="002a0037" style:font-name-asian="思源宋体 CN Medium"/>
    </style:style>
    <style:style style:name="P88" style:family="paragraph" style:parent-style-name="Table_20_Contents">
      <style:text-properties style:font-name="思源宋体 CN Medium" officeooo:rsid="005429c3" officeooo:paragraph-rsid="005429c3" style:font-name-asian="思源宋体 CN Medium"/>
    </style:style>
    <style:style style:name="P89" style:family="paragraph" style:parent-style-name="Table_20_Contents">
      <style:text-properties style:font-name="思源宋体 CN Medium" officeooo:rsid="002f9ce5" officeooo:paragraph-rsid="002f9ce5" style:font-name-asian="思源宋体 CN Medium"/>
    </style:style>
    <style:style style:name="P90" style:family="paragraph" style:parent-style-name="Table_20_Contents">
      <style:text-properties style:font-name="思源宋体 CN Medium" officeooo:rsid="006f6740" officeooo:paragraph-rsid="006f6740" style:font-name-asian="思源宋体 CN Medium"/>
    </style:style>
    <style:style style:name="P91" style:family="paragraph" style:parent-style-name="Table_20_Contents">
      <style:text-properties style:font-name="思源宋体 CN Medium" officeooo:rsid="0070cfa1" officeooo:paragraph-rsid="0070cfa1" style:font-name-asian="思源宋体 CN Medium"/>
    </style:style>
    <style:style style:name="P92" style:family="paragraph" style:parent-style-name="Table_20_Contents">
      <style:text-properties style:font-name="思源宋体 CN Medium" officeooo:rsid="0071ab19" officeooo:paragraph-rsid="0071ab19" style:font-name-asian="思源宋体 CN Medium"/>
    </style:style>
    <style:style style:name="P93" style:family="paragraph" style:parent-style-name="Table_20_Contents">
      <style:text-properties style:font-name="思源宋体 CN Medium" officeooo:rsid="00337fb7" officeooo:paragraph-rsid="00337fb7" style:font-name-asian="思源宋体 CN Medium"/>
    </style:style>
    <style:style style:name="P94" style:family="paragraph" style:parent-style-name="Table_20_Contents">
      <style:text-properties style:font-name="思源宋体 CN Medium" officeooo:rsid="003554ee" officeooo:paragraph-rsid="003554ee" style:font-name-asian="思源宋体 CN Medium"/>
    </style:style>
    <style:style style:name="P95" style:family="paragraph" style:parent-style-name="Table_20_Contents">
      <style:text-properties style:font-name="思源宋体 CN Medium" officeooo:rsid="00356647" officeooo:paragraph-rsid="00356647" style:font-name-asian="思源宋体 CN Medium"/>
    </style:style>
    <style:style style:name="P96" style:family="paragraph" style:parent-style-name="Table_20_Contents">
      <style:text-properties style:font-name="思源宋体 CN Medium" officeooo:rsid="00385723" officeooo:paragraph-rsid="00385723" style:font-name-asian="思源宋体 CN Medium"/>
    </style:style>
    <style:style style:name="P97" style:family="paragraph" style:parent-style-name="Table_20_Contents">
      <style:text-properties style:font-name="思源宋体 CN Medium" officeooo:rsid="0036a43f" officeooo:paragraph-rsid="0036a43f" style:font-name-asian="思源宋体 CN Medium"/>
    </style:style>
    <style:style style:name="P98" style:family="paragraph" style:parent-style-name="Table_20_Contents">
      <style:text-properties style:font-name="思源宋体 CN Medium" officeooo:rsid="003a0413" officeooo:paragraph-rsid="003a0413" style:font-name-asian="思源宋体 CN Medium"/>
    </style:style>
    <style:style style:name="P99" style:family="paragraph" style:parent-style-name="Table_20_Contents">
      <style:text-properties style:font-name="思源宋体 CN Medium" officeooo:rsid="00595414" officeooo:paragraph-rsid="00595414" style:font-name-asian="思源宋体 CN Medium"/>
    </style:style>
    <style:style style:name="P100" style:family="paragraph" style:parent-style-name="Table_20_Contents">
      <style:text-properties style:font-name="思源宋体 CN Medium" officeooo:rsid="005f7e63" officeooo:paragraph-rsid="005f7e63" style:font-name-asian="思源宋体 CN Medium"/>
    </style:style>
    <style:style style:name="P101" style:family="paragraph" style:parent-style-name="Table_20_Contents">
      <style:text-properties style:font-name="思源宋体 CN Medium" officeooo:rsid="006786a8" officeooo:paragraph-rsid="006786a8" style:font-name-asian="思源宋体 CN Medium"/>
    </style:style>
    <style:style style:name="P102" style:family="paragraph" style:parent-style-name="Table_20_Contents">
      <style:text-properties style:font-name="思源宋体 CN Medium" officeooo:rsid="0068e683" officeooo:paragraph-rsid="0068e683" style:font-name-asian="思源宋体 CN Medium" style:language-asian="zh" style:country-asian="CN"/>
    </style:style>
    <style:style style:name="P103" style:family="paragraph" style:parent-style-name="Table_20_Contents">
      <style:text-properties style:font-name="思源宋体 CN Medium" officeooo:rsid="006a94d4" officeooo:paragraph-rsid="006a94d4" style:font-name-asian="思源宋体 CN Medium" style:language-asian="zh" style:country-asian="CN"/>
    </style:style>
    <style:style style:name="P104" style:family="paragraph" style:parent-style-name="Table_20_Contents">
      <style:text-properties style:text-position="0% 100%" style:font-name="思源宋体 CN Medium" officeooo:rsid="0070cfa1" officeooo:paragraph-rsid="0070cfa1" style:font-name-asian="思源宋体 CN Medium"/>
    </style:style>
    <style:style style:name="P105" style:family="paragraph" style:parent-style-name="Standard" style:list-style-name="L1">
      <style:text-properties style:font-name="思源宋体 CN Medium" style:font-name-asian="思源宋体 CN Medium"/>
    </style:style>
    <style:style style:name="P106" style:family="paragraph" style:parent-style-name="Text_20_body" style:list-style-name="L1">
      <style:paragraph-properties fo:text-align="start" style:justify-single-word="false"/>
      <style:text-properties style:font-name="思源宋体 CN Medium" fo:font-size="12pt" officeooo:rsid="03a002af" officeooo:paragraph-rsid="001f1950" style:font-name-asian="思源宋体 CN Medium" style:font-size-asian="12pt" style:font-size-complex="12pt"/>
    </style:style>
    <style:style style:name="P107" style:family="paragraph" style:parent-style-name="Text_20_body" style:list-style-name="L2">
      <style:paragraph-properties fo:text-align="start" style:justify-single-word="false"/>
      <style:text-properties style:font-name="思源宋体 CN Medium" fo:font-size="12pt" officeooo:rsid="03a002af" officeooo:paragraph-rsid="001f1950" style:font-name-asian="思源宋体 CN Medium" style:font-size-asian="12pt" style:font-size-complex="12pt"/>
    </style:style>
    <style:style style:name="P108" style:family="paragraph" style:parent-style-name="Text_20_body" style:list-style-name="L19">
      <style:paragraph-properties fo:text-align="start" style:justify-single-word="false"/>
      <style:text-properties style:font-name="思源宋体 CN Medium" fo:font-size="12pt" officeooo:rsid="03a002af" officeooo:paragraph-rsid="001f1950" style:font-name-asian="思源宋体 CN Medium" style:font-size-asian="12pt" style:font-size-complex="12pt"/>
    </style:style>
    <style:style style:name="P109" style:family="paragraph" style:parent-style-name="Text_20_body" style:list-style-name="L2">
      <style:paragraph-properties fo:text-align="start" style:justify-single-word="false"/>
      <style:text-properties style:font-name="思源宋体 CN Medium" fo:font-size="12pt" officeooo:rsid="03ac63fd" officeooo:paragraph-rsid="004d2895" style:font-name-asian="思源宋体 CN Medium" style:font-size-asian="12pt" style:font-size-complex="12pt"/>
    </style:style>
    <style:style style:name="P110" style:family="paragraph" style:parent-style-name="Text_20_body" style:list-style-name="L2">
      <style:paragraph-properties fo:text-align="start" style:justify-single-word="false"/>
      <style:text-properties style:font-name="思源宋体 CN Medium" fo:font-size="12pt" officeooo:rsid="03ac63fd" officeooo:paragraph-rsid="00827577" style:font-name-asian="思源宋体 CN Medium" style:font-size-asian="12pt" style:font-size-complex="12pt"/>
    </style:style>
    <style:style style:name="P111" style:family="paragraph" style:parent-style-name="Text_20_body" style:list-style-name="L1">
      <style:paragraph-properties fo:text-align="start" style:justify-single-word="false"/>
      <style:text-properties style:font-name="思源宋体 CN Medium" fo:font-size="12pt" officeooo:rsid="03ad5ed3" officeooo:paragraph-rsid="00827577" style:font-name-asian="思源宋体 CN Medium" style:font-size-asian="12pt" style:font-size-complex="12pt"/>
    </style:style>
    <style:style style:name="P112" style:family="paragraph" style:parent-style-name="Text_20_body">
      <style:paragraph-properties fo:text-align="start" style:justify-single-word="false"/>
      <style:text-properties style:font-name="思源宋体 CN Medium" fo:font-size="12pt" officeooo:rsid="03ad5ed3" officeooo:paragraph-rsid="001f1950" style:font-name-asian="思源宋体 CN Medium" style:font-size-asian="12pt" style:font-size-complex="12pt"/>
    </style:style>
    <style:style style:name="P113" style:family="paragraph" style:parent-style-name="Text_20_body" style:list-style-name="L1">
      <style:paragraph-properties fo:text-align="start" style:justify-single-word="false"/>
      <style:text-properties style:font-name="思源宋体 CN Medium" fo:font-size="12pt" officeooo:rsid="03adab46" officeooo:paragraph-rsid="001f1950" style:font-name-asian="思源宋体 CN Medium" style:font-size-asian="12pt" style:font-size-complex="12pt"/>
    </style:style>
    <style:style style:name="P114" style:family="paragraph" style:parent-style-name="Text_20_body" style:list-style-name="L3">
      <style:paragraph-properties fo:text-align="start" style:justify-single-word="false"/>
      <style:text-properties style:font-name="思源宋体 CN Medium" fo:font-size="12pt" officeooo:rsid="03adab46" officeooo:paragraph-rsid="001f1950" style:font-name-asian="思源宋体 CN Medium" style:font-size-asian="12pt" style:font-size-complex="12pt"/>
    </style:style>
    <style:style style:name="P115" style:family="paragraph" style:parent-style-name="Text_20_body" style:list-style-name="L4">
      <style:paragraph-properties fo:text-align="start" style:justify-single-word="false"/>
      <style:text-properties style:font-name="思源宋体 CN Medium" fo:font-size="12pt" officeooo:rsid="03adab46" officeooo:paragraph-rsid="001f1950" style:font-name-asian="思源宋体 CN Medium" style:font-size-asian="12pt" style:font-size-complex="12pt"/>
    </style:style>
    <style:style style:name="P116" style:family="paragraph" style:parent-style-name="Text_20_body" style:list-style-name="L1">
      <style:paragraph-properties fo:text-align="start" style:justify-single-word="false"/>
      <style:text-properties style:font-name="思源宋体 CN Medium" fo:font-size="12pt" officeooo:rsid="03adb6ca" officeooo:paragraph-rsid="001f1950" style:font-name-asian="思源宋体 CN Medium" style:font-size-asian="12pt" style:font-size-complex="12pt"/>
    </style:style>
    <style:style style:name="P117" style:family="paragraph" style:parent-style-name="Text_20_body" style:list-style-name="L1">
      <style:paragraph-properties fo:text-align="start" style:justify-single-word="false"/>
      <style:text-properties style:font-name="思源宋体 CN Medium" fo:font-size="12pt" officeooo:rsid="03adb6ca" officeooo:paragraph-rsid="007ee150" style:font-name-asian="思源宋体 CN Medium" style:font-size-asian="12pt" style:font-size-complex="12pt"/>
    </style:style>
    <style:style style:name="P118" style:family="paragraph" style:parent-style-name="Text_20_body" style:list-style-name="L5">
      <style:paragraph-properties fo:text-align="start" style:justify-single-word="false"/>
      <style:text-properties style:font-name="思源宋体 CN Medium" fo:font-size="12pt" officeooo:rsid="03adb6ca" officeooo:paragraph-rsid="001f1950" style:font-name-asian="思源宋体 CN Medium" style:font-size-asian="12pt" style:font-size-complex="12pt"/>
    </style:style>
    <style:style style:name="P119" style:family="paragraph" style:parent-style-name="Text_20_body" style:list-style-name="L6">
      <style:paragraph-properties fo:text-align="start" style:justify-single-word="false"/>
      <style:text-properties style:font-name="思源宋体 CN Medium" fo:font-size="12pt" officeooo:rsid="03adb6ca" officeooo:paragraph-rsid="007ee150" style:font-name-asian="思源宋体 CN Medium" style:font-size-asian="12pt" style:font-size-complex="12pt"/>
    </style:style>
    <style:style style:name="P120" style:family="paragraph" style:parent-style-name="Text_20_body" style:list-style-name="L6">
      <style:paragraph-properties fo:text-align="start" style:justify-single-word="false"/>
      <style:text-properties style:font-name="思源宋体 CN Medium" fo:font-size="12pt" officeooo:rsid="03adb6ca" officeooo:paragraph-rsid="0080db50" style:font-name-asian="思源宋体 CN Medium" style:font-size-asian="12pt" style:font-size-complex="12pt"/>
    </style:style>
    <style:style style:name="P121" style:family="paragraph" style:parent-style-name="Text_20_body" style:list-style-name="L1">
      <style:paragraph-properties fo:text-align="start" style:justify-single-word="false"/>
      <style:text-properties style:font-name="思源宋体 CN Medium" fo:font-size="12pt" officeooo:rsid="03b04f66" officeooo:paragraph-rsid="003d1fad" style:font-name-asian="思源宋体 CN Medium" style:font-size-asian="12pt" style:font-size-complex="12pt"/>
    </style:style>
    <style:style style:name="P122" style:family="paragraph" style:parent-style-name="Text_20_body" style:list-style-name="L1">
      <style:paragraph-properties fo:text-align="start" style:justify-single-word="false"/>
      <style:text-properties style:font-name="思源宋体 CN Medium" fo:font-size="12pt" officeooo:rsid="03b04f66" officeooo:paragraph-rsid="001f1950" style:font-name-asian="思源宋体 CN Medium" style:font-size-asian="12pt" style:font-size-complex="12pt"/>
    </style:style>
    <style:style style:name="P123" style:family="paragraph" style:parent-style-name="Text_20_body" style:list-style-name="L1">
      <style:paragraph-properties fo:text-align="start" style:justify-single-word="false"/>
      <style:text-properties style:font-name="思源宋体 CN Medium" fo:font-size="12pt" officeooo:rsid="03b04f66" officeooo:paragraph-rsid="0089206a" style:font-name-asian="思源宋体 CN Medium" style:font-size-asian="12pt" style:font-size-complex="12pt"/>
    </style:style>
    <style:style style:name="P124" style:family="paragraph" style:parent-style-name="Text_20_body">
      <style:paragraph-properties fo:text-align="start" style:justify-single-word="false"/>
      <style:text-properties style:font-name="思源宋体 CN Medium" fo:font-size="12pt" officeooo:rsid="03b04f66" officeooo:paragraph-rsid="003d1fad" style:font-name-asian="思源宋体 CN Medium" style:font-size-asian="12pt" style:font-size-complex="12pt"/>
    </style:style>
    <style:style style:name="P125" style:family="paragraph" style:parent-style-name="Text_20_body" style:list-style-name="L44">
      <style:paragraph-properties fo:text-align="start" style:justify-single-word="false"/>
      <style:text-properties style:font-name="思源宋体 CN Medium" fo:font-size="12pt" officeooo:rsid="03b04f66" officeooo:paragraph-rsid="003d1fad" style:font-name-asian="思源宋体 CN Medium" style:font-size-asian="12pt" style:font-size-complex="12pt"/>
    </style:style>
    <style:style style:name="P126" style:family="paragraph" style:parent-style-name="Text_20_body" style:list-style-name="L45">
      <style:paragraph-properties fo:text-align="start" style:justify-single-word="false"/>
      <style:text-properties style:font-name="思源宋体 CN Medium" fo:font-size="12pt" officeooo:rsid="03b04f66" officeooo:paragraph-rsid="003d1fad" style:font-name-asian="思源宋体 CN Medium" style:font-size-asian="12pt" style:font-size-complex="12pt"/>
    </style:style>
    <style:style style:name="P127" style:family="paragraph" style:parent-style-name="Text_20_body" style:list-style-name="L1">
      <style:paragraph-properties fo:text-align="start" style:justify-single-word="false"/>
      <style:text-properties style:font-name="思源宋体 CN Medium" fo:font-size="12pt" officeooo:rsid="03b1d7da" officeooo:paragraph-rsid="001f1950" style:font-name-asian="思源宋体 CN Medium" style:font-size-asian="12pt" style:font-size-complex="12pt"/>
    </style:style>
    <style:style style:name="P128" style:family="paragraph" style:parent-style-name="Text_20_body" style:list-style-name="L1">
      <style:paragraph-properties fo:text-align="start" style:justify-single-word="false"/>
      <style:text-properties style:font-name="思源宋体 CN Medium" fo:font-size="12pt" officeooo:rsid="03b1d7da" officeooo:paragraph-rsid="008b905c" style:font-name-asian="思源宋体 CN Medium" style:font-size-asian="12pt" style:font-size-complex="12pt"/>
    </style:style>
    <style:style style:name="P129" style:family="paragraph" style:parent-style-name="Text_20_body" style:list-style-name="L8">
      <style:paragraph-properties fo:text-align="start" style:justify-single-word="false"/>
      <style:text-properties style:font-name="思源宋体 CN Medium" fo:font-size="12pt" officeooo:rsid="03b1d7da" officeooo:paragraph-rsid="001f1950" style:font-name-asian="思源宋体 CN Medium" style:font-size-asian="12pt" style:font-size-complex="12pt"/>
    </style:style>
    <style:style style:name="P130" style:family="paragraph" style:parent-style-name="Text_20_body">
      <style:paragraph-properties fo:text-align="start" style:justify-single-word="false"/>
      <style:text-properties style:font-name="思源宋体 CN Medium" fo:font-size="12pt" officeooo:rsid="03b1d7da" officeooo:paragraph-rsid="008b905c" style:font-name-asian="思源宋体 CN Medium" style:font-size-asian="12pt" style:font-size-complex="12pt"/>
    </style:style>
    <style:style style:name="P131" style:family="paragraph" style:parent-style-name="Text_20_body" style:list-style-name="L7">
      <style:paragraph-properties fo:text-align="start" style:justify-single-word="false"/>
      <style:text-properties style:font-name="思源宋体 CN Medium" fo:font-size="12pt" officeooo:rsid="03b5eb81" officeooo:paragraph-rsid="003e5a12" style:font-name-asian="思源宋体 CN Medium" style:font-size-asian="12pt" style:font-size-complex="12pt"/>
    </style:style>
    <style:style style:name="P132" style:family="paragraph" style:parent-style-name="Text_20_body" style:list-style-name="L1">
      <style:paragraph-properties fo:text-align="start" style:justify-single-word="false"/>
      <style:text-properties style:font-name="思源宋体 CN Medium" fo:font-size="12pt" officeooo:rsid="03b5eb81" officeooo:paragraph-rsid="001f1950" style:font-name-asian="思源宋体 CN Medium" style:font-size-asian="12pt" style:font-size-complex="12pt"/>
    </style:style>
    <style:style style:name="P133" style:family="paragraph" style:parent-style-name="Text_20_body" style:list-style-name="L10">
      <style:paragraph-properties fo:text-align="start" style:justify-single-word="false"/>
      <style:text-properties style:font-name="思源宋体 CN Medium" fo:font-size="12pt" officeooo:rsid="03b5eb81" officeooo:paragraph-rsid="00401a92" style:font-name-asian="思源宋体 CN Medium" style:font-size-asian="12pt" style:font-size-complex="12pt"/>
    </style:style>
    <style:style style:name="P134" style:family="paragraph" style:parent-style-name="Text_20_body" style:list-style-name="L10">
      <style:paragraph-properties fo:text-align="start" style:justify-single-word="false"/>
      <style:text-properties style:font-name="思源宋体 CN Medium" fo:font-size="12pt" officeooo:rsid="03b5eb81" officeooo:paragraph-rsid="004d2895" style:font-name-asian="思源宋体 CN Medium" style:font-size-asian="12pt" style:font-size-complex="12pt"/>
    </style:style>
    <style:style style:name="P135" style:family="paragraph" style:parent-style-name="Text_20_body">
      <style:paragraph-properties fo:text-align="start" style:justify-single-word="false"/>
      <style:text-properties style:font-name="思源宋体 CN Medium" fo:font-size="12pt" officeooo:rsid="03b5eb81" officeooo:paragraph-rsid="008beda5" style:font-name-asian="思源宋体 CN Medium" style:font-size-asian="12pt" style:font-size-complex="12pt"/>
    </style:style>
    <style:style style:name="P136" style:family="paragraph" style:parent-style-name="Text_20_body" style:list-style-name="L8">
      <style:paragraph-properties fo:text-align="start" style:justify-single-word="false"/>
      <style:text-properties style:font-name="思源宋体 CN Medium" fo:font-size="12pt" officeooo:rsid="03b31f24" officeooo:paragraph-rsid="001f1950" style:font-name-asian="思源宋体 CN Medium" style:font-size-asian="12pt" style:font-size-complex="12pt"/>
    </style:style>
    <style:style style:name="P137" style:family="paragraph" style:parent-style-name="Text_20_body" style:list-style-name="L1">
      <style:paragraph-properties fo:text-align="start" style:justify-single-word="false"/>
      <style:text-properties style:font-name="思源宋体 CN Medium" fo:font-size="12pt" officeooo:rsid="00507bf6" officeooo:paragraph-rsid="00507bf6" style:font-name-asian="思源宋体 CN Medium" style:font-size-asian="12pt" style:font-size-complex="12pt"/>
    </style:style>
    <style:style style:name="P138" style:family="paragraph" style:parent-style-name="Text_20_body" style:list-style-name="L1">
      <style:paragraph-properties fo:text-align="start" style:justify-single-word="false"/>
      <style:text-properties style:font-name="思源宋体 CN Medium" fo:font-size="12pt" officeooo:rsid="00507587" officeooo:paragraph-rsid="008721f9" style:font-name-asian="思源宋体 CN Medium" style:font-size-asian="12pt" style:font-size-complex="12pt"/>
    </style:style>
    <style:style style:name="P139" style:family="paragraph" style:parent-style-name="Text_20_body">
      <style:paragraph-properties fo:text-align="start" style:justify-single-word="false"/>
      <style:text-properties style:font-name="思源宋体 CN Medium" fo:font-size="12pt" officeooo:rsid="00507587" officeooo:paragraph-rsid="0052047b" style:font-name-asian="思源宋体 CN Medium" style:font-size-asian="12pt" style:font-size-complex="12pt"/>
    </style:style>
    <style:style style:name="P140" style:family="paragraph" style:parent-style-name="Text_20_body">
      <style:paragraph-properties fo:text-align="start" style:justify-single-word="false"/>
      <style:text-properties style:font-name="思源宋体 CN Medium" fo:font-size="12pt" officeooo:rsid="00507587" officeooo:paragraph-rsid="008721f9" style:font-name-asian="思源宋体 CN Medium" style:font-size-asian="12pt" style:font-size-complex="12pt"/>
    </style:style>
    <style:style style:name="P141" style:family="paragraph" style:parent-style-name="Text_20_body" style:list-style-name="L43">
      <style:paragraph-properties fo:text-align="start" style:justify-single-word="false"/>
      <style:text-properties style:font-name="思源宋体 CN Medium" fo:font-size="12pt" officeooo:rsid="00507587" officeooo:paragraph-rsid="008721f9" style:font-name-asian="思源宋体 CN Medium" style:font-size-asian="12pt" style:font-size-complex="12pt"/>
    </style:style>
    <style:style style:name="P142" style:family="paragraph" style:parent-style-name="Text_20_body" style:list-style-name="L10">
      <style:paragraph-properties fo:text-align="start" style:justify-single-word="false"/>
      <style:text-properties style:font-name="思源宋体 CN Medium" fo:font-size="12pt" officeooo:rsid="03b68f19" officeooo:paragraph-rsid="00401a92" style:font-name-asian="思源宋体 CN Medium" style:font-size-asian="12pt" style:font-size-complex="12pt"/>
    </style:style>
    <style:style style:name="P143" style:family="paragraph" style:parent-style-name="Text_20_body" style:list-style-name="L10">
      <style:paragraph-properties fo:text-align="start" style:justify-single-word="false"/>
      <style:text-properties style:font-name="思源宋体 CN Medium" fo:font-size="12pt" officeooo:rsid="03b812f0" officeooo:paragraph-rsid="004deb7a" style:font-name-asian="思源宋体 CN Medium" style:font-size-asian="12pt" style:font-size-complex="12pt"/>
    </style:style>
    <style:style style:name="P144" style:family="paragraph" style:parent-style-name="Text_20_body" style:list-style-name="L10">
      <style:paragraph-properties fo:text-align="start" style:justify-single-word="false"/>
      <style:text-properties style:font-name="思源宋体 CN Medium" fo:font-size="12pt" officeooo:rsid="03b98fde" officeooo:paragraph-rsid="00412874" style:font-name-asian="思源宋体 CN Medium" style:font-size-asian="12pt" style:font-size-complex="12pt"/>
    </style:style>
    <style:style style:name="P145" style:family="paragraph" style:parent-style-name="Text_20_body" style:list-style-name="L10">
      <style:paragraph-properties fo:text-align="start" style:justify-single-word="false"/>
      <style:text-properties style:font-name="思源宋体 CN Medium" fo:font-size="12pt" officeooo:rsid="03b98fde" officeooo:paragraph-rsid="001f1950" style:font-name-asian="思源宋体 CN Medium" style:font-size-asian="12pt" style:font-size-complex="12pt"/>
    </style:style>
    <style:style style:name="P146" style:family="paragraph" style:parent-style-name="Text_20_body" style:list-style-name="L1">
      <style:paragraph-properties fo:text-align="start" style:justify-single-word="false"/>
      <style:text-properties style:font-name="思源宋体 CN Medium" fo:font-size="12pt" officeooo:rsid="03a12dde" officeooo:paragraph-rsid="001f1950" style:font-name-asian="思源宋体 CN Medium" style:font-size-asian="12pt" style:font-size-complex="12pt"/>
    </style:style>
    <style:style style:name="P147" style:family="paragraph" style:parent-style-name="Text_20_body" style:list-style-name="L20">
      <style:paragraph-properties fo:text-align="start" style:justify-single-word="false"/>
      <style:text-properties style:font-name="思源宋体 CN Medium" fo:font-size="12pt" officeooo:rsid="03a12dde" officeooo:paragraph-rsid="004474b4" style:font-name-asian="思源宋体 CN Medium" style:font-size-asian="12pt" style:font-size-complex="12pt"/>
    </style:style>
    <style:style style:name="P148" style:family="paragraph" style:parent-style-name="Text_20_body" style:list-style-name="L20">
      <style:paragraph-properties fo:text-align="start" style:justify-single-word="false"/>
      <style:text-properties style:font-name="思源宋体 CN Medium" fo:font-size="12pt" officeooo:rsid="03a31a3a" officeooo:paragraph-rsid="004fe6b4" style:font-name-asian="思源宋体 CN Medium" style:font-size-asian="12pt" style:font-size-complex="12pt"/>
    </style:style>
    <style:style style:name="P149" style:family="paragraph" style:parent-style-name="Text_20_body" style:list-style-name="L20">
      <style:paragraph-properties fo:text-align="start" style:justify-single-word="false"/>
      <style:text-properties style:font-name="思源宋体 CN Medium" fo:font-size="12pt" officeooo:rsid="03a31a3a" officeooo:paragraph-rsid="004474b4" style:font-name-asian="思源宋体 CN Medium" style:font-size-asian="12pt" style:font-size-complex="12pt"/>
    </style:style>
    <style:style style:name="P150" style:family="paragraph" style:parent-style-name="Text_20_body" style:list-style-name="L20">
      <style:paragraph-properties fo:text-align="start" style:justify-single-word="false"/>
      <style:text-properties style:font-name="思源宋体 CN Medium" fo:font-size="12pt" officeooo:rsid="03a31a3a" officeooo:paragraph-rsid="001f1950" style:font-name-asian="思源宋体 CN Medium" style:font-size-asian="12pt" style:font-size-complex="12pt"/>
    </style:style>
    <style:style style:name="P151" style:family="paragraph" style:parent-style-name="Text_20_body" style:list-style-name="L21">
      <style:paragraph-properties fo:text-align="start" style:justify-single-word="false"/>
      <style:text-properties style:font-name="思源宋体 CN Medium" fo:font-size="12pt" officeooo:rsid="03a31a3a" officeooo:paragraph-rsid="001f1950" style:font-name-asian="思源宋体 CN Medium" style:font-size-asian="12pt" style:font-size-complex="12pt"/>
    </style:style>
    <style:style style:name="P152" style:family="paragraph" style:parent-style-name="Text_20_body" style:list-style-name="L22">
      <style:paragraph-properties fo:text-align="start" style:justify-single-word="false"/>
      <style:text-properties style:font-name="思源宋体 CN Medium" fo:font-size="12pt" officeooo:rsid="03a31a3a" officeooo:paragraph-rsid="001f1950" style:font-name-asian="思源宋体 CN Medium" style:font-size-asian="12pt" style:font-size-complex="12pt"/>
    </style:style>
    <style:style style:name="P153" style:family="paragraph" style:parent-style-name="Text_20_body" style:list-style-name="L23">
      <style:paragraph-properties fo:text-align="start" style:justify-single-word="false"/>
      <style:text-properties style:font-name="思源宋体 CN Medium" fo:font-size="12pt" officeooo:rsid="03a3380a" officeooo:paragraph-rsid="001f1950" style:font-name-asian="思源宋体 CN Medium" style:font-size-asian="12pt" style:font-size-complex="12pt"/>
    </style:style>
    <style:style style:name="P154" style:family="paragraph" style:parent-style-name="Text_20_body" style:list-style-name="L1">
      <style:paragraph-properties fo:text-align="start" style:justify-single-word="false"/>
      <style:text-properties style:font-name="思源宋体 CN Medium" fo:font-size="12pt" officeooo:rsid="03a3f64d" officeooo:paragraph-rsid="001f1950" style:font-name-asian="思源宋体 CN Medium" style:font-size-asian="12pt" style:font-size-complex="12pt"/>
    </style:style>
    <style:style style:name="P155" style:family="paragraph" style:parent-style-name="Text_20_body" style:list-style-name="L24">
      <style:paragraph-properties fo:text-align="start" style:justify-single-word="false"/>
      <style:text-properties style:font-name="思源宋体 CN Medium" fo:font-size="12pt" officeooo:rsid="03a3f64d" officeooo:paragraph-rsid="001f1950" style:font-name-asian="思源宋体 CN Medium" style:font-size-asian="12pt" style:font-size-complex="12pt"/>
    </style:style>
    <style:style style:name="P156" style:family="paragraph" style:parent-style-name="Text_20_body" style:list-style-name="L25">
      <style:paragraph-properties fo:text-align="start" style:justify-single-word="false"/>
      <style:text-properties style:font-name="思源宋体 CN Medium" fo:font-size="12pt" officeooo:rsid="03a3f64d" officeooo:paragraph-rsid="001f1950" style:font-name-asian="思源宋体 CN Medium" style:font-size-asian="12pt" style:font-size-complex="12pt"/>
    </style:style>
    <style:style style:name="P157" style:family="paragraph" style:parent-style-name="Text_20_body" style:list-style-name="L1">
      <style:paragraph-properties fo:text-align="start" style:justify-single-word="false"/>
      <style:text-properties style:font-name="思源宋体 CN Medium" fo:font-size="12pt" officeooo:rsid="005429c3" officeooo:paragraph-rsid="005429c3" style:font-name-asian="思源宋体 CN Medium" style:font-size-asian="12pt" style:font-size-complex="12pt"/>
    </style:style>
    <style:style style:name="P158" style:family="paragraph" style:parent-style-name="Text_20_body" style:list-style-name="L26">
      <style:paragraph-properties fo:text-align="start" style:justify-single-word="false"/>
      <style:text-properties style:font-name="思源宋体 CN Medium" fo:font-size="12pt" officeooo:rsid="005429c3" officeooo:paragraph-rsid="005429c3" style:font-name-asian="思源宋体 CN Medium" style:font-size-asian="12pt" style:font-size-complex="12pt"/>
    </style:style>
    <style:style style:name="P159" style:family="paragraph" style:parent-style-name="Text_20_body" style:list-style-name="L1">
      <style:paragraph-properties fo:text-align="start" style:justify-single-word="false"/>
      <style:text-properties style:font-name="思源宋体 CN Medium" fo:font-size="12pt" officeooo:rsid="03a538fc" officeooo:paragraph-rsid="001f1950" style:font-name-asian="思源宋体 CN Medium" style:font-size-asian="12pt" style:font-size-complex="12pt"/>
    </style:style>
    <style:style style:name="P160" style:family="paragraph" style:parent-style-name="Text_20_body" style:list-style-name="L1">
      <style:paragraph-properties fo:text-align="start" style:justify-single-word="false"/>
      <style:text-properties style:font-name="思源宋体 CN Medium" fo:font-size="12pt" officeooo:rsid="006c02a7" officeooo:paragraph-rsid="006c02a7" style:font-name-asian="思源宋体 CN Medium" style:font-size-asian="12pt" style:font-size-complex="12pt"/>
    </style:style>
    <style:style style:name="P161" style:family="paragraph" style:parent-style-name="Text_20_body" style:list-style-name="L1">
      <style:paragraph-properties fo:text-align="start" style:justify-single-word="false"/>
      <style:text-properties style:font-name="思源宋体 CN Medium" fo:font-size="12pt" officeooo:rsid="006c02a7" officeooo:paragraph-rsid="0090ec2c" style:font-name-asian="思源宋体 CN Medium" style:font-size-asian="12pt" style:font-size-complex="12pt"/>
    </style:style>
    <style:style style:name="P162" style:family="paragraph" style:parent-style-name="Text_20_body" style:list-style-name="L27">
      <style:paragraph-properties fo:text-align="start" style:justify-single-word="false"/>
      <style:text-properties style:font-name="思源宋体 CN Medium" fo:font-size="12pt" officeooo:rsid="006c02a7" officeooo:paragraph-rsid="006c02a7" style:font-name-asian="思源宋体 CN Medium" style:font-size-asian="12pt" style:font-size-complex="12pt"/>
    </style:style>
    <style:style style:name="P163" style:family="paragraph" style:parent-style-name="Text_20_body" style:list-style-name="L29">
      <style:paragraph-properties fo:text-align="start" style:justify-single-word="false"/>
      <style:text-properties style:font-name="思源宋体 CN Medium" fo:font-size="12pt" officeooo:rsid="006c02a7" officeooo:paragraph-rsid="006c02a7" style:font-name-asian="思源宋体 CN Medium" style:font-size-asian="12pt" style:font-size-complex="12pt"/>
    </style:style>
    <style:style style:name="P164" style:family="paragraph" style:parent-style-name="Text_20_body" style:list-style-name="L30">
      <style:paragraph-properties fo:text-align="start" style:justify-single-word="false"/>
      <style:text-properties style:font-name="思源宋体 CN Medium" fo:font-size="12pt" officeooo:rsid="006c02a7" officeooo:paragraph-rsid="006c02a7" style:font-name-asian="思源宋体 CN Medium" style:font-size-asian="12pt" style:font-size-complex="12pt"/>
    </style:style>
    <style:style style:name="P165" style:family="paragraph" style:parent-style-name="Text_20_body" style:list-style-name="L1">
      <style:paragraph-properties fo:text-align="start" style:justify-single-word="false"/>
      <style:text-properties style:font-name="思源宋体 CN Medium" fo:font-size="12pt" officeooo:rsid="03a9be0b" officeooo:paragraph-rsid="002abd76" style:font-name-asian="思源宋体 CN Medium" style:font-size-asian="12pt" style:font-size-complex="12pt"/>
    </style:style>
    <style:style style:name="P166" style:family="paragraph" style:parent-style-name="Text_20_body" style:list-style-name="L28">
      <style:paragraph-properties fo:text-align="start" style:justify-single-word="false"/>
      <style:text-properties style:font-name="思源宋体 CN Medium" fo:font-size="12pt" officeooo:rsid="03a9be0b" officeooo:paragraph-rsid="00451913" style:font-name-asian="思源宋体 CN Medium" style:font-size-asian="12pt" style:font-size-complex="12pt"/>
    </style:style>
    <style:style style:name="P167" style:family="paragraph" style:parent-style-name="Text_20_body" style:list-style-name="L28">
      <style:paragraph-properties fo:text-align="start" style:justify-single-word="false"/>
      <style:text-properties style:font-name="思源宋体 CN Medium" fo:font-size="12pt" officeooo:rsid="002f9ce5" officeooo:paragraph-rsid="00451913" style:font-name-asian="思源宋体 CN Medium" style:font-size-asian="12pt" style:font-size-complex="12pt"/>
    </style:style>
    <style:style style:name="P168" style:family="paragraph" style:parent-style-name="Text_20_body" style:list-style-name="L29">
      <style:paragraph-properties fo:text-align="start" style:justify-single-word="false"/>
      <style:text-properties style:font-name="思源宋体 CN Medium" fo:font-size="12pt" officeooo:rsid="00703862" officeooo:paragraph-rsid="00703862" style:font-name-asian="思源宋体 CN Medium" style:font-size-asian="12pt" style:font-size-complex="12pt"/>
    </style:style>
    <style:style style:name="P169" style:family="paragraph" style:parent-style-name="Text_20_body" style:list-style-name="L29">
      <style:paragraph-properties fo:text-align="start" style:justify-single-word="false"/>
      <style:text-properties style:font-name="思源宋体 CN Medium" fo:font-size="12pt" officeooo:rsid="0070cfa1" officeooo:paragraph-rsid="0070cfa1" style:font-name-asian="思源宋体 CN Medium" style:font-size-asian="12pt" style:font-size-complex="12pt"/>
    </style:style>
    <style:style style:name="P170" style:family="paragraph" style:parent-style-name="Text_20_body" style:list-style-name="L29">
      <style:paragraph-properties fo:text-align="start" style:justify-single-word="false"/>
      <style:text-properties style:font-name="思源宋体 CN Medium" fo:font-size="12pt" officeooo:rsid="0071ab19" officeooo:paragraph-rsid="00780800" style:font-name-asian="思源宋体 CN Medium" style:font-size-asian="12pt" style:font-size-complex="12pt"/>
    </style:style>
    <style:style style:name="P171" style:family="paragraph" style:parent-style-name="Text_20_body" style:list-style-name="L29">
      <style:paragraph-properties fo:text-align="start" style:justify-single-word="false"/>
      <style:text-properties style:font-name="思源宋体 CN Medium" fo:font-size="12pt" officeooo:rsid="00337fb7" officeooo:paragraph-rsid="00451913" style:font-name-asian="思源宋体 CN Medium" style:font-size-asian="12pt" style:font-size-complex="12pt"/>
    </style:style>
    <style:style style:name="P172" style:family="paragraph" style:parent-style-name="Text_20_body" style:list-style-name="L29">
      <style:paragraph-properties fo:text-align="start" style:justify-single-word="false"/>
      <style:text-properties style:font-name="思源宋体 CN Medium" fo:font-size="12pt" officeooo:rsid="00337fb7" officeooo:paragraph-rsid="00337fb7" style:font-name-asian="思源宋体 CN Medium" style:font-size-asian="12pt" style:font-size-complex="12pt"/>
    </style:style>
    <style:style style:name="P173" style:family="paragraph" style:parent-style-name="Text_20_body" style:list-style-name="L1">
      <style:paragraph-properties fo:text-align="start" style:justify-single-word="false"/>
      <style:text-properties style:font-name="思源宋体 CN Medium" fo:font-size="12pt" officeooo:rsid="008355f4" officeooo:paragraph-rsid="008355f4" style:font-name-asian="思源宋体 CN Medium" style:font-size-asian="12pt" style:font-size-complex="12pt"/>
    </style:style>
    <style:style style:name="P174" style:family="paragraph" style:parent-style-name="Text_20_body">
      <style:paragraph-properties fo:text-align="start" style:justify-single-word="false"/>
      <style:text-properties style:font-name="思源宋体 CN Medium" fo:font-size="12pt" officeooo:rsid="008355f4" officeooo:paragraph-rsid="008355f4" style:font-name-asian="思源宋体 CN Medium" style:font-size-asian="12pt" style:font-size-complex="12pt"/>
    </style:style>
    <style:style style:name="P175" style:family="paragraph" style:parent-style-name="Text_20_body" style:list-style-name="L40">
      <style:paragraph-properties fo:text-align="start" style:justify-single-word="false"/>
      <style:text-properties style:font-name="思源宋体 CN Medium" fo:font-size="12pt" officeooo:rsid="008355f4" officeooo:paragraph-rsid="00848721" style:font-name-asian="思源宋体 CN Medium" style:font-size-asian="12pt" style:font-size-complex="12pt"/>
    </style:style>
    <style:style style:name="P176" style:family="paragraph" style:parent-style-name="Text_20_body">
      <style:paragraph-properties fo:text-align="start" style:justify-single-word="false"/>
      <style:text-properties style:font-name="思源宋体 CN Medium" fo:font-size="12pt" officeooo:rsid="008355f4" officeooo:paragraph-rsid="00858db2" style:font-name-asian="思源宋体 CN Medium" style:font-size-asian="12pt" style:font-size-complex="12pt"/>
    </style:style>
    <style:style style:name="P177" style:family="paragraph" style:parent-style-name="Text_20_body" style:list-style-name="L41">
      <style:paragraph-properties fo:text-align="start" style:justify-single-word="false"/>
      <style:text-properties style:font-name="思源宋体 CN Medium" fo:font-size="12pt" officeooo:rsid="008562e2" officeooo:paragraph-rsid="008562e2" style:font-name-asian="思源宋体 CN Medium" style:font-size-asian="12pt" style:font-size-complex="12pt"/>
    </style:style>
    <style:style style:name="P178" style:family="paragraph" style:parent-style-name="Text_20_body" style:list-style-name="L1">
      <style:paragraph-properties fo:text-align="start" style:justify-single-word="false"/>
      <style:text-properties style:font-name="思源宋体 CN Medium" fo:font-size="12pt" officeooo:rsid="008562e2" officeooo:paragraph-rsid="008562e2" style:font-name-asian="思源宋体 CN Medium" style:font-size-asian="12pt" style:font-size-complex="12pt"/>
    </style:style>
    <style:style style:name="P179" style:family="paragraph" style:parent-style-name="Text_20_body">
      <style:paragraph-properties fo:text-align="start" style:justify-single-word="false"/>
      <style:text-properties style:font-name="思源宋体 CN Medium" fo:font-size="12pt" officeooo:rsid="008562e2" officeooo:paragraph-rsid="008562e2" style:font-name-asian="思源宋体 CN Medium" style:font-size-asian="12pt" style:font-size-complex="12pt"/>
    </style:style>
    <style:style style:name="P180" style:family="paragraph" style:parent-style-name="Text_20_body" style:list-style-name="L42">
      <style:paragraph-properties fo:text-align="start" style:justify-single-word="false"/>
      <style:text-properties style:font-name="思源宋体 CN Medium" fo:font-size="12pt" officeooo:rsid="008562e2" officeooo:paragraph-rsid="008562e2" style:font-name-asian="思源宋体 CN Medium" style:font-size-asian="12pt" style:font-size-complex="12pt"/>
    </style:style>
    <style:style style:name="P181" style:family="paragraph" style:parent-style-name="Text_20_body">
      <style:paragraph-properties fo:text-align="start" style:justify-single-word="false"/>
      <style:text-properties style:font-name="思源宋体 CN Medium" fo:font-size="12pt" officeooo:rsid="0089206a" officeooo:paragraph-rsid="0089206a" style:font-name-asian="思源宋体 CN Medium" style:font-size-asian="12pt" style:font-size-complex="12pt"/>
    </style:style>
    <style:style style:name="P182" style:family="paragraph" style:parent-style-name="Text_20_body" style:list-style-name="L7">
      <style:paragraph-properties fo:text-align="start" style:justify-single-word="false"/>
      <style:text-properties style:font-name="思源宋体 CN Medium" fo:font-size="12pt" officeooo:rsid="008c7c5d" officeooo:paragraph-rsid="008c7c5d" style:font-name-asian="思源宋体 CN Medium" style:font-size-asian="12pt" style:font-size-complex="12pt"/>
    </style:style>
    <style:style style:name="P183" style:family="paragraph" style:parent-style-name="Text_20_body">
      <style:paragraph-properties fo:text-align="start" style:justify-single-word="false"/>
      <style:text-properties style:font-name="思源宋体 CN Medium" fo:font-size="12pt" officeooo:rsid="008c7c5d" officeooo:paragraph-rsid="008c7c5d" style:font-name-asian="思源宋体 CN Medium" style:font-size-asian="12pt" style:font-size-complex="12pt"/>
    </style:style>
    <style:style style:name="P184" style:family="paragraph" style:parent-style-name="Text_20_body" style:list-style-name="L1">
      <style:paragraph-properties fo:text-align="start" style:justify-single-word="false"/>
      <style:text-properties style:font-name="思源宋体 CN Medium" fo:font-size="12pt" officeooo:rsid="0052047b" officeooo:paragraph-rsid="0052047b" style:font-name-asian="思源宋体 CN Medium" style:font-size-asian="12pt" style:language-asian="zh" style:country-asian="CN" style:font-size-complex="12pt"/>
    </style:style>
    <style:style style:name="P185" style:family="paragraph" style:parent-style-name="Text_20_body" style:list-style-name="L1">
      <style:paragraph-properties fo:text-align="start" style:justify-single-word="false"/>
      <style:text-properties style:font-name="思源宋体 CN Medium" fo:font-size="12pt" officeooo:rsid="03b98fde" officeooo:paragraph-rsid="0073cb2d" style:font-name-asian="思源宋体 CN Medium" style:font-size-asian="12pt" style:language-asian="zh" style:country-asian="CN" style:font-size-complex="12pt"/>
    </style:style>
    <style:style style:name="P186" style:family="paragraph" style:parent-style-name="Text_20_body" style:list-style-name="L1">
      <style:paragraph-properties fo:text-align="start" style:justify-single-word="false"/>
      <style:text-properties style:font-name="思源宋体 CN Medium" fo:font-size="12pt" officeooo:rsid="03b98fde" officeooo:paragraph-rsid="001f1950" style:font-name-asian="思源宋体 CN Medium" style:font-size-asian="12pt" style:language-asian="zh" style:country-asian="CN" style:font-size-complex="12pt"/>
    </style:style>
    <style:style style:name="P187" style:family="paragraph" style:parent-style-name="Text_20_body">
      <style:paragraph-properties fo:text-align="start" style:justify-single-word="false"/>
      <style:text-properties style:font-name="思源宋体 CN Medium" fo:font-size="12pt" officeooo:rsid="03b98fde" officeooo:paragraph-rsid="0073cb2d" style:font-name-asian="思源宋体 CN Medium" style:font-size-asian="12pt" style:language-asian="zh" style:country-asian="CN" style:font-size-complex="12pt"/>
    </style:style>
    <style:style style:name="P188" style:family="paragraph" style:parent-style-name="Text_20_body" style:list-style-name="L12">
      <style:paragraph-properties fo:text-align="start" style:justify-single-word="false"/>
      <style:text-properties style:font-name="思源宋体 CN Medium" fo:font-size="12pt" officeooo:rsid="0021fc49" officeooo:paragraph-rsid="0021fc49" style:font-name-asian="思源宋体 CN Medium" style:font-size-asian="12pt" style:language-asian="zh" style:country-asian="CN" style:font-size-complex="12pt"/>
    </style:style>
    <style:style style:name="P189" style:family="paragraph" style:parent-style-name="Text_20_body" style:list-style-name="L13">
      <style:paragraph-properties fo:text-align="start" style:justify-single-word="false"/>
      <style:text-properties style:font-name="思源宋体 CN Medium" fo:font-size="12pt" officeooo:rsid="0021fc49" officeooo:paragraph-rsid="00412874" style:font-name-asian="思源宋体 CN Medium" style:font-size-asian="12pt" style:language-asian="zh" style:country-asian="CN" style:font-size-complex="12pt"/>
    </style:style>
    <style:style style:name="P190" style:family="paragraph" style:parent-style-name="Text_20_body" style:list-style-name="L13">
      <style:paragraph-properties fo:text-align="start" style:justify-single-word="false"/>
      <style:text-properties style:font-name="思源宋体 CN Medium" fo:font-size="12pt" officeooo:rsid="00229fb1" officeooo:paragraph-rsid="00412874" style:font-name-asian="思源宋体 CN Medium" style:font-size-asian="12pt" style:language-asian="zh" style:country-asian="CN" style:font-size-complex="12pt"/>
    </style:style>
    <style:style style:name="P191" style:family="paragraph" style:parent-style-name="Text_20_body" style:list-style-name="L13">
      <style:paragraph-properties fo:text-align="start" style:justify-single-word="false"/>
      <style:text-properties style:font-name="思源宋体 CN Medium" fo:font-size="12pt" officeooo:rsid="00229fb1" officeooo:paragraph-rsid="008fbcd0" style:font-name-asian="思源宋体 CN Medium" style:font-size-asian="12pt" style:language-asian="zh" style:country-asian="CN" style:font-size-complex="12pt"/>
    </style:style>
    <style:style style:name="P192" style:family="paragraph" style:parent-style-name="Text_20_body" style:list-style-name="L1">
      <style:paragraph-properties fo:text-align="start" style:justify-single-word="false"/>
      <style:text-properties style:font-name="思源宋体 CN Medium" fo:font-size="12pt" officeooo:rsid="00238970" officeooo:paragraph-rsid="00238970" style:font-name-asian="思源宋体 CN Medium" style:font-size-asian="12pt" style:language-asian="zh" style:country-asian="CN" style:font-size-complex="12pt"/>
    </style:style>
    <style:style style:name="P193" style:family="paragraph" style:parent-style-name="Text_20_body" style:list-style-name="L1">
      <style:paragraph-properties fo:text-align="start" style:justify-single-word="false"/>
      <style:text-properties style:font-name="思源宋体 CN Medium" fo:font-size="12pt" officeooo:rsid="00238970" officeooo:paragraph-rsid="008fbcd0" style:font-name-asian="思源宋体 CN Medium" style:font-size-asian="12pt" style:language-asian="zh" style:country-asian="CN" style:font-size-complex="12pt"/>
    </style:style>
    <style:style style:name="P194" style:family="paragraph" style:parent-style-name="Text_20_body">
      <style:paragraph-properties fo:text-align="start" style:justify-single-word="false"/>
      <style:text-properties style:font-name="思源宋体 CN Medium" fo:font-size="12pt" officeooo:rsid="00238970" officeooo:paragraph-rsid="004fdfc8" style:font-name-asian="思源宋体 CN Medium" style:font-size-asian="12pt" style:language-asian="zh" style:country-asian="CN" style:font-size-complex="12pt"/>
    </style:style>
    <style:style style:name="P195" style:family="paragraph" style:parent-style-name="Text_20_body" style:list-style-name="L1">
      <style:paragraph-properties fo:text-align="start" style:justify-single-word="false"/>
      <style:text-properties style:font-name="思源宋体 CN Medium" fo:font-size="12pt" officeooo:rsid="0023924f" officeooo:paragraph-rsid="0023924f" style:font-name-asian="思源宋体 CN Medium" style:font-size-asian="12pt" style:language-asian="zh" style:country-asian="CN" style:font-size-complex="12pt"/>
    </style:style>
    <style:style style:name="P196" style:family="paragraph" style:parent-style-name="Text_20_body" style:list-style-name="L14">
      <style:paragraph-properties fo:text-align="start" style:justify-single-word="false"/>
      <style:text-properties style:font-name="思源宋体 CN Medium" fo:font-size="12pt" officeooo:rsid="0023924f" officeooo:paragraph-rsid="0023924f" style:font-name-asian="思源宋体 CN Medium" style:font-size-asian="12pt" style:language-asian="zh" style:country-asian="CN" style:font-size-complex="12pt"/>
    </style:style>
    <style:style style:name="P197" style:family="paragraph" style:parent-style-name="Text_20_body" style:list-style-name="L14">
      <style:paragraph-properties fo:text-align="start" style:justify-single-word="false"/>
      <style:text-properties style:font-name="思源宋体 CN Medium" fo:font-size="12pt" officeooo:rsid="00252427" officeooo:paragraph-rsid="00252427" style:font-name-asian="思源宋体 CN Medium" style:font-size-asian="12pt" style:language-asian="zh" style:country-asian="CN" style:font-size-complex="12pt"/>
    </style:style>
    <style:style style:name="P198" style:family="paragraph" style:parent-style-name="Text_20_body" style:list-style-name="L1">
      <style:paragraph-properties fo:text-align="start" style:justify-single-word="false"/>
      <style:text-properties style:font-name="思源宋体 CN Medium" fo:font-size="12pt" officeooo:rsid="00252427" officeooo:paragraph-rsid="00432edb" style:font-name-asian="思源宋体 CN Medium" style:font-size-asian="12pt" style:language-asian="zh" style:country-asian="CN" style:font-size-complex="12pt"/>
    </style:style>
    <style:style style:name="P199" style:family="paragraph" style:parent-style-name="Text_20_body" style:list-style-name="L1">
      <style:paragraph-properties fo:text-align="start" style:justify-single-word="false"/>
      <style:text-properties style:font-name="思源宋体 CN Medium" fo:font-size="12pt" officeooo:rsid="00252427" officeooo:paragraph-rsid="00252427" style:font-name-asian="思源宋体 CN Medium" style:font-size-asian="12pt" style:language-asian="zh" style:country-asian="CN" style:font-size-complex="12pt"/>
    </style:style>
    <style:style style:name="P200" style:family="paragraph" style:parent-style-name="Text_20_body" style:list-style-name="L15">
      <style:paragraph-properties fo:text-align="start" style:justify-single-word="false"/>
      <style:text-properties style:font-name="思源宋体 CN Medium" fo:font-size="12pt" officeooo:rsid="00252427" officeooo:paragraph-rsid="00252427" style:font-name-asian="思源宋体 CN Medium" style:font-size-asian="12pt" style:language-asian="zh" style:country-asian="CN" style:font-size-complex="12pt"/>
    </style:style>
    <style:style style:name="P201" style:family="paragraph" style:parent-style-name="Text_20_body" style:list-style-name="L1">
      <style:paragraph-properties fo:text-align="start" style:justify-single-word="false"/>
      <style:text-properties style:font-name="思源宋体 CN Medium" fo:font-size="12pt" officeooo:rsid="0026f1e3" officeooo:paragraph-rsid="0026f1e3" style:font-name-asian="思源宋体 CN Medium" style:font-size-asian="12pt" style:language-asian="zh" style:country-asian="CN" style:font-size-complex="12pt"/>
    </style:style>
    <style:style style:name="P202" style:family="paragraph" style:parent-style-name="Text_20_body" style:list-style-name="L16">
      <style:paragraph-properties fo:text-align="start" style:justify-single-word="false"/>
      <style:text-properties style:font-name="思源宋体 CN Medium" fo:font-size="12pt" officeooo:rsid="0026f1e3" officeooo:paragraph-rsid="0026f1e3" style:font-name-asian="思源宋体 CN Medium" style:font-size-asian="12pt" style:language-asian="zh" style:country-asian="CN" style:font-size-complex="12pt"/>
    </style:style>
    <style:style style:name="P203" style:family="paragraph" style:parent-style-name="Text_20_body" style:list-style-name="L1">
      <style:paragraph-properties fo:text-align="start" style:justify-single-word="false"/>
      <style:text-properties style:font-name="思源宋体 CN Medium" fo:font-size="12pt" officeooo:rsid="002813f5" officeooo:paragraph-rsid="002813f5" style:font-name-asian="思源宋体 CN Medium" style:font-size-asian="12pt" style:language-asian="zh" style:country-asian="CN" style:font-size-complex="12pt"/>
    </style:style>
    <style:style style:name="P204" style:family="paragraph" style:parent-style-name="Text_20_body" style:list-style-name="L17">
      <style:paragraph-properties fo:text-align="start" style:justify-single-word="false"/>
      <style:text-properties style:font-name="思源宋体 CN Medium" fo:font-size="12pt" officeooo:rsid="002813f5" officeooo:paragraph-rsid="002813f5" style:font-name-asian="思源宋体 CN Medium" style:font-size-asian="12pt" style:language-asian="zh" style:country-asian="CN" style:font-size-complex="12pt"/>
    </style:style>
    <style:style style:name="P205" style:family="paragraph" style:parent-style-name="Text_20_body" style:list-style-name="L18">
      <style:paragraph-properties fo:text-align="start" style:justify-single-word="false"/>
      <style:text-properties style:font-name="思源宋体 CN Medium" fo:font-size="12pt" officeooo:rsid="002813f5" officeooo:paragraph-rsid="002813f5" style:font-name-asian="思源宋体 CN Medium" style:font-size-asian="12pt" style:language-asian="zh" style:country-asian="CN" style:font-size-complex="12pt"/>
    </style:style>
    <style:style style:name="P206" style:family="paragraph" style:parent-style-name="Text_20_body" style:list-style-name="L1">
      <style:paragraph-properties fo:text-align="start" style:justify-single-word="false"/>
      <style:text-properties style:font-name="思源宋体 CN Medium" fo:font-size="12pt" officeooo:rsid="0028d95e" officeooo:paragraph-rsid="0028d95e" style:font-name-asian="思源宋体 CN Medium" style:font-size-asian="12pt" style:language-asian="zh" style:country-asian="CN" style:font-size-complex="12pt"/>
    </style:style>
    <style:style style:name="P207" style:family="paragraph" style:parent-style-name="Text_20_body" style:list-style-name="L1">
      <style:paragraph-properties fo:text-align="start" style:justify-single-word="false"/>
      <style:text-properties style:font-name="思源宋体 CN Medium" fo:font-size="12pt" officeooo:rsid="00290a5a" officeooo:paragraph-rsid="00432edb" style:font-name-asian="思源宋体 CN Medium" style:font-size-asian="12pt" style:language-asian="zh" style:country-asian="CN" style:font-size-complex="12pt"/>
    </style:style>
    <style:style style:name="P208" style:family="paragraph" style:parent-style-name="Text_20_body" style:list-style-name="L1">
      <style:paragraph-properties fo:text-align="start" style:justify-single-word="false"/>
      <style:text-properties style:font-name="思源宋体 CN Medium" fo:font-size="12pt" officeooo:rsid="00290a5a" officeooo:paragraph-rsid="00437a79" style:font-name-asian="思源宋体 CN Medium" style:font-size-asian="12pt" style:language-asian="zh" style:country-asian="CN" style:font-size-complex="12pt"/>
    </style:style>
    <style:style style:name="P209" style:family="paragraph" style:parent-style-name="Text_20_body" style:list-style-name="L1">
      <style:paragraph-properties fo:text-align="start" style:justify-single-word="false"/>
      <style:text-properties style:font-name="思源宋体 CN Medium" fo:font-size="12pt" officeooo:rsid="002a0037" officeooo:paragraph-rsid="002a0037" style:font-name-asian="思源宋体 CN Medium" style:font-size-asian="12pt" style:language-asian="zh" style:country-asian="CN" style:font-size-complex="12pt"/>
    </style:style>
    <style:style style:name="P210" style:family="paragraph" style:parent-style-name="Text_20_body" style:list-style-name="L1">
      <style:paragraph-properties fo:text-align="start" style:justify-single-word="false"/>
      <style:text-properties style:font-name="思源宋体 CN Medium" fo:font-size="12pt" officeooo:rsid="002a0037" officeooo:paragraph-rsid="00437a79" style:font-name-asian="思源宋体 CN Medium" style:font-size-asian="12pt" style:language-asian="zh" style:country-asian="CN" style:font-size-complex="12pt"/>
    </style:style>
    <style:style style:name="P211" style:family="paragraph" style:parent-style-name="Text_20_body" style:list-style-name="L1">
      <style:paragraph-properties fo:text-align="start" style:justify-single-word="false"/>
      <style:text-properties style:font-name="思源宋体 CN Medium" fo:font-size="12pt" officeooo:rsid="002a0037" officeooo:paragraph-rsid="004474b4" style:font-name-asian="思源宋体 CN Medium" style:font-size-asian="12pt" style:language-asian="zh" style:country-asian="CN" style:font-size-complex="12pt"/>
    </style:style>
    <style:style style:name="P212" style:family="paragraph" style:parent-style-name="Text_20_body" style:list-style-name="L1">
      <style:paragraph-properties fo:text-align="start" style:justify-single-word="false"/>
      <style:text-properties style:font-name="思源宋体 CN Medium" fo:font-size="12pt" officeooo:rsid="002abd76" officeooo:paragraph-rsid="002abd76" style:font-name-asian="思源宋体 CN Medium" style:font-size-asian="12pt" style:language-asian="zh" style:country-asian="CN" style:font-size-complex="12pt"/>
    </style:style>
    <style:style style:name="P213" style:family="paragraph" style:parent-style-name="Text_20_body" style:list-style-name="L29">
      <style:paragraph-properties fo:text-align="start" style:justify-single-word="false"/>
      <style:text-properties style:font-name="思源宋体 CN Medium" fo:font-size="12pt" officeooo:rsid="006db083" officeooo:paragraph-rsid="006db083" style:font-name-asian="思源宋体 CN Medium" style:font-size-asian="12pt" style:language-asian="zh" style:country-asian="CN" style:font-size-complex="12pt"/>
    </style:style>
    <style:style style:name="P214" style:family="paragraph" style:parent-style-name="Text_20_body" style:list-style-name="L32">
      <style:paragraph-properties fo:text-align="start" style:justify-single-word="false"/>
      <style:text-properties style:font-name="思源宋体 CN Medium" fo:font-size="12pt" officeooo:rsid="006f6740" officeooo:paragraph-rsid="006f6740" style:font-name-asian="思源宋体 CN Medium" style:font-size-asian="12pt" style:language-asian="zh" style:country-asian="CN" style:font-size-complex="12pt"/>
    </style:style>
    <style:style style:name="P215" style:family="paragraph" style:parent-style-name="Text_20_body" style:list-style-name="L29">
      <style:paragraph-properties fo:text-align="start" style:justify-single-word="false"/>
      <style:text-properties style:font-name="思源宋体 CN Medium" fo:font-size="12pt" officeooo:rsid="0070cfa1" officeooo:paragraph-rsid="00780800" style:font-name-asian="思源宋体 CN Medium" style:font-size-asian="12pt" style:language-asian="zh" style:country-asian="CN" style:font-size-complex="12pt"/>
    </style:style>
    <style:style style:name="P216" style:family="paragraph" style:parent-style-name="Text_20_body" style:list-style-name="L1">
      <style:paragraph-properties fo:text-align="start" style:justify-single-word="false"/>
      <style:text-properties style:font-name="思源宋体 CN Medium" officeooo:paragraph-rsid="001f1950" style:font-name-asian="思源宋体 CN Medium"/>
    </style:style>
    <style:style style:name="P217" style:family="paragraph" style:parent-style-name="Text_20_body" style:list-style-name="L20">
      <style:paragraph-properties fo:text-align="start" style:justify-single-word="false"/>
      <style:text-properties style:font-name="思源宋体 CN Medium" officeooo:paragraph-rsid="004474b4" style:font-name-asian="思源宋体 CN Medium"/>
    </style:style>
    <style:style style:name="P218" style:family="paragraph" style:parent-style-name="Text_20_body" style:list-style-name="L31">
      <style:paragraph-properties fo:text-align="start" style:justify-single-word="false"/>
      <style:text-properties style:font-name="思源宋体 CN Medium" officeooo:paragraph-rsid="006db083" style:font-name-asian="思源宋体 CN Medium"/>
    </style:style>
    <style:style style:name="P219" style:family="paragraph" style:parent-style-name="Text_20_body" style:list-style-name="L32">
      <style:paragraph-properties fo:text-align="start" style:justify-single-word="false"/>
      <style:text-properties style:font-name="思源宋体 CN Medium" officeooo:paragraph-rsid="006db083" style:font-name-asian="思源宋体 CN Medium"/>
    </style:style>
    <style:style style:name="P220" style:family="paragraph" style:parent-style-name="Text_20_body" style:list-style-name="L35">
      <style:paragraph-properties fo:text-align="start" style:justify-single-word="false"/>
      <style:text-properties style:font-name="思源宋体 CN Medium" officeooo:paragraph-rsid="00451913" style:font-name-asian="思源宋体 CN Medium"/>
    </style:style>
    <style:style style:name="P221" style:family="paragraph" style:parent-style-name="Text_20_body" style:list-style-name="L43">
      <style:paragraph-properties fo:text-align="start" style:justify-single-word="false"/>
      <style:text-properties style:font-name="思源宋体 CN Medium" officeooo:paragraph-rsid="008721f9" style:font-name-asian="思源宋体 CN Medium"/>
    </style:style>
    <style:style style:name="P222" style:family="paragraph" style:parent-style-name="Text_20_body" style:list-style-name="L32">
      <style:paragraph-properties fo:text-align="start" style:justify-single-word="false"/>
      <style:text-properties style:font-name="思源宋体 CN Medium" officeooo:rsid="006db083" officeooo:paragraph-rsid="006f6740" style:font-name-asian="思源宋体 CN Medium"/>
    </style:style>
    <style:style style:name="P223" style:family="paragraph" style:parent-style-name="Text_20_body" style:list-style-name="L32">
      <style:paragraph-properties fo:text-align="start" style:justify-single-word="false"/>
      <style:text-properties style:font-name="思源宋体 CN Medium" officeooo:rsid="006f6740" officeooo:paragraph-rsid="006f6740" style:font-name-asian="思源宋体 CN Medium"/>
    </style:style>
    <style:style style:name="P224" style:family="paragraph" style:parent-style-name="Text_20_body" style:list-style-name="L34">
      <style:paragraph-properties fo:text-align="start" style:justify-single-word="false"/>
      <style:text-properties style:font-name="思源宋体 CN Medium" officeooo:rsid="003554ee" officeooo:paragraph-rsid="003554ee" style:font-name-asian="思源宋体 CN Medium"/>
    </style:style>
    <style:style style:name="P225" style:family="paragraph" style:parent-style-name="Text_20_body" style:list-style-name="L34">
      <style:paragraph-properties fo:text-align="start" style:justify-single-word="false"/>
      <style:text-properties style:font-name="思源宋体 CN Medium" officeooo:rsid="003554ee" officeooo:paragraph-rsid="003554ee" style:font-name-asian="思源宋体 CN Medium" style:language-asian="zh" style:country-asian="CN"/>
    </style:style>
    <style:style style:name="P226" style:family="paragraph" style:parent-style-name="Text_20_body" style:list-style-name="L35">
      <style:paragraph-properties fo:text-align="start" style:justify-single-word="false"/>
      <style:text-properties style:font-name="思源宋体 CN Medium" officeooo:rsid="003554ee" officeooo:paragraph-rsid="00451913" style:font-name-asian="思源宋体 CN Medium" style:language-asian="zh" style:country-asian="CN"/>
    </style:style>
    <style:style style:name="P227" style:family="paragraph" style:parent-style-name="Text_20_body" style:list-style-name="L36">
      <style:paragraph-properties fo:text-align="start" style:justify-single-word="false"/>
      <style:text-properties style:font-name="思源宋体 CN Medium" officeooo:rsid="003554ee" officeooo:paragraph-rsid="003554ee" style:font-name-asian="思源宋体 CN Medium" style:language-asian="zh" style:country-asian="CN"/>
    </style:style>
    <style:style style:name="P228" style:family="paragraph" style:parent-style-name="Text_20_body" style:list-style-name="L36">
      <style:paragraph-properties fo:text-align="start" style:justify-single-word="false"/>
      <style:text-properties style:font-name="思源宋体 CN Medium" officeooo:rsid="00356647" officeooo:paragraph-rsid="0045d661" style:font-name-asian="思源宋体 CN Medium" style:language-asian="zh" style:country-asian="CN"/>
    </style:style>
    <style:style style:name="P229" style:family="paragraph" style:parent-style-name="Text_20_body" style:list-style-name="L34">
      <style:paragraph-properties fo:text-align="start" style:justify-single-word="false"/>
      <style:text-properties style:font-name="思源宋体 CN Medium" officeooo:rsid="0036a43f" officeooo:paragraph-rsid="0036a43f" style:font-name-asian="思源宋体 CN Medium" style:language-asian="zh" style:country-asian="CN"/>
    </style:style>
    <style:style style:name="P230" style:family="paragraph" style:parent-style-name="Text_20_body" style:list-style-name="L37">
      <style:paragraph-properties fo:text-align="start" style:justify-single-word="false"/>
      <style:text-properties style:font-name="思源宋体 CN Medium" officeooo:rsid="0036a43f" officeooo:paragraph-rsid="0036a43f" style:font-name-asian="思源宋体 CN Medium" style:language-asian="zh" style:country-asian="CN"/>
    </style:style>
    <style:style style:name="P231" style:family="paragraph" style:parent-style-name="Text_20_body" style:list-style-name="L38">
      <style:paragraph-properties fo:text-align="start" style:justify-single-word="false"/>
      <style:text-properties style:font-name="思源宋体 CN Medium" officeooo:rsid="003a0413" officeooo:paragraph-rsid="004a2849" style:font-name-asian="思源宋体 CN Medium" style:language-asian="zh" style:country-asian="CN"/>
    </style:style>
    <style:style style:name="P232" style:family="paragraph" style:parent-style-name="Text_20_body" style:list-style-name="L38">
      <style:paragraph-properties fo:text-align="start" style:justify-single-word="false"/>
      <style:text-properties style:font-name="思源宋体 CN Medium" officeooo:rsid="003a0413" officeooo:paragraph-rsid="003a0413" style:font-name-asian="思源宋体 CN Medium" style:language-asian="zh" style:country-asian="CN"/>
    </style:style>
    <style:style style:name="P233" style:family="paragraph" style:parent-style-name="Text_20_body" style:list-style-name="L34">
      <style:paragraph-properties fo:text-align="start" style:justify-single-word="false"/>
      <style:text-properties style:font-name="思源宋体 CN Medium" officeooo:rsid="003a0413" officeooo:paragraph-rsid="0036a43f" style:font-name-asian="思源宋体 CN Medium" style:language-asian="zh" style:country-asian="CN"/>
    </style:style>
    <style:style style:name="P234" style:family="paragraph" style:parent-style-name="Text_20_body" style:list-style-name="L39">
      <style:paragraph-properties fo:text-align="start" style:justify-single-word="false"/>
      <style:text-properties style:font-name="思源宋体 CN Medium" officeooo:paragraph-rsid="005f7e63" style:font-name-asian="思源宋体 CN Medium" style:language-asian="zh" style:country-asian="CN"/>
    </style:style>
    <style:style style:name="P235" style:family="paragraph" style:parent-style-name="Text_20_body" style:list-style-name="L39">
      <style:paragraph-properties fo:text-align="start" style:justify-single-word="false"/>
      <style:text-properties style:font-name="思源宋体 CN Medium" officeooo:rsid="005f7e63" officeooo:paragraph-rsid="005f7e63" style:font-name-asian="思源宋体 CN Medium" style:language-asian="zh" style:country-asian="CN"/>
    </style:style>
    <style:style style:name="P236" style:family="paragraph" style:parent-style-name="Text_20_body" style:list-style-name="L39">
      <style:paragraph-properties fo:text-align="start" style:justify-single-word="false"/>
      <style:text-properties style:font-name="思源宋体 CN Medium" officeooo:rsid="005f7e63" officeooo:paragraph-rsid="0061762f" style:font-name-asian="思源宋体 CN Medium" style:language-asian="zh" style:country-asian="CN"/>
    </style:style>
    <style:style style:name="P237" style:family="paragraph" style:parent-style-name="Text_20_body" style:list-style-name="L39">
      <style:paragraph-properties fo:text-align="start" style:justify-single-word="false"/>
      <style:text-properties style:font-name="思源宋体 CN Medium" officeooo:rsid="006786a8" officeooo:paragraph-rsid="006786a8" style:font-name-asian="思源宋体 CN Medium" style:language-asian="zh" style:country-asian="CN"/>
    </style:style>
    <style:style style:name="P238" style:family="paragraph" style:parent-style-name="Text_20_body" style:list-style-name="L39">
      <style:paragraph-properties fo:text-align="start" style:justify-single-word="false"/>
      <style:text-properties style:font-name="思源宋体 CN Medium" officeooo:rsid="0068e683" officeooo:paragraph-rsid="0068e683" style:font-name-asian="思源宋体 CN Medium" style:language-asian="zh" style:country-asian="CN"/>
    </style:style>
    <style:style style:name="P239" style:family="paragraph" style:parent-style-name="Text_20_body" style:list-style-name="L39">
      <style:paragraph-properties fo:text-align="start" style:justify-single-word="false"/>
      <style:text-properties style:font-name="思源宋体 CN Medium" officeooo:rsid="0068e683" officeooo:paragraph-rsid="007c57b7" style:font-name-asian="思源宋体 CN Medium" style:language-asian="zh" style:country-asian="CN"/>
    </style:style>
    <style:style style:name="P240" style:family="paragraph" style:parent-style-name="Text_20_body" style:list-style-name="L36">
      <style:paragraph-properties fo:text-align="start" style:justify-single-word="false"/>
      <style:text-properties style:font-name="思源宋体 CN Medium" officeooo:rsid="00356647" officeooo:paragraph-rsid="00356647" style:font-name-asian="思源宋体 CN Medium"/>
    </style:style>
    <style:style style:name="P241" style:family="paragraph" style:parent-style-name="Text_20_body" style:list-style-name="L34">
      <style:paragraph-properties fo:text-align="start" style:justify-single-word="false"/>
      <style:text-properties style:font-name="思源宋体 CN Medium" officeooo:rsid="0036a43f" officeooo:paragraph-rsid="0045d661" style:font-name-asian="思源宋体 CN Medium"/>
    </style:style>
    <style:style style:name="P242" style:family="paragraph" style:parent-style-name="Text_20_body" style:list-style-name="L34">
      <style:paragraph-properties fo:text-align="start" style:justify-single-word="false"/>
      <style:text-properties style:font-name="思源宋体 CN Medium" officeooo:rsid="00385723" officeooo:paragraph-rsid="00385723" style:font-name-asian="思源宋体 CN Medium"/>
    </style:style>
    <style:style style:name="P243" style:family="paragraph" style:parent-style-name="Text_20_body" style:list-style-name="L1">
      <style:paragraph-properties fo:text-align="start" style:justify-single-word="false"/>
      <style:text-properties officeooo:paragraph-rsid="0073cb2d"/>
    </style:style>
    <style:style style:name="P244" style:family="paragraph" style:parent-style-name="Text_20_body" style:list-style-name="L1">
      <style:paragraph-properties fo:text-align="start" style:justify-single-word="false"/>
      <style:text-properties officeooo:paragraph-rsid="0090ec2c"/>
    </style:style>
    <style:style style:name="P245" style:family="paragraph" style:parent-style-name="Text_20_body" style:list-style-name="L46">
      <style:paragraph-properties fo:text-align="start" style:justify-single-word="false"/>
      <style:text-properties officeooo:paragraph-rsid="008fbcd0"/>
    </style:style>
    <style:style style:name="P246" style:family="paragraph" style:parent-style-name="Text_20_body">
      <style:paragraph-properties fo:text-align="start" style:justify-single-word="false"/>
      <style:text-properties officeooo:paragraph-rsid="0090ec2c"/>
    </style:style>
    <style:style style:name="P247" style:family="paragraph" style:parent-style-name="Text_20_body" style:list-style-name="L49">
      <style:paragraph-properties fo:text-align="start" style:justify-single-word="false"/>
      <style:text-properties officeooo:paragraph-rsid="0070cfa1"/>
    </style:style>
    <style:style style:name="P248" style:family="paragraph" style:parent-style-name="Text_20_body" style:list-style-name="L33">
      <style:paragraph-properties fo:text-align="start" style:justify-single-word="false"/>
      <style:text-properties style:text-position="0% 100%" style:font-name="思源宋体 CN Medium" fo:font-size="12pt" officeooo:rsid="0070cfa1" officeooo:paragraph-rsid="0070cfa1" style:font-name-asian="思源宋体 CN Medium" style:font-size-asian="12pt" style:language-asian="zh" style:country-asian="CN" style:font-size-complex="12pt"/>
    </style:style>
    <style:style style:name="P249" style:family="paragraph" style:parent-style-name="Text_20_body" style:list-style-name="L29">
      <style:paragraph-properties fo:text-align="start" style:justify-single-word="false"/>
      <style:text-properties style:text-position="0% 100%" style:font-name="思源宋体 CN Medium" fo:font-size="12pt" officeooo:rsid="0071ab19" officeooo:paragraph-rsid="00780800" style:font-name-asian="思源宋体 CN Medium" style:font-size-asian="12pt" style:language-asian="zh" style:country-asian="CN" style:font-size-complex="12pt"/>
    </style:style>
    <style:style style:name="P250" style:family="paragraph" style:parent-style-name="Table_20_Contents">
      <style:text-properties style:font-name="思源宋体 CN Medium"/>
    </style:style>
    <style:style style:name="P251" style:family="paragraph" style:parent-style-name="Table_20_Contents" style:list-style-name="L31">
      <style:paragraph-properties fo:text-align="start" style:justify-single-word="false"/>
      <style:text-properties style:font-name="思源宋体 CN Medium" fo:font-size="12pt" officeooo:rsid="006c8e7b" officeooo:paragraph-rsid="006db083" style:font-name-asian="思源宋体 CN Medium" style:font-size-asian="12pt" style:language-asian="zh" style:country-asian="CN" style:font-size-complex="12pt"/>
    </style:style>
    <style:style style:name="P252" style:family="paragraph" style:parent-style-name="Table_20_Contents" style:list-style-name="L31">
      <style:paragraph-properties fo:text-align="start" style:justify-single-word="false"/>
      <style:text-properties style:font-name="思源宋体 CN Medium" officeooo:rsid="006c8e7b" officeooo:paragraph-rsid="006db083" style:font-name-asian="思源宋体 CN Medium"/>
    </style:style>
    <style:style style:name="P253" style:family="paragraph" style:parent-style-name="Table_20_Contents">
      <style:text-properties style:font-name="思源宋体 CN Medium" officeooo:rsid="006c8e7b" officeooo:paragraph-rsid="006c8e7b" style:font-name-asian="思源宋体 CN Medium"/>
    </style:style>
    <style:style style:name="P254" style:family="paragraph" style:parent-style-name="Table_20_Contents">
      <style:text-properties style:font-name="思源宋体 CN Medium" officeooo:rsid="00507587" officeooo:paragraph-rsid="008721f9" style:font-name-asian="思源宋体 CN Medium"/>
    </style:style>
    <style:style style:name="P255" style:family="paragraph" style:parent-style-name="Table_20_Contents">
      <style:text-properties style:font-name="思源宋体 CN Medium" officeooo:rsid="00238970" officeooo:paragraph-rsid="00238970" style:font-name-asian="思源宋体 CN Medium"/>
    </style:style>
    <style:style style:name="P256" style:family="paragraph" style:parent-style-name="Table_20_Contents">
      <style:text-properties style:font-name="思源宋体 CN Medium" officeooo:paragraph-rsid="0089206a"/>
    </style:style>
    <style:style style:name="P257" style:family="paragraph" style:parent-style-name="Table_20_Contents">
      <style:text-properties style:font-name="思源宋体 CN Medium" officeooo:paragraph-rsid="008c7c5d"/>
    </style:style>
    <style:style style:name="P258" style:family="paragraph" style:parent-style-name="Heading_20_3">
      <style:paragraph-properties fo:text-align="center" style:justify-single-word="false"/>
      <style:text-properties style:font-name="思源宋体 CN Medium" style:font-name-asian="思源宋体 CN Medium"/>
    </style:style>
    <style:style style:name="P259" style:family="paragraph" style:parent-style-name="Heading_20_2">
      <style:paragraph-properties fo:text-align="center" style:justify-single-word="false"/>
      <style:text-properties style:font-name="思源宋体 CN Medium" style:font-name-asian="思源宋体 CN Medium"/>
    </style:style>
    <style:style style:name="T1" style:family="text">
      <style:text-properties officeooo:rsid="03ac63fd"/>
    </style:style>
    <style:style style:name="T2" style:family="text">
      <style:text-properties officeooo:rsid="03ad4a7b"/>
    </style:style>
    <style:style style:name="T3" style:family="text">
      <style:text-properties officeooo:rsid="03b5eb81"/>
    </style:style>
    <style:style style:name="T4" style:family="text">
      <style:text-properties officeooo:rsid="03b456a4"/>
    </style:style>
    <style:style style:name="T5" style:family="text">
      <style:text-properties officeooo:rsid="03b6d85c"/>
    </style:style>
    <style:style style:name="T6" style:family="text">
      <style:text-properties officeooo:rsid="03a68a0e"/>
    </style:style>
    <style:style style:name="T7" style:family="text">
      <style:text-properties officeooo:rsid="03aa931a"/>
    </style:style>
    <style:style style:name="T8" style:family="text">
      <style:text-properties officeooo:rsid="00238970"/>
    </style:style>
    <style:style style:name="T9" style:family="text">
      <style:text-properties fo:font-size="12pt" style:font-size-asian="12pt" style:language-asian="zh" style:country-asian="CN" style:font-size-complex="12pt"/>
    </style:style>
    <style:style style:name="T10" style:family="text">
      <style:text-properties fo:font-size="12pt" officeooo:rsid="03a12dde" style:font-size-asian="12pt" style:language-asian="zh" style:country-asian="CN" style:font-size-complex="12pt"/>
    </style:style>
    <style:style style:name="T11" style:family="text">
      <style:text-properties fo:font-size="12pt" officeooo:rsid="00507587" style:font-size-asian="12pt" style:language-asian="zh" style:country-asian="CN" style:font-size-complex="12pt"/>
    </style:style>
    <style:style style:name="T12" style:family="text">
      <style:text-properties fo:font-size="12pt" officeooo:rsid="006c02a7" style:font-size-asian="12pt" style:language-asian="zh" style:country-asian="CN" style:font-size-complex="12pt"/>
    </style:style>
    <style:style style:name="T13" style:family="text">
      <style:text-properties fo:font-size="12pt" officeooo:rsid="006db083" style:font-size-asian="12pt" style:language-asian="zh" style:country-asian="CN" style:font-size-complex="12pt"/>
    </style:style>
    <style:style style:name="T14" style:family="text">
      <style:text-properties fo:font-size="12pt" officeooo:rsid="006c8e7b" style:font-size-asian="12pt" style:language-asian="zh" style:country-asian="CN" style:font-size-complex="12pt"/>
    </style:style>
    <style:style style:name="T15" style:family="text">
      <style:text-properties fo:font-size="12pt" officeooo:rsid="006f6740" style:font-size-asian="12pt" style:language-asian="zh" style:country-asian="CN" style:font-size-complex="12pt"/>
    </style:style>
    <style:style style:name="T16" style:family="text">
      <style:text-properties fo:font-size="12pt" officeooo:rsid="03b98fde" style:font-size-asian="12pt" style:language-asian="zh" style:country-asian="CN" style:font-size-complex="12pt"/>
    </style:style>
    <style:style style:name="T17" style:family="text">
      <style:text-properties fo:font-size="12pt" style:font-size-asian="12pt" style:font-size-complex="12pt"/>
    </style:style>
    <style:style style:name="T18" style:family="text">
      <style:text-properties fo:font-size="12pt" officeooo:rsid="03ae7b6e" style:font-size-asian="12pt" style:font-size-complex="12pt"/>
    </style:style>
    <style:style style:name="T19" style:family="text">
      <style:text-properties fo:font-size="12pt" officeooo:rsid="03a12dde" style:font-size-asian="12pt" style:font-size-complex="12pt"/>
    </style:style>
    <style:style style:name="T20" style:family="text">
      <style:text-properties fo:font-size="12pt" officeooo:rsid="00507587" style:font-size-asian="12pt" style:font-size-complex="12pt"/>
    </style:style>
    <style:style style:name="T21" style:family="text">
      <style:text-properties fo:font-size="12pt" officeooo:rsid="006db083" style:font-size-asian="12pt" style:font-size-complex="12pt"/>
    </style:style>
    <style:style style:name="T22" style:family="text">
      <style:text-properties style:language-asian="zh" style:country-asian="CN"/>
    </style:style>
    <style:style style:name="T23" style:family="text">
      <style:text-properties officeooo:rsid="003554ee" style:language-asian="zh" style:country-asian="CN"/>
    </style:style>
    <style:style style:name="T24" style:family="text">
      <style:text-properties officeooo:rsid="00356647" style:language-asian="zh" style:country-asian="CN"/>
    </style:style>
    <style:style style:name="T25" style:family="text">
      <style:text-properties officeooo:rsid="003b9594" style:language-asian="zh" style:country-asian="CN"/>
    </style:style>
    <style:style style:name="T26" style:family="text">
      <style:text-properties officeooo:rsid="003d1fad" style:language-asian="zh" style:country-asian="CN"/>
    </style:style>
    <style:style style:name="T27" style:family="text">
      <style:text-properties officeooo:rsid="03b5eb81" style:language-asian="zh" style:country-asian="CN"/>
    </style:style>
    <style:style style:name="T28" style:family="text">
      <style:text-properties officeooo:rsid="00401a92" style:language-asian="zh" style:country-asian="CN"/>
    </style:style>
    <style:style style:name="T29" style:family="text">
      <style:text-properties officeooo:rsid="03b456a4" style:language-asian="zh" style:country-asian="CN"/>
    </style:style>
    <style:style style:name="T30" style:family="text">
      <style:text-properties officeooo:rsid="00412874" style:language-asian="zh" style:country-asian="CN"/>
    </style:style>
    <style:style style:name="T31" style:family="text">
      <style:text-properties officeooo:rsid="004474b4" style:language-asian="zh" style:country-asian="CN"/>
    </style:style>
    <style:style style:name="T32" style:family="text">
      <style:text-properties officeooo:rsid="00451913" style:language-asian="zh" style:country-asian="CN"/>
    </style:style>
    <style:style style:name="T33" style:family="text">
      <style:text-properties officeooo:rsid="03a68a0e" style:language-asian="zh" style:country-asian="CN"/>
    </style:style>
    <style:style style:name="T34" style:family="text">
      <style:text-properties officeooo:rsid="03aa931a" style:language-asian="zh" style:country-asian="CN"/>
    </style:style>
    <style:style style:name="T35" style:family="text">
      <style:text-properties officeooo:rsid="0045d661" style:language-asian="zh" style:country-asian="CN"/>
    </style:style>
    <style:style style:name="T36" style:family="text">
      <style:text-properties officeooo:rsid="004deb7a" style:language-asian="zh" style:country-asian="CN"/>
    </style:style>
    <style:style style:name="T37" style:family="text">
      <style:text-properties officeooo:rsid="004fe6b4" style:language-asian="zh" style:country-asian="CN"/>
    </style:style>
    <style:style style:name="T38" style:family="text">
      <style:text-properties officeooo:rsid="0053ebc3" style:language-asian="zh" style:country-asian="CN"/>
    </style:style>
    <style:style style:name="T39" style:family="text">
      <style:text-properties officeooo:rsid="00560ce3" style:language-asian="zh" style:country-asian="CN"/>
    </style:style>
    <style:style style:name="T40" style:family="text">
      <style:text-properties officeooo:rsid="005bb11d" style:language-asian="zh" style:country-asian="CN"/>
    </style:style>
    <style:style style:name="T41" style:family="text">
      <style:text-properties officeooo:rsid="006c8e7b" style:language-asian="zh" style:country-asian="CN"/>
    </style:style>
    <style:style style:name="T42" style:family="text">
      <style:text-properties officeooo:rsid="006f6d77" style:language-asian="zh" style:country-asian="CN"/>
    </style:style>
    <style:style style:name="T43" style:family="text">
      <style:text-properties officeooo:rsid="0071ab19" style:language-asian="zh" style:country-asian="CN"/>
    </style:style>
    <style:style style:name="T44" style:family="text">
      <style:text-properties officeooo:rsid="007764ce" style:language-asian="zh" style:country-asian="CN"/>
    </style:style>
    <style:style style:name="T45" style:family="text">
      <style:text-properties officeooo:rsid="008562e2" style:language-asian="zh" style:country-asian="CN"/>
    </style:style>
    <style:style style:name="T46" style:family="text">
      <style:text-properties officeooo:rsid="03ae7b6e"/>
    </style:style>
    <style:style style:name="T47" style:family="text">
      <style:text-properties officeooo:rsid="003554ee"/>
    </style:style>
    <style:style style:name="T48" style:family="text">
      <style:text-properties officeooo:rsid="00432edb"/>
    </style:style>
    <style:style style:name="T49" style:family="text">
      <style:text-properties officeooo:rsid="00437a79"/>
    </style:style>
    <style:style style:name="T50" style:family="text">
      <style:text-properties officeooo:rsid="004474b4"/>
    </style:style>
    <style:style style:name="T51" style:family="text">
      <style:text-properties officeooo:rsid="00595414"/>
    </style:style>
    <style:style style:name="T52" style:family="text">
      <style:text-properties officeooo:rsid="005f7e63"/>
    </style:style>
    <style:style style:name="T53" style:family="text">
      <style:text-properties officeooo:rsid="0061762f"/>
    </style:style>
    <style:style style:name="T54" style:family="text">
      <style:text-properties officeooo:rsid="006a94d4"/>
    </style:style>
    <style:style style:name="T55" style:family="text">
      <style:text-properties officeooo:rsid="006b6fda"/>
    </style:style>
    <style:style style:name="T56" style:family="text">
      <style:text-properties style:text-position="0% 100%" style:language-asian="zh" style:country-asian="CN"/>
    </style:style>
    <style:style style:name="T57" style:family="text">
      <style:text-properties style:text-position="0% 100%" officeooo:rsid="00703862" style:language-asian="zh" style:country-asian="CN"/>
    </style:style>
    <style:style style:name="T58" style:family="text">
      <style:text-properties style:text-position="0% 100%" officeooo:rsid="0070cfa1" style:language-asian="zh" style:country-asian="CN"/>
    </style:style>
    <style:style style:name="T59" style:family="text">
      <style:text-properties style:text-position="0% 100%" officeooo:rsid="00780800" style:language-asian="zh" style:country-asian="CN"/>
    </style:style>
    <style:style style:name="T60" style:family="text">
      <style:text-properties style:text-position="0% 100%" style:font-name="思源宋体 CN Medium" fo:font-size="12pt" officeooo:rsid="0070cfa1" style:font-name-asian="思源宋体 CN Medium" style:font-size-asian="12pt" style:language-asian="zh" style:country-asian="CN" style:font-size-complex="12pt"/>
    </style:style>
    <style:style style:name="T61" style:family="text">
      <style:text-properties style:text-position="0% 100%" style:font-name="思源宋体 CN Medium" fo:font-size="12pt" officeooo:rsid="00703862" style:font-name-asian="思源宋体 CN Medium" style:font-size-asian="12pt" style:language-asian="zh" style:country-asian="CN" style:font-size-complex="12pt"/>
    </style:style>
    <style:style style:name="T62" style:family="text">
      <style:text-properties officeooo:rsid="007c57b7"/>
    </style:style>
    <style:style style:name="T63" style:family="text">
      <style:text-properties style:font-name="思源宋体 CN Medium" fo:font-size="12pt" officeooo:rsid="03b98fde" style:font-name-asian="思源宋体 CN Medium" style:font-size-asian="12pt" style:language-asian="zh" style:country-asian="CN" style:font-size-complex="12pt"/>
    </style:style>
    <style:style style:name="T64" style:family="text">
      <style:text-properties style:font-name="思源宋体 CN Medium" fo:font-size="12pt" officeooo:rsid="00238970" style:font-name-asian="思源宋体 CN Medium" style:font-size-asian="12pt" style:language-asian="zh" style:country-asian="CN" style:font-size-complex="12pt"/>
    </style:style>
    <style:style style:name="T65" style:family="text">
      <style:text-properties style:font-name="思源宋体 CN Medium" fo:font-size="12pt" officeooo:rsid="008fbcd0" style:font-name-asian="思源宋体 CN Medium" style:font-size-asian="12pt" style:language-asian="zh" style:country-asian="CN" style:font-size-complex="12pt"/>
    </style:style>
    <style:style style:name="T66" style:family="text">
      <style:text-properties style:font-name="思源宋体 CN Medium" fo:font-size="12pt" officeooo:rsid="00290a5a" style:font-name-asian="思源宋体 CN Medium" style:font-size-asian="12pt" style:language-asian="zh" style:country-asian="CN" style:font-size-complex="12pt"/>
    </style:style>
    <style:style style:name="T67" style:family="text">
      <style:text-properties officeooo:rsid="007d3168"/>
    </style:style>
    <style:style style:name="T68" style:family="text">
      <style:text-properties officeooo:rsid="008562e2"/>
    </style:style>
    <style:style style:name="T69" style:family="text">
      <style:text-properties officeooo:rsid="00858db2"/>
    </style:style>
    <style:style style:name="T70" style:family="text">
      <style:text-properties officeooo:rsid="0089206a"/>
    </style:style>
    <style:style style:name="T71" style:family="text">
      <style:text-properties officeooo:rsid="008a86de"/>
    </style:style>
    <style:style style:name="T72" style:family="text">
      <style:text-properties officeooo:rsid="008b905c"/>
    </style:style>
    <style:style style:name="T73" style:family="text">
      <style:text-properties officeooo:rsid="008df1ba"/>
    </style:style>
    <style:style style:name="T74" style:family="text">
      <style:text-properties officeooo:rsid="00229fb1"/>
    </style:style>
    <style:style style:name="T75" style:family="text">
      <style:text-properties officeooo:rsid="0090ec2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text:start-value="5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5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5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5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5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5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5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5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5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5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2.515cm" fo:text-indent="-0.635cm" fo:margin-left="2.51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cm" fo:text-indent="-0.635cm" fo:margin-left="3.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85cm" fo:text-indent="-0.635cm" fo:margin-left="3.78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cm" fo:text-indent="-0.635cm" fo:margin-left="4.4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55cm" fo:text-indent="-0.635cm" fo:margin-left="5.05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cm" fo:text-indent="-0.635cm" fo:margin-left="5.6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25cm" fo:text-indent="-0.635cm" fo:margin-left="6.32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cm" fo:text-indent="-0.635cm" fo:margin-left="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95cm" fo:text-indent="-0.635cm" fo:margin-left="7.5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cm" fo:text-indent="-0.635cm" fo:margin-left="8.23cm"/>
        </style:list-level-properties>
      </text:list-level-style-number>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9" text:outline-level="2">apache</text:h>
      <text:list xml:id="list3945192414" text:style-name="L1">
        <text:list-item>
          <text:p text:style-name="P105">安装Apache：</text:p>
        </text:list-item>
      </text:list>
      <table:table table:name="表格14" table:style-name="表格14">
        <table:table-column table:style-name="表格14.A"/>
        <table:table-row>
          <table:table-cell table:style-name="表格14.A1" office:value-type="string">
            <text:p text:style-name="P56">yum -y install httpd httpd-devel </text:p>
          </table:table-cell>
        </table:table-row>
      </table:table>
      <text:p text:style-name="P5"><text:tab/>在Ubuntu里面叫做Apache2，输入localhost能打开就算成功了。</text:p>
      <text:list xml:id="list194551905646687" text:continue-numbering="true" text:style-name="L1">
        <text:list-item>
          <text:p text:style-name="P106">Apache命令：</text:p>
        </text:list-item>
      </text:list>
      <text:list xml:id="list3411508137" text:style-name="L2">
        <text:list-item>
          <text:p text:style-name="P110">使用apachectl命令启动脚本，-f参数用于指定主配置文件。<text:tab/></text:p>
        </text:list-item>
      </text:list>
      <table:table table:name="表格15" table:style-name="表格15">
        <table:table-column table:style-name="表格15.A"/>
        <table:table-row>
          <table:table-cell table:style-name="表格15.A1" office:value-type="string">
            <text:p text:style-name="P57">/usr/local/apache2/bin/apachectl -f /usr/local/apache2/conf/httpd.conf</text:p>
          </table:table-cell>
        </table:table-row>
      </table:table>
      <text:p text:style-name="P5"><text:tab/><text:span text:style-name="T1">如果编译时已经指定主配置文件，则可以省略。</text:span></text:p>
      <text:list xml:id="list194552823375717" text:continue-numbering="true" text:style-name="L2">
        <text:list-item>
          <text:p text:style-name="P107">关闭<text:tab/><text:tab/><text:span text:style-name="T22">（</text:span><text:span text:style-name="T25">-k stop、关闭</text:span><text:span text:style-name="T22">）</text:span></text:p>
        </text:list-item>
      </text:list>
      <table:table table:name="表格189" table:style-name="表格189">
        <table:table-column table:style-name="表格189.A"/>
        <table:table-row>
          <table:table-cell table:style-name="表格189.A1" office:value-type="string">
            <text:p text:style-name="P57">apachectl -k stop</text:p>
          </table:table-cell>
        </table:table-row>
      </table:table>
      <text:p text:style-name="P5"><text:tab/>注意：<text:span text:style-name="T1">apache指安装目录的bin目录下的apachectl控制脚本，下同。</text:span></text:p>
      <text:p text:style-name="P5"><text:tab/><text:span text:style-name="T2">-k选项应该是kill的意思，以下几个命令的意思是发送相应的信号并执行动作。</text:span></text:p>
      <text:list xml:id="list194551666323675" text:continue-numbering="true" text:style-name="L2">
        <text:list-item>
          <text:p text:style-name="P109">立即重启<text:tab/><text:tab/><text:span text:style-name="T22">（</text:span><text:span text:style-name="T25">-k restart、立即重启</text:span><text:span text:style-name="T22">）</text:span></text:p>
        </text:list-item>
      </text:list>
      <table:table table:name="表格25" table:style-name="表格25">
        <table:table-column table:style-name="表格25.A"/>
        <table:table-row>
          <table:table-cell table:style-name="表格25.A1" office:value-type="string">
            <text:p text:style-name="P58">apachectl -k restart</text:p>
          </table:table-cell>
        </table:table-row>
      </table:table>
      <text:p text:style-name="P6"/>
      <text:list xml:id="list194551333354428" text:continue-numbering="true" text:style-name="L2">
        <text:list-item>
          <text:p text:style-name="P109">完成请求后停止脚本<text:tab/><text:span text:style-name="T22">（</text:span><text:span text:style-name="T25">-k graceful-stop、平滑关闭</text:span><text:span text:style-name="T22">）</text:span></text:p>
        </text:list-item>
      </text:list>
      <table:table table:name="表格48" table:style-name="表格48">
        <table:table-column table:style-name="表格48.A"/>
        <table:table-row>
          <table:table-cell table:style-name="表格48.A1" office:value-type="string">
            <text:p text:style-name="P58">apachectl -k graceful-stop</text:p>
          </table:table-cell>
        </table:table-row>
      </table:table>
      <text:p text:style-name="P6"/>
      <text:list xml:id="list194551387291612" text:continue-numbering="true" text:style-name="L2">
        <text:list-item>
          <text:p text:style-name="P107"><text:span text:style-name="T1">完成请求后退出</text:span>重启<text:tab/><text:span text:style-name="T22">（</text:span><text:span text:style-name="T25">-k graceful、平滑重启</text:span><text:span text:style-name="T22">）</text:span></text:p>
        </text:list-item>
      </text:list>
      <table:table table:name="表格190" table:style-name="表格190">
        <table:table-column table:style-name="表格190.A"/>
        <table:table-row>
          <table:table-cell table:style-name="表格190.A1" office:value-type="string">
            <text:p text:style-name="P57">apachectl -k graceful</text:p>
          </table:table-cell>
        </table:table-row>
      </table:table>
      <text:p text:style-name="P112"/>
      <text:list xml:id="list194552042559112" text:continue-list="list194551905646687" text:style-name="L1">
        <text:list-item>
          <text:p text:style-name="P113">Apache的MPM实际上就是用于处理请求的，不同的<text:span text:style-name="T67">mpm方式处理请求的方式不同</text:span>。</text:p>
        </text:list-item>
      </text:list>
      <text:list xml:id="list2306027816" text:style-name="L3">
        <text:list-item>
          <text:p text:style-name="P114">prefork：在启动之初，就预先fork一些子进程，然后等待请求进来。之所以这样做，是为了减少频繁创建和销毁进程的开销。每个子进程只有一个线程，在一个时间点内，只能处理一个请求。</text:p>
        </text:list-item>
      </text:list>
      <text:p text:style-name="P7"><text:tab/>优点：成熟稳定，兼容所有新老模块。同时，不需要担心线程安全的问题。</text:p>
      <text:p text:style-name="P7"><text:tab/>缺点：一个进程相对占用更多的系统资源，消耗更多的内存。而且，它并不擅长处理高并发请求，在这种场景下，它会将请求放进队列中，一直等到有可用进程，请求才会被处理。</text:p>
      <text:list xml:id="list194552232407420" text:continue-numbering="true" text:style-name="L3">
        <text:list-item>
          <text:p text:style-name="P114">Worker<text:span text:style-name="T22">：它也预先fork了几个子进程，数量比较少，然后每个子进程创建一些线程，同时包括一个监听线程。每个请求过来，会被分配到1个线程来服务。线程比起进程会更轻量，因为线程通常会共享父进程的内存空间，因此，内存的占用会减少一些。在高并发的场景下，因为比起prefork有更多的可用线程，表现会更优秀一些。</text:span></text:p>
        </text:list-item>
      </text:list>
      <text:p text:style-name="P7"><text:soft-page-break/><text:tab/>优点：占据更少的内存，高并发下表现更优秀。</text:p>
      <text:p text:style-name="P7"><text:tab/>缺点：必须考虑线程安全的问题，因为多个子线程是共享父进程的内存地址的。如果使用keep-alive的长连接方式，某个线程会一直被占据，也许中间几乎没有请求，需要一直等待到超时才会被释放。如果过多的线程，被这样占据，也会导致在高并发场景下的无服务线程可用。该问题在prefork模式下，同样会发生。</text:p>
      <text:list xml:id="list194552594087167" text:continue-numbering="true" text:style-name="L3">
        <text:list-item>
          <text:p text:style-name="P114">event<text:span text:style-name="T22">：它和worker模式很像，最大的区别在于，它解决了keep-alive场景下，长期被占用的线程的资源浪费问题（某些线程因为被keep-alive，空挂在哪里等待，中间几乎没有请求过来，甚至等到超时）。event MPM中，会有一个专门的线程来管理这些keep-alive类型的线程，当有真实请求过来的时候，将请求传递给服务线程，执行完毕后，又允许它释放。这样增强了高并发场景下的请求处理能力。</text:span></text:p>
        </text:list-item>
      </text:list>
      <text:list xml:id="list3548593328" text:style-name="L4">
        <text:list-item>
          <text:p text:style-name="P115">编译时可以编译为三种都支持，通过修改配置来更换：</text:p>
        </text:list-item>
      </text:list>
      <table:table table:name="表格209" table:style-name="表格209">
        <table:table-column table:style-name="表格209.A"/>
        <table:table-row>
          <table:table-cell table:style-name="表格209.A1" office:value-type="string">
            <text:p text:style-name="P59">--enable-mpms-shared=all</text:p>
          </table:table-cell>
        </table:table-row>
      </table:table>
      <text:p text:style-name="P7"><text:tab/>修改httpd.conf中的多<text:span text:style-name="T22">路</text:span>处理模式：<text:tab/><text:span text:style-name="T22">（修改</text:span><text:span text:style-name="T26">httpd.conf的多路处理模式</text:span><text:span text:style-name="T22">）</text:span></text:p>
      <table:table table:name="表格210" table:style-name="表格210">
        <table:table-column table:style-name="表格210.A"/>
        <table:table-row>
          <table:table-cell table:style-name="表格210.A1" office:value-type="string">
            <text:p text:style-name="P59">#LoadModule mpm_prefork_module modules/mod_mpm_prefork.so</text:p>
            <text:p text:style-name="P59">LoadModule mpm_worker_module modules/mod_mpm_worker.so</text:p>
            <text:p text:style-name="P59">#LoadModule mpm_event_module modules/mod_mpm_event.so</text:p>
          </table:table-cell>
        </table:table-row>
      </table:table>
      <text:p text:style-name="P7"/>
      <text:list xml:id="list194551661672208" text:continue-list="list194552042559112" text:style-name="L1">
        <text:list-item>
          <text:p text:style-name="P111">在使用configure脚本时用 --with-mpm=NAME 选项指定MPM，NAME就是你想使用的MPM的名称。一旦服务器编译完成，就可以用 ./httpd -l 命令来查看使用了哪个MPM。这个命令将列出所有已经被编译到服务器中的模块，包括MPM。</text:p>
        </text:list-item>
        <text:list-item>
          <text:p text:style-name="P173">AddHandler指令用于在文件扩展名与特定的处理器之间建立映射：</text:p>
        </text:list-item>
      </text:list>
      <table:table table:name="表格77" table:style-name="表格77">
        <table:table-column table:style-name="表格77.A"/>
        <table:table-row>
          <table:table-cell table:style-name="表格77.A1" office:value-type="string">
            <text:p text:style-name="P250">AddHandler php5-script .php</text:p>
          </table:table-cell>
        </table:table-row>
      </table:table>
      <text:p text:style-name="P174"><text:tab/>指定扩展名为 .php 的文件应被 <text:s/>php5-srcipt 处理器来处理。</text:p>
      <text:list xml:id="list194552751537896" text:continue-numbering="true" text:style-name="L1">
        <text:list-item>
          <text:p text:style-name="P173">AddType 指令用于在给定的文件扩展名与特定的内容类型之间建立映射。</text:p>
        </text:list-item>
      </text:list>
      <table:table table:name="表格78" table:style-name="表格78">
        <table:table-column table:style-name="表格78.A"/>
        <table:table-row>
          <table:table-cell table:style-name="表格78.A1" office:value-type="string">
            <text:p text:style-name="P250">AddType application/x-x509-ca-cert .crt</text:p>
          </table:table-cell>
        </table:table-row>
      </table:table>
      <text:p text:style-name="P176"><text:tab/>如果客户端需要application/x-x509-ca-cert资源，则<text:span text:style-name="T69">返回</text:span>.<text:span text:style-name="T69">crt类型的资源。</text:span></text:p>
      <text:list xml:id="list194552358676384" text:continue-numbering="true" text:style-name="L1">
        <text:list-item>
          <text:p text:style-name="P138">Options指令的主要作用是控制特定目录将启用哪些服务器特性。指令的完整语法为：<text:span text:style-name="T22">（</text:span><text:span text:style-name="T40">Options、服务器特性</text:span><text:span text:style-name="T22">）</text:span></text:p>
        </text:list-item>
      </text:list>
      <table:table table:name="表格49" table:style-name="表格49">
        <table:table-column table:style-name="表格49.A"/>
        <table:table-row>
          <table:table-cell table:style-name="表格49.A1" office:value-type="string">
            <text:p text:style-name="P254">Options [+|-]option [[+|-]option] ...</text:p>
          </table:table-cell>
        </table:table-row>
      </table:table>
      <text:p text:style-name="P140"><text:tab/>Options指令后可以附加指定多种服务器特性，特性选项之间以空格分隔。<text:span text:style-name="T22">（</text:span><text:span text:style-name="T38">Options、指定服务器特性</text:span><text:span text:style-name="T22">）</text:span></text:p>
      <table:table table:name="表格50" table:style-name="表格50">
        <table:table-column table:style-name="表格50.A"/>
        <table:table-row>
          <table:table-cell table:style-name="表格50.A1" office:value-type="string">
            <text:p text:style-name="P254">&lt;Directory /&gt;</text:p>
            <text:p text:style-name="P254">#指定根目录"/"启用Indexes、FollowSymLinks两种特性。</text:p>
            <text:p text:style-name="P254"><text:s text:c="4"/>Options Indexes FollowSymLinks</text:p>
            <text:p text:style-name="P254"><text:s text:c="4"/>AllowOverride all</text:p>
            <text:p text:style-name="P254"><text:s text:c="4"/>Order allow,deny</text:p>
            <text:p text:style-name="P254"><text:s text:c="4"/>Allow from all</text:p>
            <text:p text:style-name="P254"><text:soft-page-break/>&lt;/Directory&gt;</text:p>
          </table:table-cell>
        </table:table-row>
      </table:table>
      <text:p text:style-name="P140"><text:tab/>Options指令后可以附加的特性选项的具体作用及含义：</text:p>
      <text:list xml:id="list1760345971" text:style-name="L43">
        <text:list-item>
          <text:p text:style-name="P221"><text:span text:style-name="T20">All</text:span><text:span text:style-name="T11">：</text:span><text:span text:style-name="T20">表示除MultiViews之外的所有特性。这也是Options指令的默认设置。</text:span><text:span text:style-name="T11">（all、允许所有特性）</text:span></text:p>
        </text:list-item>
        <text:list-item>
          <text:p text:style-name="P221"><text:span text:style-name="T20">None</text:span><text:span text:style-name="T11">：</text:span><text:span text:style-name="T20">表示不启用任何的服务器特性。</text:span><text:span text:style-name="T11">（None、不启用任何特性）</text:span></text:p>
        </text:list-item>
        <text:list-item>
          <text:p text:style-name="P221"><text:span text:style-name="T20">FollowSymLinks</text:span><text:span text:style-name="T11">：</text:span><text:span text:style-name="T20">服务器允许在此目录中使用符号连接。</text:span><text:span text:style-name="T11">（FollowSymLinks、允许符号连接）</text:span></text:p>
        </text:list-item>
        <text:list-item>
          <text:p text:style-name="P141">Indexes<text:span text:style-name="T22">：</text:span>如果输入的网址对应服务器上的一个文件目录，而此目录中又没有DirectoryIndex指令，那么服务器会返回由mod_autoindex模块生成的一个格式化后的目录列表，并列出该目录下的所有文件。<text:span text:style-name="T22">（Indexes、没有DirectoryIndex则自动生成目录列表）</text:span></text:p>
        </text:list-item>
        <text:list-item>
          <text:p text:style-name="P141">MultiViews<text:span text:style-name="T22">：</text:span>允许使用mod_negotiation模块提供内容协商的"多重视图"。简而言之，如果客户端请求的路径可能对应多种类型的文件，那么服务器将根据客户端请求的具体情况自动选择一个最匹配客户端要求的文件。<text:span text:style-name="T22">（MultiViews、多重视图、自动选择最匹配的文件）</text:span></text:p>
        </text:list-item>
        <text:list-item>
          <text:p text:style-name="P141">SymLinksIfOwnerMatch<text:span text:style-name="T22">：</text:span>服务器仅在符号连接与目标文件或目录的所有者具有相同的用户ID时才使用它。简而言之，只有当符号连接和符号连接指向的目标文件或目录的所有者是同一用户时，才会使用符号连接。如果该配置选项位于&lt;Location&gt;配置段中，将会被忽略。<text:span text:style-name="T22">（符号连接与目标文件、相同的用户ID才使用）</text:span></text:p>
        </text:list-item>
        <text:list-item>
          <text:p text:style-name="P141">ExecCGI<text:span text:style-name="T22">：</text:span>允许使用mod_cgi模块执行CGI脚本。<text:span text:style-name="T22">（ExecCGI、允许执行CGI脚本）</text:span></text:p>
        </text:list-item>
        <text:list-item>
          <text:p text:style-name="P141">Includes<text:span text:style-name="T22">：</text:span>允许使用mod_include模块提供的服务器端包含功能。<text:span text:style-name="T22">（Includes、允许服务器端包含功能）</text:span></text:p>
        </text:list-item>
        <text:list-item>
          <text:p text:style-name="P141">IncludesNOEXEC<text:span text:style-name="T22">：</text:span>允许服务器端包含，但禁用"#exec cmd"和"#exec cgi"。但仍可以从ScriptAlias目录使用"#include virtual"虚拟CGI脚本。<text:span text:style-name="T22">（IncludesNOEXEC、允许服务器端包含）</text:span></text:p>
        </text:list-item>
      </text:list>
      <text:list xml:id="list194552111082087" text:continue-list="list194552358676384" text:style-name="L1">
        <text:list-item>
          <text:p text:style-name="P173">SSI，通常称为"服务器端包含"，用于在静态HTML文件中，根据需求动态地插入不同的内容。例如在一个静态网页中插入当前系统时间等。</text:p>
        </text:list-item>
      </text:list>
      <text:list xml:id="list816331422" text:style-name="L40">
        <text:list-item>
          <text:p text:style-name="P175">SSI默认的扩展名是 .stm、.shtm 和 .shtml。</text:p>
        </text:list-item>
        <text:list-item>
          <text:p text:style-name="P175">SSI技术通过在html文件中加入SSI指令，让服务器端在输出html之前解释SSI指令，并把解释完的结果和html代码一同输出给客户端。</text:p>
        </text:list-item>
      </text:list>
      <text:list xml:id="list194552728300056" text:continue-list="list194552111082087" text:style-name="L1">
        <text:list-item>
          <text:p text:style-name="P116">使用<text:span text:style-name="T68">SSI可以动态地生成内容，而无须使用CGI接口。</text:span></text:p>
        </text:list-item>
      </text:list>
      <text:list xml:id="list499356654" text:style-name="L41">
        <text:list-item>
          <text:p text:style-name="P177">PHP等动态语言就是通过CGI接口实现的。</text:p>
        </text:list-item>
      </text:list>
      <text:list xml:id="list194552740413921" text:continue-list="list194552728300056" text:style-name="L1">
        <text:list-item>
          <text:p text:style-name="P116">Apache 过滤器分为输入过滤器和输出过滤器，用于对输入和输出的数据进行处理。使用过滤器可以实现统计流量、压缩等功能。<text:span text:style-name="T22">（过滤器、流量统计、流量压缩）</text:span></text:p>
        </text:list-item>
        <text:list-item>
          <text:p text:style-name="P116">Apache内置了一些过滤器模块：</text:p>
        </text:list-item>
      </text:list>
      <text:list xml:id="list1298300398" text:style-name="L5">
        <text:list-item>
          <text:p text:style-name="P118"><text:soft-page-break/><text:span text:style-name="T22">mod_include：输出过滤器，用于启用</text:span><text:span text:style-name="T45">SSI</text:span><text:span text:style-name="T22">。</text:span></text:p>
        </text:list-item>
        <text:list-item>
          <text:p text:style-name="P118">mod_ssl：实现了SSL加密。<text:tab/></text:p>
        </text:list-item>
        <text:list-item>
          <text:p text:style-name="P118">mod_deflate：输出过滤器，用于对输出进行压缩。</text:p>
        </text:list-item>
        <text:list-item>
          <text:p text:style-name="P118">mod_charset_lit<text:span text:style-name="T72">e</text:span>：用于在发送数据到客户端之前转换数据的字符集。<text:tab/></text:p>
        </text:list-item>
        <text:list-item>
          <text:p text:style-name="P118">mod_ext_filter：用于自定义过滤器。<text:tab/></text:p>
        </text:list-item>
      </text:list>
      <text:list xml:id="list194553176749991" text:continue-list="list194552740413921" text:style-name="L1">
        <text:list-item>
          <text:p text:style-name="P178">通过在配置文件中添加下列配置启用SSI：</text:p>
        </text:list-item>
      </text:list>
      <text:list xml:id="list645948032" text:style-name="L42">
        <text:list-item>
          <text:p text:style-name="P180">在 httpd.conf 文件中添加下列两行：</text:p>
        </text:list-item>
      </text:list>
      <table:table table:name="表格75" table:style-name="表格75">
        <table:table-column table:style-name="表格75.A"/>
        <table:table-row>
          <table:table-cell table:style-name="表格75.A1" office:value-type="string">
            <text:p text:style-name="P250">AddType text/html .shtml </text:p>
            <text:p text:style-name="P250">AddOutputFilter INCLUDES .shtml</text:p>
          </table:table-cell>
        </table:table-row>
      </table:table>
      <text:p text:style-name="P179"/>
      <text:list xml:id="list194551891529159" text:continue-numbering="true" text:style-name="L42">
        <text:list-item>
          <text:p text:style-name="P180">找到这样一行 Options Indexes FollowSymLinks，在后面添加 INCLUDES，变成这样：</text:p>
        </text:list-item>
      </text:list>
      <table:table table:name="表格76" table:style-name="表格76">
        <table:table-column table:style-name="表格76.A"/>
        <table:table-row>
          <table:table-cell table:style-name="表格76.A1" office:value-type="string">
            <text:p text:style-name="P250">Options Indexes FollowSymLinks INCLUDES</text:p>
          </table:table-cell>
        </table:table-row>
      </table:table>
      <text:p text:style-name="P179"/>
      <text:list xml:id="list194553189574404" text:continue-list="list194553176749991" text:style-name="L1">
        <text:list-item>
          <text:p text:style-name="P117">过滤器常见指令：</text:p>
        </text:list-item>
      </text:list>
      <text:list xml:id="list2791950389" text:style-name="L6">
        <text:list-item>
          <text:p text:style-name="P119">SetInputFilter：设置输入过滤器。</text:p>
        </text:list-item>
        <text:list-item>
          <text:p text:style-name="P119">SetOutputFilter：设置输出过滤器。</text:p>
        </text:list-item>
        <text:list-item>
          <text:p text:style-name="P119">AddInputFilter：添加输入过滤器。</text:p>
        </text:list-item>
        <text:list-item>
          <text:p text:style-name="P120">AddOutputFilter：添加输出过滤器。</text:p>
        </text:list-item>
      </text:list>
      <text:p text:style-name="P9"><text:tab/>例如：</text:p>
      <table:table table:name="表格211" table:style-name="表格211">
        <table:table-column table:style-name="表格211.A"/>
        <table:table-row>
          <table:table-cell table:style-name="表格211.A1" office:value-type="string">
            <text:p text:style-name="P60">&lt;Directory /www/data/&gt;</text:p>
            <text:p text:style-name="P60"><text:s text:c="4"/>SetOutputFilter INCLUDES</text:p>
            <text:p text:style-name="P60">&lt;/Directory&gt;</text:p>
          </table:table-cell>
        </table:table-row>
      </table:table>
      <text:p text:style-name="P8"/>
      <text:list xml:id="list194552149667651" text:continue-list="list194553189574404" text:style-name="L1">
        <text:list-item>
          <text:p text:style-name="P121">压缩由DEFLATE 过滤器实现 。 以下指令将为容器中的文档启用压缩：</text:p>
        </text:list-item>
      </text:list>
      <table:table table:name="表格79" table:style-name="表格79">
        <table:table-column table:style-name="表格79.A"/>
        <table:table-row>
          <table:table-cell table:style-name="表格79.A1" office:value-type="string">
            <text:p text:style-name="P250">SetOutputFilter DEFLATE</text:p>
          </table:table-cell>
        </table:table-row>
      </table:table>
      <text:p text:style-name="P124"/>
      <text:list xml:id="list1215186247" text:style-name="L44">
        <text:list-item>
          <text:p text:style-name="P125">使用AddOutputFilterByType指令添加压缩类型：</text:p>
        </text:list-item>
      </text:list>
      <table:table table:name="表格80" table:style-name="表格80">
        <table:table-column table:style-name="表格80.A"/>
        <table:table-row>
          <table:table-cell table:style-name="表格80.A1" office:value-type="string">
            <text:p text:style-name="P250">&lt;Directory "/your-server-root/manual"&gt; </text:p>
            <text:p text:style-name="P250"><text:s text:c="8"/>AddOutputFilterByType DEFLATE text/html </text:p>
            <text:p text:style-name="P250">&lt;/Directory&gt;</text:p>
          </table:table-cell>
        </table:table-row>
      </table:table>
      <text:p text:style-name="P124"/>
      <text:list xml:id="list2220008010" text:style-name="L45">
        <text:list-item>
          <text:p text:style-name="P126">使用BrowserMatch指令为特定浏览器设置是否进行压缩。如果某些浏览器无法处<text:soft-page-break/>理某种类型的压缩，可以使用这个指令。</text:p>
        </text:list-item>
      </text:list>
      <table:table table:name="表格81" table:style-name="表格81">
        <table:table-column table:style-name="表格81.A"/>
        <table:table-row>
          <table:table-cell table:style-name="表格81.A1" office:value-type="string">
            <text:p text:style-name="P250">BrowserMatch ^Mozilla/4 gzip-only-text/html </text:p>
            <text:p text:style-name="P250">BrowserMatch ^Mozilla/4\.0[678] no-gzip </text:p>
            <text:p text:style-name="P250">BrowserMatch \bMSIE !no-gzip !gzip-only-text/html</text:p>
          </table:table-cell>
        </table:table-row>
      </table:table>
      <text:p text:style-name="P124"><text:tab/>其中中间字段为正则表达式，而最后一个字段的<text:span text:style-name="T70">no-gzip 表示不压缩，而gzip-only-text/html表示只压缩html文档。</text:span></text:p>
      <text:list xml:id="list194551734518635" text:continue-list="list194552149667651" text:style-name="L1">
        <text:list-item>
          <text:p text:style-name="P123">DEFLATE过滤器提供了解压请求压缩包的功能，通过下列指令开启解压功能：</text:p>
        </text:list-item>
      </text:list>
      <table:table table:name="表格82" table:style-name="表格82">
        <table:table-column table:style-name="表格82.A"/>
        <table:table-row>
          <table:table-cell table:style-name="表格82.A1" office:value-type="string">
            <text:p text:style-name="P250">&lt;Location /dav-area&gt; </text:p>
            <text:p text:style-name="P256"><text:s text:c="8"/>SetInputFilter DEFLATE </text:p>
            <text:p text:style-name="P250">&lt;/Location&gt;</text:p>
          </table:table-cell>
        </table:table-row>
      </table:table>
      <text:p text:style-name="P181"/>
      <text:list xml:id="list194552863252642" text:continue-numbering="true" text:style-name="L1">
        <text:list-item>
          <text:p text:style-name="P121">如果客户端连接未使用<text:span text:style-name="T71">SSL加密，通过下列指令设置拒绝响应：</text:span></text:p>
        </text:list-item>
      </text:list>
      <table:table table:name="表格83" table:style-name="表格83">
        <table:table-column table:style-name="表格83.A"/>
        <table:table-row>
          <table:table-cell table:style-name="表格83.A1" office:value-type="string">
            <text:p text:style-name="P250">Require ssl</text:p>
          </table:table-cell>
        </table:table-row>
      </table:table>
      <text:p text:style-name="P124"><text:tab/>如果既需要用户的客户端拥有证书，也要用户拥有正确的账号密码进行身份认证，则通过以下指令设置：</text:p>
      <table:table table:name="表格84" table:style-name="表格84">
        <table:table-column table:style-name="表格84.A"/>
        <table:table-row>
          <table:table-cell table:style-name="表格84.A1" office:value-type="string">
            <text:p text:style-name="P250">Require ssl-verify-client</text:p>
            <text:p text:style-name="P250">Require valid-user</text:p>
          </table:table-cell>
        </table:table-row>
      </table:table>
      <text:p text:style-name="P124"/>
      <text:list xml:id="list194552400939546" text:continue-numbering="true" text:style-name="L1">
        <text:list-item>
          <text:p text:style-name="P121">Listen指令告诉服务器接只受来自特定端口(或地址+端口的组合)的请求。如果Listen指令仅指定了端口，则服务器会监听所有的IP地址；如果指定了地址+端口的组合，则服务器只监听来自此特定地址上特定端口的请求。使用多个Listen指令，可以指定在多个地址和端口上进行监听。<text:span text:style-name="T22">（</text:span><text:span text:style-name="T26">listen、监听端口、</text:span><text:span text:style-name="T22">地址+端口、监听特定地址）</text:span></text:p>
        </text:list-item>
      </text:list>
      <table:table table:name="表格212" table:style-name="表格212">
        <table:table-column table:style-name="表格212.A"/>
        <table:table-row>
          <table:table-cell table:style-name="表格212.A1" office:value-type="string">
            <text:p text:style-name="P61">Listen 80</text:p>
            <text:p text:style-name="P61">Listen 8000</text:p>
            <text:p text:style-name="P61">Listen 192.170.2.1:80</text:p>
            <text:p text:style-name="P61">Listen 192.170.2.5:8000</text:p>
          </table:table-cell>
        </table:table-row>
      </table:table>
      <text:p text:style-name="P10"><text:tab/>IPv6地址必须用方括号括起来：<text:tab/><text:span text:style-name="T22">（</text:span><text:span text:style-name="T26">IPv6、方括号括起来</text:span><text:span text:style-name="T22">）</text:span></text:p>
      <table:table table:name="表格213" table:style-name="表格213">
        <table:table-column table:style-name="表格213.A"/>
        <table:table-row>
          <table:table-cell table:style-name="表格213.A1" office:value-type="string">
            <text:p text:style-name="P61">Listen [2001:db8::a00:20ff:fea7:ccea]:80</text:p>
          </table:table-cell>
        </table:table-row>
      </table:table>
      <text:p text:style-name="P10"/>
      <text:list xml:id="list194551463703704" text:continue-numbering="true" text:style-name="L1">
        <text:list-item>
          <text:p text:style-name="P122">要使Apache仅仅只处理IPv4连接，无论你的平台是什么或者APR是否支持，只须对所有Listen指令都指定IPv4地址即可，如下所示：</text:p>
        </text:list-item>
      </text:list>
      <table:table table:name="表格214" table:style-name="表格214">
        <table:table-column table:style-name="表格214.A"/>
        <table:table-row>
          <table:table-cell table:style-name="表格214.A1" office:value-type="string">
            <text:p text:style-name="P61">Listen 0.0.0.0:80</text:p>
            <text:p text:style-name="P61">Listen 192.170.2.1:80</text:p>
          </table:table-cell>
        </table:table-row>
      </table:table>
      <text:p text:style-name="P10"/>
      <text:list xml:id="list194551996349488" text:continue-numbering="true" text:style-name="L1">
        <text:list-item>
          <text:p text:style-name="P128">Apache主配置文件通常叫httpd.conf ，其位置是编译时确定的，但可以用命令行<text:soft-page-break/>参数 -f 来改变。</text:p>
        </text:list-item>
        <text:list-item>
          <text:p text:style-name="P128">AcceptFilter 指令用于配置协议的套接字优化。内核在收到数据或缓冲完整个HTTP请求之前不向服务器进程发送套接字。<text:span text:style-name="T73">linux默认的优化是：</text:span></text:p>
        </text:list-item>
      </text:list>
      <table:table table:name="表格86" table:style-name="表格86">
        <table:table-column table:style-name="表格86.A"/>
        <table:table-row>
          <table:table-cell table:style-name="表格86.A1" office:value-type="string">
            <text:p text:style-name="P250">AcceptFilter http data</text:p>
            <text:p text:style-name="P250">AcceptFilter https data</text:p>
          </table:table-cell>
        </table:table-row>
      </table:table>
      <text:p text:style-name="P130"/>
      <text:list xml:id="list194552483201922" text:continue-numbering="true" text:style-name="L1">
        <text:list-item>
          <text:p text:style-name="P128">用Include指令和通配符附加许多其他配置文件，对主配置文件的更改需要重启才能生效。<text:span text:style-name="T3">相关指令：</text:span></text:p>
        </text:list-item>
      </text:list>
      <text:list xml:id="list4066556560" text:style-name="L7">
        <text:list-item>
          <text:p text:style-name="P182">define：用于定义一个变量。</text:p>
        </text:list-item>
      </text:list>
      <table:table table:name="表格85" table:style-name="表格85">
        <table:table-column table:style-name="表格85.A"/>
        <table:table-row>
          <table:table-cell table:style-name="表格85.A1" office:value-type="string">
            <text:p text:style-name="P250">&lt;IfDefine TEST&gt;</text:p>
            <text:p text:style-name="P250"><text:s text:c="7"/>Define servername test.example.com</text:p>
            <text:p text:style-name="P257">&lt;/IfDefine&gt;</text:p>
          </table:table-cell>
        </table:table-row>
      </table:table>
      <text:p text:style-name="P183"><text:tab/>如果TEST为真，则定义变量 servername，变量值为test.example.com。</text:p>
      <text:list xml:id="list194552292160672" text:continue-numbering="true" text:style-name="L7">
        <text:list-item>
          <text:p text:style-name="P131">&lt;IfDefine&gt; 指令：IfDefine后面的条件为真时才生效。</text:p>
        </text:list-item>
      </text:list>
      <table:table table:name="表格217" table:style-name="表格217">
        <table:table-column table:style-name="表格217.A"/>
        <table:table-row>
          <table:table-cell table:style-name="表格217.A1" office:value-type="string">
            <text:p text:style-name="P62">httpd -DReverseProxy ...</text:p>
            <text:p text:style-name="P62"/>
            <text:p text:style-name="P62"># httpd.conf</text:p>
            <text:p text:style-name="P62">&lt;IfDefine ReverseProxy&gt;</text:p>
            <text:p text:style-name="P63"><text:span text:style-name="T46"><text:s text:c="4"/></text:span>LoadModule rewrite_module modules/mod_rewrite.so</text:p>
            <text:p text:style-name="P63"><text:span text:style-name="T46"><text:s text:c="4"/></text:span>LoadModule proxy_module modules/libproxy.so</text:p>
            <text:p text:style-name="P62">&lt;/IfDefine&gt;</text:p>
          </table:table-cell>
        </table:table-row>
      </table:table>
      <text:p text:style-name="P135"><text:tab/>只有定义了 ReverseProxy才执行里面的语句。</text:p>
      <text:list xml:id="list194552165362078" text:continue-numbering="true" text:style-name="L7">
        <text:list-item>
          <text:p text:style-name="P131">Include 指令：在服务器配置文件中包含其它配置文件<text:tab/></text:p>
        </text:list-item>
      </text:list>
      <table:table table:name="表格218" table:style-name="表格218">
        <table:table-column table:style-name="表格218.A"/>
        <table:table-row>
          <table:table-cell table:style-name="表格218.A1" office:value-type="string">
            <text:p text:style-name="P62">Include /usr/local/apache2/conf/ssl.conf</text:p>
            <text:p text:style-name="P62">Include /usr/local/apache2/conf/vhosts/*.conf</text:p>
          </table:table-cell>
        </table:table-row>
      </table:table>
      <text:p text:style-name="P12"/>
      <text:list xml:id="list194551818923284" text:continue-numbering="true" text:style-name="L7">
        <text:list-item>
          <text:p text:style-name="P131">TypesConfig 指令：指定mime.types文件的位置<text:tab/></text:p>
        </text:list-item>
      </text:list>
      <text:list xml:id="list194551456970043" text:continue-list="list194552483201922" text:style-name="L1">
        <text:list-item>
          <text:p text:style-name="P127">Apache配置文件的每一行包含一个指令，在行尾使用反斜杠"\"可以表示续行，但是反斜杠与下一行之间不能有任何其他字符(包括空白字符)。<text:tab/></text:p>
        </text:list-item>
        <text:list-item>
          <text:p text:style-name="P127">可以用 apachectl configtest 或者命令行选项 -t 检查配置文件中的错误，而无须启动Apache服务器。</text:p>
        </text:list-item>
        <text:list-item>
          <text:p text:style-name="P127">Apache是模块化的服务器，核心中只包含实现最基本功能的模块。</text:p>
        </text:list-item>
      </text:list>
      <text:list xml:id="list3753426347" text:style-name="L8">
        <text:list-item>
          <text:p text:style-name="P129">&lt;IfModule&gt; 指令：如果启用了指定的模块，则执行标签中间的语句<text:span text:style-name="T22">。</text:span></text:p>
        </text:list-item>
      </text:list>
      <table:table table:name="表格215" table:style-name="表格215">
        <table:table-column table:style-name="表格215.A"/>
        <table:table-row>
          <table:table-cell table:style-name="表格215.A1" office:value-type="string">
            <text:p text:style-name="P64">&lt;IfModule mod_ssl.c&gt;</text:p>
            <text:p text:style-name="P64"><text:s text:c="4"/>Include conf/ssl.conf</text:p>
            <text:p text:style-name="P64">&lt;/IfModule&gt;</text:p>
          </table:table-cell>
        </table:table-row>
      </table:table>
      <text:p text:style-name="P11"><text:soft-page-break/></text:p>
      <text:list xml:id="list194552494783433" text:continue-numbering="true" text:style-name="L8">
        <text:list-item>
          <text:p text:style-name="P136">LoadModule 指令：<text:span text:style-name="T4">加载目标文件或库，并将其添加到活动模块列表</text:span><text:span text:style-name="T29">。</text:span></text:p>
        </text:list-item>
      </text:list>
      <table:table table:name="表格216" table:style-name="表格216">
        <table:table-column table:style-name="表格216.A"/>
        <table:table-row>
          <table:table-cell table:style-name="表格216.A1" office:value-type="string">
            <text:p text:style-name="P65">LoadModule status_module modules/mod_status.so</text:p>
          </table:table-cell>
        </table:table-row>
      </table:table>
      <text:p text:style-name="P13"/>
      <text:list xml:id="list194552621542623" text:continue-list="list194551456970043" text:style-name="L1">
        <text:list-item>
          <text:p text:style-name="P137">Order<text:span text:style-name="T22">指令用于指定命令的执行顺序，命令之间使用逗号隔开：</text:span></text:p>
        </text:list-item>
      </text:list>
      <table:table table:name="表格51" table:style-name="表格51">
        <table:table-column table:style-name="表格51.A"/>
        <table:table-row>
          <table:table-cell table:style-name="表格51.A1" office:value-type="string">
            <text:p text:style-name="P76">Order Deny,Allow</text:p>
            <text:p text:style-name="P76">Allow from all</text:p>
            <text:p text:style-name="P76">Deny from domain.org</text:p>
          </table:table-cell>
        </table:table-row>
      </table:table>
      <text:p text:style-name="P28"><text:tab/>上面例子虽然deny命令在allow命令之后，但由于order命令指定最后一个命令是allow，apache在处理到第二句allow的时候就已经匹配成功，根本就不会执行第三句。解决办法是将语句改为：</text:p>
      <table:table table:name="表格52" table:style-name="表格52">
        <table:table-column table:style-name="表格52.A"/>
        <table:table-row>
          <table:table-cell table:style-name="表格52.A1" office:value-type="string">
            <text:p text:style-name="P76">Order Allow,Den<text:span text:style-name="T22">y</text:span></text:p>
            <text:p text:style-name="P76">Allow from all</text:p>
            <text:p text:style-name="P76">Deny from domain.org</text:p>
          </table:table-cell>
        </table:table-row>
      </table:table>
      <text:p text:style-name="P28"/>
      <text:list xml:id="list194552294828805" text:continue-numbering="true" text:style-name="L1">
        <text:list-item>
          <text:p text:style-name="P184">allow指令和deny指令用于允许或禁止相关ip对目录进行访问：</text:p>
        </text:list-item>
      </text:list>
      <table:table table:name="表格53" table:style-name="表格53">
        <table:table-column table:style-name="表格53.A"/>
        <table:table-row>
          <table:table-cell table:style-name="表格53.A1" office:value-type="string">
            <text:p text:style-name="P77">Order Allow,Deny</text:p>
            <text:p text:style-name="P77">Allow from all</text:p>
            <text:p text:style-name="P77">Deny from domain.org</text:p>
          </table:table-cell>
        </table:table-row>
      </table:table>
      <text:p text:style-name="P139"><text:span text:style-name="T22"/></text:p>
      <text:list xml:id="list194552687010520" text:continue-numbering="true" text:style-name="L1">
        <text:list-item>
          <text:p text:style-name="P132">主配置文件中的指令对整个服务器都有效。相关指令：</text:p>
        </text:list-item>
      </text:list>
      <text:list xml:id="list2890458275" text:style-name="L10">
        <text:list-item>
          <text:p text:style-name="P133">&lt;Directory&gt; 指令：封装一组指令，使之仅对文件空间中的某个目录及其子目录生效<text:span text:style-name="T22">（Directory 、对某个目录生效）</text:span></text:p>
        </text:list-item>
      </text:list>
      <table:table table:name="表格219" table:style-name="表格219">
        <table:table-column table:style-name="表格219.A"/>
        <table:table-row>
          <table:table-cell table:style-name="表格219.A1" office:value-type="string">
            <text:p text:style-name="P62">&lt;Directory /usr/local/httpd/htdocs&gt;</text:p>
            <text:p text:style-name="P63"><text:span text:style-name="T46"><text:s text:c="4"/></text:span>Options Indexes FollowSymLinks</text:p>
            <text:p text:style-name="P62">&lt;/Directory&gt;</text:p>
          </table:table-cell>
        </table:table-row>
      </table:table>
      <text:p text:style-name="P12"/>
      <text:list xml:id="list194552490513874" text:continue-numbering="true" text:style-name="L10">
        <text:list-item>
          <text:p text:style-name="P133">&lt;DirectoryMatch&gt; 指令：封装一些指令并作用于文件系统中匹配正则表达式的所有目录及其子目录<text:span text:style-name="T22">（DirectoryMatch、对某个目录生效，正则表达式）</text:span></text:p>
        </text:list-item>
      </text:list>
      <table:table table:name="表格220" table:style-name="表格220">
        <table:table-column table:style-name="表格220.A"/>
        <table:table-row>
          <table:table-cell table:style-name="表格220.A1" office:value-type="string">
            <text:p text:style-name="P62">&lt;DirectoryMatch "^/www/(.+/)*[0-9]{3}"&gt;</text:p>
          </table:table-cell>
        </table:table-row>
      </table:table>
      <text:p text:style-name="P12"/>
      <text:list xml:id="list194551691691957" text:continue-numbering="true" text:style-name="L10">
        <text:list-item>
          <text:p text:style-name="P134">&lt;Files&gt; 指令：包含作用于匹配指定文件名的指令<text:span text:style-name="T22">（Files 、对某个文件生效）</text:span></text:p>
        </text:list-item>
      </text:list>
      <table:table table:name="表格221" table:style-name="表格221">
        <table:table-column table:style-name="表格221.A"/>
        <table:table-row>
          <table:table-cell table:style-name="表格221.A1" office:value-type="string">
            <text:p text:style-name="P62">&lt;Files ~ "\.(gif|jpe?g|png)$"&gt;</text:p>
          </table:table-cell>
        </table:table-row>
      </table:table>
      <text:p text:style-name="P12"><text:tab/><text:span text:style-name="T5">在Apache1.3及其后继版本中，更推荐使用&lt;FilesMatch&gt;指令。</text:span></text:p>
      <text:list xml:id="list194553261175349" text:continue-numbering="true" text:style-name="L10">
        <text:list-item>
          <text:p text:style-name="P142">&lt;FilesMatch&gt; 指令：包含作用于与正则表达式匹配的文件名的指令<text:span text:style-name="T22">（FilesMatch、正则表达式）</text:span></text:p>
        </text:list-item>
      </text:list>
      <table:table table:name="表格222" table:style-name="表格222">
        <table:table-column table:style-name="表格222.A"/>
        <text:soft-page-break/>
        <table:table-row>
          <table:table-cell table:style-name="表格222.A1" office:value-type="string">
            <text:p text:style-name="P66">&lt;FilesMatch "\.(gif|jpe?g|png)$"&gt;</text:p>
          </table:table-cell>
        </table:table-row>
      </table:table>
      <text:p text:style-name="P14"/>
      <text:list xml:id="list194553054400211" text:continue-numbering="true" text:style-name="L10">
        <text:list-item>
          <text:p text:style-name="P143">&lt;Location&gt; 指令：将封装的指令作用于匹配的URL<text:span text:style-name="T22">（</text:span><text:span text:style-name="T28">location、</text:span><text:span text:style-name="T27">对某个</text:span><text:span text:style-name="T36">URL</text:span><text:span text:style-name="T27">生效</text:span><text:span text:style-name="T22">）</text:span></text:p>
        </text:list-item>
      </text:list>
      <table:table table:name="表格223" table:style-name="表格223">
        <table:table-column table:style-name="表格223.A"/>
        <table:table-row>
          <table:table-cell table:style-name="表格223.A1" office:value-type="string">
            <text:p text:style-name="P67">&lt;Location /status&gt;</text:p>
            <text:p text:style-name="P68"><text:span text:style-name="T46"><text:s text:c="4"/></text:span>SetHandler server-status</text:p>
            <text:p text:style-name="P68"><text:span text:style-name="T46"><text:s text:c="4"/></text:span>Order Deny,Allow</text:p>
            <text:p text:style-name="P68"><text:span text:style-name="T46"><text:s text:c="4"/></text:span>Deny from all</text:p>
            <text:p text:style-name="P68"><text:span text:style-name="T46"><text:s text:c="4"/></text:span>Allow from .foo.com</text:p>
            <text:p text:style-name="P67">&lt;/Location&gt;</text:p>
          </table:table-cell>
        </table:table-row>
      </table:table>
      <text:p text:style-name="P15"><text:tab/>使用&lt;Location&gt;来将指令应用于独立于文件系统之外的内容。文件系统之内的内容请使用&lt;Directory&gt;和&lt;Files&gt;指令。不过一个例外是&lt;Location /&gt; ，它可以方便的作用于所用URL。</text:p>
      <text:list xml:id="list194552116068133" text:continue-numbering="true" text:style-name="L10">
        <text:list-item>
          <text:p text:style-name="P144">&lt;LocationMatch&gt; 指令：将封装的指令作用于正则表达式匹配的URL。&lt;LocationMatch&gt;和&lt;Location&gt;指令相同，提供了基于URL的访问控制。但它使用正则表达式作为参数，而不是简单字符串。<text:span text:style-name="T22">（LocationMatch、匹配正则表达式的</text:span><text:span text:style-name="T30">URL</text:span><text:span text:style-name="T22">）</text:span></text:p>
        </text:list-item>
      </text:list>
      <table:table table:name="表格224" table:style-name="表格224">
        <table:table-column table:style-name="表格224.A"/>
        <table:table-row>
          <table:table-cell table:style-name="表格224.A1" office:value-type="string">
            <text:p text:style-name="P69">&lt;LocationMatch "/(extra|special)/data"&gt;</text:p>
          </table:table-cell>
        </table:table-row>
      </table:table>
      <text:p text:style-name="P16"/>
      <text:list xml:id="list194553215544163" text:continue-numbering="true" text:style-name="L10">
        <text:list-item>
          <text:p text:style-name="P145">&lt;VirtualHost&gt; 指令：包含仅作用于指定主机名或IP地址的指令<text:span text:style-name="T22">（虚拟主机）</text:span></text:p>
        </text:list-item>
      </text:list>
      <table:table table:name="表格225" table:style-name="表格225">
        <table:table-column table:style-name="表格225.A"/>
        <table:table-row>
          <table:table-cell table:style-name="表格225.A1" office:value-type="string">
            <text:p text:style-name="P1">&lt;VirtualHost 10.1.2.3&gt;</text:p>
            <text:p text:style-name="P2"><text:span text:style-name="T18"><text:s text:c="4"/></text:span>ServerAdmin webmaster@host.foo.com</text:p>
            <text:p text:style-name="P2"><text:span text:style-name="T18"><text:s text:c="4"/></text:span>DocumentRoot /www/docs/host.foo.com</text:p>
            <text:p text:style-name="P2"><text:span text:style-name="T18"><text:s text:c="4"/></text:span>ServerName host.foo.com</text:p>
            <text:p text:style-name="P2"><text:span text:style-name="T18"><text:s text:c="4"/></text:span>ErrorLog logs/host.foo.com-error_log</text:p>
            <text:p text:style-name="P2"><text:span text:style-name="T18"><text:s text:c="4"/></text:span>TransferLog logs/host.foo.com-access_log</text:p>
            <text:p text:style-name="P1">&lt;/VirtualHost&gt;</text:p>
          </table:table-cell>
        </table:table-row>
      </table:table>
      <text:p text:style-name="P29"/>
      <text:list xml:id="list194553320403334" text:continue-list="list194552687010520" text:style-name="L1">
        <text:list-item>
          <text:p text:style-name="P185">.htaccess主要的作用有：URL重写、自定义错误页面、MIME类型配置以及访问权限控制等。主要体现在伪静态的应用、图片防盗链、自定义404错误页面、阻止/允许特定IP/IP段、目录浏览与主页、禁止访问指定文件类型、文件密码保护等。</text:p>
        </text:list-item>
        <text:list-item>
          <text:p text:style-name="P185"><text:s/>.htaccess的用途范围主要针对当前目录。</text:p>
        </text:list-item>
        <text:list-item>
          <text:p text:style-name="P243"><text:span text:style-name="T63">AccessFileName 指令用于设置.htaccess配置文件的名字：</text:span></text:p>
        </text:list-item>
      </text:list>
      <table:table table:name="表格72" table:style-name="表格72">
        <table:table-column table:style-name="表格72.A"/>
        <table:table-row>
          <table:table-cell table:style-name="表格72.A1" office:value-type="string">
            <text:p text:style-name="P78">AccessFileName .acl</text:p>
          </table:table-cell>
        </table:table-row>
      </table:table>
      <text:p text:style-name="P30"/>
      <text:list xml:id="list194552453365756" text:continue-numbering="true" text:style-name="L1">
        <text:list-item>
          <text:p text:style-name="P243"><text:span text:style-name="T63">AllowOverride 指令：确定允许存在于.htaccess文件中的指令类型。语法如下：</text:span></text:p>
        </text:list-item>
      </text:list>
      <table:table table:name="表格73" table:style-name="表格73">
        <table:table-column table:style-name="表格73.A"/>
        <table:table-row>
          <table:table-cell table:style-name="表格73.A1" office:value-type="string">
            <text:p text:style-name="P78">AllowOverride All|None|directive-type [directive-type] ...</text:p>
          </table:table-cell>
        </table:table-row>
      </table:table>
      <text:p text:style-name="P30"/>
      <text:list xml:id="list194552693130968" text:continue-numbering="true" text:style-name="L1">
        <text:list-item>
          <text:p text:style-name="P216"><text:soft-page-break/><text:span text:style-name="T16">缓存相关的模块：</text:span></text:p>
        </text:list-item>
      </text:list>
      <text:list xml:id="list3702159242" text:style-name="L12">
        <text:list-item>
          <text:p text:style-name="P188">mod_cache：基于URI键的内容动态缓冲(内存或磁盘)</text:p>
        </text:list-item>
        <text:list-item>
          <text:p text:style-name="P188">mod_mem_cache：基于内存的缓冲管理器</text:p>
        </text:list-item>
        <text:list-item>
          <text:p text:style-name="P188">mod_disk_cache：基于磁盘的缓冲管理器</text:p>
        </text:list-item>
        <text:list-item>
          <text:p text:style-name="P188">mod_file_cache：提供文件描述符缓存支持，从而提高Apache性能</text:p>
        </text:list-item>
      </text:list>
      <text:list xml:id="list194553109647951" text:continue-list="list194552693130968" text:style-name="L1">
        <text:list-item>
          <text:p text:style-name="P186">缓存相关指令：</text:p>
        </text:list-item>
      </text:list>
      <text:list xml:id="list370957753" text:style-name="L13">
        <text:list-item>
          <text:p text:style-name="P189">CacheEnable 指令：使用特定的存储类型缓存某些特定的URL。</text:p>
        </text:list-item>
      </text:list>
      <table:table table:name="表格1" table:style-name="表格1">
        <table:table-column table:style-name="表格1.A"/>
        <table:table-row>
          <table:table-cell table:style-name="表格1.A1" office:value-type="string">
            <text:p text:style-name="P79">CacheEnable mem /manual</text:p>
            <text:p text:style-name="P79">CacheEnable fd /images</text:p>
            <text:p text:style-name="P79">CacheEnable disk /</text:p>
          </table:table-cell>
        </table:table-row>
      </table:table>
      <text:p text:style-name="P31"/>
      <text:list xml:id="list194552517554200" text:continue-numbering="true" text:style-name="L13">
        <text:list-item>
          <text:p text:style-name="P189">CacheDisable 指令：禁止缓存某些特定的URL。</text:p>
        </text:list-item>
      </text:list>
      <table:table table:name="表格2" table:style-name="表格2">
        <table:table-column table:style-name="表格2.A"/>
        <table:table-row>
          <table:table-cell table:style-name="表格2.A1" office:value-type="string">
            <text:p text:style-name="P79">CacheDisable /local_files</text:p>
          </table:table-cell>
        </table:table-row>
      </table:table>
      <text:p text:style-name="P31"/>
      <text:list xml:id="list194551715571018" text:continue-numbering="true" text:style-name="L13">
        <text:list-item>
          <text:p text:style-name="P190">CacheFile 指令：将文件句柄存入内存的高速缓冲区，稍微降低系统性能，但是占用内存较少。</text:p>
        </text:list-item>
      </text:list>
      <table:table table:name="表格3" table:style-name="表格3">
        <table:table-column table:style-name="表格3.A"/>
        <table:table-row>
          <table:table-cell table:style-name="表格3.A1" office:value-type="string">
            <text:p text:style-name="P80">CacheFile /usr/local/apache/htdocs/index.html</text:p>
          </table:table-cell>
        </table:table-row>
      </table:table>
      <text:p text:style-name="P32"/>
      <text:list xml:id="list194551595781450" text:continue-numbering="true" text:style-name="L13">
        <text:list-item>
          <text:p text:style-name="P191">UseCanonicalName 指令：配置服务器如何确定它自己的域名。</text:p>
        </text:list-item>
      </text:list>
      <text:list xml:id="list3079879307" text:style-name="L46">
        <text:list-item>
          <text:p text:style-name="P245"><text:span text:style-name="T64">使用 UseCanonicalName On 会使用ServerName这个域名生成完整规范的</text:span><text:span text:style-name="T65">URL</text:span><text:span text:style-name="T64">。</text:span></text:p>
        </text:list-item>
        <text:list-item>
          <text:p text:style-name="P245"><text:span text:style-name="T64">设置为 UseCanonicalName Off 时，如果客户端提供了主机名和端口，Apache将会使用这些信息来构建URL。</text:span></text:p>
        </text:list-item>
      </text:list>
      <text:list xml:id="list194552476549376" text:continue-list="list194551595781450" text:style-name="L13">
        <text:list-item>
          <text:p text:style-name="P190">ForceLanguagePriority 指令：指定无法匹配单个文档的情况下所采取的动作。</text:p>
        </text:list-item>
      </text:list>
      <text:list xml:id="list194553387102551" text:continue-list="list194553109647951" text:style-name="L1">
        <text:list-item>
          <text:p text:style-name="P193">存在于Apache中最基本的缓冲方式是由mod_file_cache实现的文件<text:span text:style-name="T74">句柄</text:span>缓存。胜于缓存文件内容本身，这个缓冲区维护一张打开的文件描述符表，用于保存在配置文件中使用CacheFile指令指定的文件的文件句柄。</text:p>
        </text:list-item>
      </text:list>
      <table:table table:name="表格4" table:style-name="表格4">
        <table:table-column table:style-name="表格4.A"/>
        <table:table-row>
          <table:table-cell table:style-name="表格4.A1" office:value-type="string">
            <text:p text:style-name="P81">CacheFile /usr/local/apache2/htdocs/index.html</text:p>
          </table:table-cell>
        </table:table-row>
      </table:table>
      <text:p text:style-name="P194"><text:tab/>如果缓存内容被删除，缓存句柄依然在生效，直到Apache被停止、文件描述符被关闭。</text:p>
      <text:list xml:id="list194553010065426" text:continue-numbering="true" text:style-name="L1">
        <text:list-item>
          <text:p text:style-name="P192">mod_mem_cache也提供了一个文件句柄缓冲方案，可以通过CacheEnable指令来启用。</text:p>
        </text:list-item>
      </text:list>
      <table:table table:name="表格5" table:style-name="表格5">
        <table:table-column table:style-name="表格5.A"/>
        <table:table-row>
          <table:table-cell table:style-name="表格5.A1" office:value-type="string">
            <text:p text:style-name="P81">CacheEnable fd /</text:p>
          </table:table-cell>
        </table:table-row>
      </table:table>
      <text:p text:style-name="P33"><text:tab/>与mod_cache的方案相比，这种方案更加智能：缓存内容失效以后相应的句柄将不再被维护。</text:p>
      <text:list xml:id="list194552398009049" text:continue-numbering="true" text:style-name="L1">
        <text:list-item>
          <text:p text:style-name="P195"><text:soft-page-break/>内容协商功能可以根据浏览器提供的参数选择一个资源最合适的媒体类型、语言、字符集和编码的表现方式。</text:p>
        </text:list-item>
        <text:list-item>
          <text:p text:style-name="P195">有两种方式可以实现内容协商：（内容协商、类型表）</text:p>
        </text:list-item>
      </text:list>
      <text:list xml:id="list4085069012" text:style-name="L14">
        <text:list-item>
          <text:p text:style-name="P196">使用类型表(也就是一个 *.var文件)明确指定各变种的文件名。</text:p>
        </text:list-item>
        <text:list-item>
          <text:p text:style-name="P197">使用"MultiViews"搜索，即服务器执行一个隐含的文件名模式匹配，并在其结果中选择。</text:p>
        </text:list-item>
      </text:list>
      <text:list xml:id="list194551307257546" text:continue-list="list194552398009049" text:style-name="L1">
        <text:list-item>
          <text:p text:style-name="P198">类型表是一个与type-map处理器关联的文档。要使用这个功能，必须在配置中建立处理器，最好的方法是在配置文件中这样设置：</text:p>
        </text:list-item>
      </text:list>
      <table:table table:name="表格6" table:style-name="表格6">
        <table:table-column table:style-name="表格6.A"/>
        <table:table-row>
          <table:table-cell table:style-name="表格6.A1" office:value-type="string">
            <text:p text:style-name="P82">AddHandler type-map .var</text:p>
          </table:table-cell>
        </table:table-row>
      </table:table>
      <text:p text:style-name="P34"/>
      <text:list xml:id="list194552408833785" text:continue-numbering="true" text:style-name="L1">
        <text:list-item>
          <text:p text:style-name="P199">动态共享对象(DSO)机制也就是动态加载。</text:p>
        </text:list-item>
        <text:list-item>
          <text:p text:style-name="P201">设置一个Apache环境变量最基本的方法，就是使用没有什么限制的SetEnv指令。也可以使用PassEnv指令将启动Apache的操作系统shell的环境变量传进来。</text:p>
        </text:list-item>
        <text:list-item>
          <text:p text:style-name="P201">错误日志的格式相对灵活，并可以附加文字描述。某些信息会出现在绝大多数记录中，一个典型的例子是：</text:p>
        </text:list-item>
      </text:list>
      <table:table table:name="表格11" table:style-name="表格11">
        <table:table-column table:style-name="表格11.A"/>
        <table:table-row>
          <table:table-cell table:style-name="表格11.A1" office:value-type="string">
            <text:p text:style-name="P83">[Wed Oct 11 14:32:52 2000] [error] [client 127.0.0.1] client denied by server configuration: /export/home/live/ap/htdocs/test</text:p>
          </table:table-cell>
        </table:table-row>
      </table:table>
      <text:p text:style-name="P35"><text:tab/>其中，第一项是错误发生的日期和时间；第二项是错误的严重性，LogLevel指令使只有高于指定严重性级别的错误才会被记录；第三项是导致错误的IP地址；此后是信息本身，在此例中，服务器拒绝了这个客户的访问。服务器在记录被访问文件时，用的是文件系统路径，而不是Web路径。<text:tab/>（时间、错误等级、<text:span text:style-name="T48">IP地址、信息本身</text:span>）</text:p>
      <text:list xml:id="list194553332970442" text:continue-numbering="true" text:style-name="L1">
        <text:list-item>
          <text:p text:style-name="P201">通用日志格式：（通用日志、<text:span text:style-name="T48">IP地址、身份、客户标识、服务器完成时间、动作、返回的状态码、字节数</text:span>）</text:p>
        </text:list-item>
      </text:list>
      <table:table table:name="表格12" table:style-name="表格12">
        <table:table-column table:style-name="表格12.A"/>
        <table:table-row>
          <table:table-cell table:style-name="表格12.A1" office:value-type="string">
            <text:p text:style-name="P83">LogFormat "%h %l %u %t \"%r\" %&gt;s %b" common</text:p>
            <text:p text:style-name="P83">CustomLog logs/access_log common</text:p>
          </table:table-cell>
        </table:table-row>
      </table:table>
      <text:p text:style-name="P35"><text:tab/>例如：</text:p>
      <table:table table:name="表格13" table:style-name="表格13">
        <table:table-column table:style-name="表格13.A"/>
        <table:table-row>
          <table:table-cell table:style-name="表格13.A1" office:value-type="string">
            <text:p text:style-name="P83">127.0.0.1 - frank [10/Oct/2000:13:55:36 -0700] "GET /apache_pb.gif HTTP/1.0" 200 2326</text:p>
          </table:table-cell>
        </table:table-row>
      </table:table>
      <text:list xml:id="list2605688136" text:style-name="L16">
        <text:list-item>
          <text:p text:style-name="P202">127.0.0.1 (%h)：这是发送请求到服务器的客户的IP地址。</text:p>
        </text:list-item>
        <text:list-item>
          <text:p text:style-name="P202">- (%l)：这是由客户端identd进程判断的RFC1413身份(identity)，输出中的符号"-"表示此处的信息无效。</text:p>
        </text:list-item>
        <text:list-item>
          <text:p text:style-name="P202">frank (%u)：这是HTTP认证系统得到的访问该网页的客户标识(userid)，环境变量REMOTE_USER会被设为该值并提供给CGI脚本。</text:p>
        </text:list-item>
        <text:list-item>
          <text:p text:style-name="P202">[10/Oct/2000:13:55:36 -0700] (%t)：这是服务器完成请求处理时的时间</text:p>
        </text:list-item>
        <text:list-item>
          <text:p text:style-name="P202">"GET /apache_pb.gif HTTP/1.0" (\"%r\")：该客户的动作是GET ，请求的资源是/apache_pb.gif ，使用的协议是HTTP/1.0 。</text:p>
        </text:list-item>
        <text:list-item>
          <text:p text:style-name="P202"><text:soft-page-break/>200 (%&gt;s)：这是服务器返回给客户端的状态码。</text:p>
        </text:list-item>
        <text:list-item>
          <text:p text:style-name="P202">2326 (%b)：最后这项是返回给客户端的不包括响应头的字节数。</text:p>
        </text:list-item>
      </text:list>
      <text:list xml:id="list194553232886663" text:continue-list="list194553332970442" text:style-name="L1">
        <text:list-item>
          <text:p text:style-name="P203">组合日志格式：（组合日志、<text:span text:style-name="T48">referer、UserAgent</text:span>）</text:p>
        </text:list-item>
      </text:list>
      <table:table table:name="表格16" table:style-name="表格16">
        <table:table-column table:style-name="表格16.A"/>
        <table:table-row>
          <table:table-cell table:style-name="表格16.A1" office:value-type="string">
            <text:p text:style-name="P84">LogFormat "%h %l %u %t \"%r\" %&gt;s %b \"%{Referer}i\" \"%{User-agent}i\"" combined</text:p>
            <text:p text:style-name="P84">CustomLog log/access_log combined</text:p>
          </table:table-cell>
        </table:table-row>
      </table:table>
      <text:p text:style-name="P36"><text:tab/>这种格式与通用日志格式类似，但是多了两个 %{header}i 项，其中的header可以是任何请求头。这种格式的记录形如：</text:p>
      <table:table table:name="表格17" table:style-name="表格17">
        <table:table-column table:style-name="表格17.A"/>
        <table:table-row>
          <table:table-cell table:style-name="表格17.A1" office:value-type="string">
            <text:p text:style-name="P84">127.0.0.1 - frank [10/Oct/2000:13:55:36 -0700] "GET /apache_pb.gif HTTP/1.0" 200 2326 "http://www.example.com/start.html" "Mozilla/4.08 [en] (Win98; I ;Nav)"</text:p>
          </table:table-cell>
        </table:table-row>
      </table:table>
      <text:p text:style-name="P36"><text:tab/>其中，多出来的项是：</text:p>
      <text:list xml:id="list1122874823" text:style-name="L17">
        <text:list-item>
          <text:p text:style-name="P204">"http://www.example.com/start.html"<text:tab/> (\"%{Referer}i\")</text:p>
        </text:list-item>
      </text:list>
      <text:p text:style-name="P36"><text:tab/>"Referer"请求头。此项指明了该请求是被从哪个网页提交过来的，这个网页应该包含有/apache_pb.gif或者其连接。</text:p>
      <text:list xml:id="list4191269586" text:style-name="L18">
        <text:list-item>
          <text:p text:style-name="P205">"Mozilla/4.08 [en] (Win98; I ;Nav)" <text:tab/>(\"%{User-agent}i\")</text:p>
        </text:list-item>
      </text:list>
      <text:p text:style-name="P36"><text:tab/>"User-Agent"请求头。此项是客户端提供的浏览器识别信息。</text:p>
      <text:list xml:id="list194553196329695" text:continue-list="list194553232886663" text:style-name="L1">
        <text:list-item>
          <text:p text:style-name="P206">以下是一个典型的日志滚动和为节省存储空间而压缩旧日志的例子：</text:p>
        </text:list-item>
      </text:list>
      <table:table table:name="表格18" table:style-name="表格18">
        <table:table-column table:style-name="表格18.A"/>
        <table:table-row>
          <table:table-cell table:style-name="表格18.A1" office:value-type="string">
            <text:p text:style-name="P85"><text:span text:style-name="T22">$ </text:span>mv access_log access_log.old</text:p>
            <text:p text:style-name="P85"><text:span text:style-name="T22">$ </text:span>mv error_log error_log.old</text:p>
            <text:p text:style-name="P85"><text:span text:style-name="T22">$ </text:span>apachectl graceful</text:p>
            <text:p text:style-name="P85"><text:span text:style-name="T22">$ </text:span>sleep 600</text:p>
            <text:p text:style-name="P85"><text:span text:style-name="T22">$ </text:span>gzip access_log.old error_log.old</text:p>
          </table:table-cell>
        </table:table-row>
      </table:table>
      <text:p text:style-name="P37"/>
      <text:list xml:id="list194552994362349" text:continue-numbering="true" text:style-name="L1">
        <text:list-item>
          <text:p text:style-name="P207">MaxClients 指令：允许同时伺服的最大接入请求数量。</text:p>
        </text:list-item>
        <text:list-item>
          <text:p text:style-name="P244"><text:span text:style-name="T66">HostnameLookups 指令：启用对客户端IP的DNS查找。它会带来延迟，因为对每一个请求都需要作一次DNS查询。</text:span></text:p>
        </text:list-item>
      </text:list>
      <text:p text:style-name="P246"><text:span text:style-name="T66"><text:tab/>为了提高性能，可以把这些指令包含在&lt;Location /server-status&gt;段中使之局部化。在这种情况下，只有对这个区域的请求才会发生DNS查询。下例禁止除了.html和.cgi以外的所有DNS查询：</text:span></text:p>
      <table:table table:name="表格19" table:style-name="表格19">
        <table:table-column table:style-name="表格19.A"/>
        <table:table-row>
          <table:table-cell table:style-name="表格19.A1" office:value-type="string">
            <text:p text:style-name="P86">HostnameLookups off</text:p>
            <text:p text:style-name="P86">&lt;Files ~ "\.(html|cgi)$"&gt;</text:p>
            <text:p text:style-name="P86"><text:s text:c="4"/>HostnameLookups on</text:p>
            <text:p text:style-name="P86">&lt;/Files&gt;</text:p>
          </table:table-cell>
        </table:table-row>
      </table:table>
      <text:p text:style-name="P38"/>
      <text:list xml:id="list194551479645660" text:continue-numbering="true" text:style-name="L1">
        <text:list-item>
          <text:p text:style-name="P208">DocumentRoot 指令：组成网络上可见的主文档树的根目录。</text:p>
        </text:list-item>
        <text:list-item>
          <text:p text:style-name="P209">Alias 指令：映射URL到文件系统的特定区域。</text:p>
        </text:list-item>
      </text:list>
      <table:table table:name="表格20" table:style-name="表格20">
        <table:table-column table:style-name="表格20.A"/>
        <text:soft-page-break/>
        <table:table-row>
          <table:table-cell table:style-name="表格20.A1" office:value-type="string">
            <text:p text:style-name="P87">Alias /image /ftp/pub/image</text:p>
            <text:p text:style-name="P87">&lt;Directory /ftp/pub/image&gt;</text:p>
            <text:p text:style-name="P87"><text:s text:c="4"/>Order allow,deny</text:p>
            <text:p text:style-name="P87"><text:s text:c="4"/>Allow from all</text:p>
            <text:p text:style-name="P87">&lt;/Directory&gt;</text:p>
          </table:table-cell>
        </table:table-row>
      </table:table>
      <text:p text:style-name="P39"/>
      <text:list xml:id="list194552410058566" text:continue-numbering="true" text:style-name="L1">
        <text:list-item>
          <text:p text:style-name="P210">AliasMatch 指令：使用正则表达式映射URL到文件系统。</text:p>
        </text:list-item>
      </text:list>
      <table:table table:name="表格21" table:style-name="表格21">
        <table:table-column table:style-name="表格21.A"/>
        <table:table-row>
          <table:table-cell table:style-name="表格21.A1" office:value-type="string">
            <text:p text:style-name="P87">AliasMatch ^/icons(.*) /usr/local/apache/icons$1</text:p>
          </table:table-cell>
        </table:table-row>
      </table:table>
      <text:p text:style-name="P39"/>
      <text:list xml:id="list194551658029865" text:continue-numbering="true" text:style-name="L1">
        <text:list-item>
          <text:p text:style-name="P210">ScriptAlias 指令：映射一个URL到文件系统并视之为CGI脚本。</text:p>
        </text:list-item>
      </text:list>
      <table:table table:name="表格22" table:style-name="表格22">
        <table:table-column table:style-name="表格22.A"/>
        <table:table-row>
          <table:table-cell table:style-name="表格22.A1" office:value-type="string">
            <text:p text:style-name="P87">ScriptAlias /cgi-bin/ /web/cgi-bin/</text:p>
          </table:table-cell>
        </table:table-row>
      </table:table>
      <text:p text:style-name="P39"/>
      <text:list xml:id="list194551896936201" text:continue-numbering="true" text:style-name="L1">
        <text:list-item>
          <text:p text:style-name="P209">ScriptAliasMatch 指令：使用正则表达式映射一个URL到文件系统并视之为CGI脚本。</text:p>
        </text:list-item>
        <text:list-item>
          <text:p text:style-name="P210">Apache还允许将远程文档纳入本地服务器的网络空间中，因为Web服务器扮演一个代理服务器的角色，所以这种机制被称为反向代理。下例演示了当客户请求位于/foo/目录下的文档时，服务器从internal.example.com的/bar/目录下取回文档并返回给客户，似乎文档原本就在本地服务器上：</text:p>
        </text:list-item>
      </text:list>
      <table:table table:name="表格23" table:style-name="表格23">
        <table:table-column table:style-name="表格23.A"/>
        <table:table-row>
          <table:table-cell table:style-name="表格23.A1" office:value-type="string">
            <text:p text:style-name="P87">ProxyPass /foo/ http://internal.example.com/bar/</text:p>
            <text:p text:style-name="P87">ProxyPassReverse /foo/ http://internal.example.com/bar/ </text:p>
            <text:p text:style-name="P87">ProxyPassReverseCookieDomain internal.example.com public.example.com ProxyPassReverseCookiePath /foo/ /bar/</text:p>
          </table:table-cell>
        </table:table-row>
      </table:table>
      <text:p text:style-name="P39"><text:tab/>ProxyPass指令使服务器正确地取回文档，同时，ProxyPassReverse指令改变了起始于internal.example.com的请求，使之指向本地服务器上的目录。同样，ProxyPassReverseCookieDomain和ProxyPassReverseCookieDomain指令将会改变后端服务器设置的cookie 。</text:p>
      <text:list xml:id="list194552993412380" text:continue-numbering="true" text:style-name="L1">
        <text:list-item>
          <text:p text:style-name="P212">浏览器地址栏或者HTML连接中的URL被拼写错了，Apache提供了mod_speling模块来帮助解决这个问题，它会接管"File Not Found"错误并查找相似文件，如果找到了唯一的一个，则会重定向到这个文件，如果不止一个，则会列一张表反馈给用户。</text:p>
        </text:list-item>
        <text:list-item>
          <text:p text:style-name="P211">Apache提供了多种方法对DocumentRoot以外的文件进行访问，在Unix系统中，可以在文件系统的DocumentRoot目录下放置符号链接以访问其外部文件，考虑到安全问题，这种方法仅在相应目录的Options指令中设置了FollowSymLinks或SymLinksIfOwnerMatch时才有效。</text:p>
        </text:list-item>
        <text:list-item>
          <text:p text:style-name="P106">Apache文件说明</text:p>
        </text:list-item>
      </text:list>
      <text:list xml:id="list4037010742" text:style-name="L19">
        <text:list-item>
          <text:p text:style-name="P108">主配置文件<text:tab/><text:span text:style-name="T22">（主配置文件、</text:span><text:span text:style-name="T31">httpd.conf</text:span><text:span text:style-name="T22">）</text:span></text:p>
        </text:list-item>
      </text:list>
      <table:table table:name="表格191" table:style-name="表格191">
        <table:table-column table:style-name="表格191.A"/>
        <table:table-row>
          <table:table-cell table:style-name="表格191.A1" office:value-type="string">
            <text:p text:style-name="P56">/etc/httpd/conf/httpd.conf</text:p>
          </table:table-cell>
        </table:table-row>
      </table:table>
      <text:p text:style-name="P5"/>
      <text:list xml:id="list194552320516515" text:continue-numbering="true" text:style-name="L19">
        <text:list-item>
          <text:p text:style-name="P108"><text:soft-page-break/>扩展配置文件<text:tab/><text:span text:style-name="T31">（扩展配置文件、/etc/httpd/conf.d/*.conf）</text:span></text:p>
        </text:list-item>
      </text:list>
      <table:table table:name="表格192" table:style-name="表格192">
        <table:table-column table:style-name="表格192.A"/>
        <table:table-row>
          <table:table-cell table:style-name="表格192.A1" office:value-type="string">
            <text:p text:style-name="P56">etc/httpd/conf.d/*.conf</text:p>
          </table:table-cell>
        </table:table-row>
      </table:table>
      <text:p text:style-name="P5"><text:tab/>当Apache启动时，会加载/etc/httpd/conf.d/目录中的所有以.conf结尾的文件，做为配置文件来使用，所以管理员可以将配置推荐写在.conf中，如果将配置项写入主配置文件，系统升级时，配置项还要重新修改一遍，如果写在扩展配置项，则不存在此问题，同时也可以从繁杂的主配置文件中脱离出来。</text:p>
      <text:list xml:id="list194552653409835" text:continue-numbering="true" text:style-name="L19">
        <text:list-item>
          <text:p text:style-name="P108">扩展模块目录</text:p>
        </text:list-item>
      </text:list>
      <table:table table:name="表格193" table:style-name="表格193">
        <table:table-column table:style-name="表格193.A"/>
        <table:table-row>
          <table:table-cell table:style-name="表格193.A1" office:value-type="string">
            <text:p text:style-name="P56">/usr/lib/httpd/modules/</text:p>
          </table:table-cell>
        </table:table-row>
      </table:table>
      <text:p text:style-name="P5"><text:tab/>apache是模块化的,访问php的时候Apache就调用php模块来执行,访问SVN的时候Apache就调用svn模块来执行。</text:p>
      <text:list xml:id="list194551679534728" text:continue-numbering="true" text:style-name="L19">
        <text:list-item>
          <text:p text:style-name="P108">默认数据目录</text:p>
        </text:list-item>
      </text:list>
      <table:table table:name="表格194" table:style-name="表格194">
        <table:table-column table:style-name="表格194.A"/>
        <table:table-row>
          <table:table-cell table:style-name="表格194.A1" office:value-type="string">
            <text:p text:style-name="P56">/var/www/html</text:p>
          </table:table-cell>
        </table:table-row>
      </table:table>
      <text:p text:style-name="P5"/>
      <text:list xml:id="list194552787949816" text:continue-numbering="true" text:style-name="L19">
        <text:list-item>
          <text:p text:style-name="P108">日志目录</text:p>
        </text:list-item>
      </text:list>
      <table:table table:name="表格195" table:style-name="表格195">
        <table:table-column table:style-name="表格195.A"/>
        <table:table-row>
          <table:table-cell table:style-name="表格195.A1" office:value-type="string">
            <text:p text:style-name="P56">/var/log/httpd/</text:p>
          </table:table-cell>
        </table:table-row>
      </table:table>
      <text:p text:style-name="P5"/>
      <text:list xml:id="list194551699194474" text:continue-list="list194552993412380" text:style-name="L1">
        <text:list-item>
          <text:p text:style-name="P146">主配置文件说明：</text:p>
        </text:list-item>
      </text:list>
      <text:list xml:id="list3481180998" text:style-name="L20">
        <text:list-item>
          <text:p text:style-name="P147">ServerTokens OS：系统信息，在访问出错时出现；把OS改为Prod，就不显示系统信息<text:tab/><text:span text:style-name="T22">（ServerTokens OS、系统信息、Prod</text:span><text:span text:style-name="T31">、不显示</text:span><text:span text:style-name="T22">）</text:span></text:p>
        </text:list-item>
      </text:list>
      <table:table table:name="表格196" table:style-name="表格196">
        <table:table-column table:style-name="表格196.A"/>
        <table:table-row>
          <table:table-cell table:style-name="表格196.A1" office:value-type="string">
            <text:p text:style-name="P70">ServerTokens OS</text:p>
          </table:table-cell>
        </table:table-row>
      </table:table>
      <text:p text:style-name="P17"/>
      <text:list xml:id="list194552986486197" text:continue-numbering="true" text:style-name="L20">
        <text:list-item>
          <text:p text:style-name="P147">ServerSignature On<text:tab/><text:tab/><text:span text:style-name="T22">（ServerSignature、隐藏系统、</text:span><text:span text:style-name="T31">email、显示邮箱</text:span><text:span text:style-name="T22">）</text:span></text:p>
        </text:list-item>
      </text:list>
      <text:p text:style-name="P17"><text:tab/>把On改为Off就连普通的系统都给隐藏起来；改为Email就会显示管理员的邮箱(邮箱需要另外配置 ServerAdmin。</text:p>
      <text:list xml:id="list194551865761382" text:continue-numbering="true" text:style-name="L20">
        <text:list-item>
          <text:p text:style-name="P217"><text:span text:style-name="T19">ServerAdmin root@localhost<text:tab/></text:span><text:span text:style-name="T10">（ServerAdmin、管理员邮箱）</text:span></text:p>
        </text:list-item>
      </text:list>
      <text:p text:style-name="P17"><text:tab/>管理员邮箱</text:p>
      <text:list xml:id="list194551981632785" text:continue-numbering="true" text:style-name="L20">
        <text:list-item>
          <text:p text:style-name="P147">ServerName localhost<text:tab/><text:tab/><text:span text:style-name="T22">（ServerName、主机名）</text:span></text:p>
        </text:list-item>
      </text:list>
      <text:p text:style-name="P17"><text:tab/>服务器的主机名，一般是用虚拟机来设置，通常这个值是自动指定的，推荐显式的指定它以防止启动时出错。</text:p>
      <text:list xml:id="list194553170330622" text:continue-numbering="true" text:style-name="L20">
        <text:list-item>
          <text:p text:style-name="P148">ServerRoot "/etc/httpd"<text:tab/><text:tab/><text:span text:style-name="T22">（ServerRoot、</text:span><text:span text:style-name="T37">设置服务器所在的目录</text:span><text:span text:style-name="T22">）</text:span></text:p>
        </text:list-item>
      </text:list>
      <text:p text:style-name="P18"><text:tab/>配置项的根目录，类似html里面的base；默认到这个路径里面找；</text:p>
      <text:list xml:id="list194552788679480" text:continue-numbering="true" text:style-name="L20">
        <text:list-item>
          <text:p text:style-name="P149">PidFile run/httpd.pid<text:tab/><text:tab/><text:tab/><text:span text:style-name="T22">（PidFile、进程</text:span><text:span text:style-name="T31">PID</text:span><text:span text:style-name="T22">）</text:span></text:p>
        </text:list-item>
      </text:list>
      <text:p text:style-name="P18"><text:tab/>进程PID，位置在 /etc/httpd/run/httpd.pid，主进程决定着子进程 。</text:p>
      <text:list xml:id="list194553059178089" text:continue-numbering="true" text:style-name="L20">
        <text:list-item>
          <text:p text:style-name="P149"><text:soft-page-break/>Timeout 60<text:tab/><text:tab/><text:tab/><text:tab/><text:span text:style-name="T22">（Timeout、</text:span><text:span text:style-name="T31">设置连接空等时间</text:span><text:span text:style-name="T22">）</text:span></text:p>
        </text:list-item>
      </text:list>
      <text:p text:style-name="P18"><text:tab/>若60秒后没有收到或送出任何数据就切断该连接</text:p>
      <text:list xml:id="list194552583629033" text:continue-numbering="true" text:style-name="L20">
        <text:list-item>
          <text:p text:style-name="P149">KeepAlive Off<text:tab/><text:tab/><text:tab/><text:span text:style-name="T22">（KeepAlive、是否开启持久化链接）</text:span></text:p>
        </text:list-item>
      </text:list>
      <text:p text:style-name="P18"><text:tab/>是否开启持久化链接，访问网站时要对网站的很多资源，如css、js、image等等创建不同的链接;事实上我们可以建立一个持久化链接来应对多个请求；</text:p>
      <text:list xml:id="list194551570905765" text:continue-numbering="true" text:style-name="L20">
        <text:list-item>
          <text:p text:style-name="P149">MaxKeepAliveRequests 100<text:tab/><text:tab/><text:span text:style-name="T22">（MaxKeepAliveRequests、持久化链接能应对的请求数）</text:span></text:p>
        </text:list-item>
      </text:list>
      <text:p text:style-name="P18"><text:tab/>一个持久化链接最多能应对多少个请求。</text:p>
      <text:list xml:id="list194552707395574" text:continue-numbering="true" text:style-name="L20">
        <text:list-item>
          <text:p text:style-name="P149">KeepAliveTimeout 15<text:tab/><text:span text:style-name="T22">（KeepAliveTimeout、</text:span><text:span text:style-name="T31">15秒不链接就断开</text:span><text:span text:style-name="T22">）</text:span></text:p>
        </text:list-item>
      </text:list>
      <text:p text:style-name="P18"><text:tab/>15秒不链接就断开。</text:p>
      <text:list xml:id="list194553429543871" text:continue-numbering="true" text:style-name="L20">
        <text:list-item>
          <text:p text:style-name="P149">Listen 80<text:tab/><text:tab/><text:tab/><text:span text:style-name="T22">（Listen、监听指定端口）</text:span></text:p>
        </text:list-item>
      </text:list>
      <text:p text:style-name="P18"><text:tab/>监听端口，默认是80，一般不同改变；如果要改变，注意以下几点：</text:p>
      <text:list xml:id="list1615266496" text:style-name="L21">
        <text:list-item>
          <text:p text:style-name="P151">如果修改为192.168.1.22:8080，表示只能通过192.168.1.22:8080访问</text:p>
        </text:list-item>
        <text:list-item>
          <text:p text:style-name="P151">如果这里要更改为其他端口比如88的话，下面的ServerName localhost:88也得更改(如果是注释掉的，要取消注释)</text:p>
        </text:list-item>
        <text:list-item>
          <text:p text:style-name="P151">如果要监听多个端口，就多写几个Listen</text:p>
        </text:list-item>
      </text:list>
      <text:list xml:id="list194551579203665" text:continue-list="list194553429543871" text:style-name="L20">
        <text:list-item>
          <text:p text:style-name="P149">Include conf.d/*.conf<text:tab/><text:tab/><text:span text:style-name="T22">（Include、扩展配置文件）</text:span></text:p>
        </text:list-item>
      </text:list>
      <text:p text:style-name="P18"><text:tab/>扩展配置文件 /etc/httpd/conf.d/。我们一般在配置文件尾部再加上一句Include conf/vhosts/*.conf，把其他虚拟主机的配置分离开。</text:p>
      <text:list xml:id="list194553047053644" text:continue-numbering="true" text:style-name="L20">
        <text:list-item>
          <text:p text:style-name="P149">User apache<text:tab/><text:tab/><text:tab/><text:span text:style-name="T22">（User、进程所有者）</text:span></text:p>
        </text:list-item>
      </text:list>
      <text:p text:style-name="P18"><text:tab/>Apache进程所有者</text:p>
      <text:list xml:id="list194552965332395" text:continue-numbering="true" text:style-name="L20">
        <text:list-item>
          <text:p text:style-name="P150">Group apache<text:tab/><text:tab/><text:tab/><text:span text:style-name="T22">（</text:span><text:span text:style-name="T31">Group、进程所属组</text:span><text:span text:style-name="T22">）</text:span></text:p>
        </text:list-item>
      </text:list>
      <text:p text:style-name="P18"><text:tab/>Apache进程所属组</text:p>
      <text:list xml:id="list194552149202788" text:continue-numbering="true" text:style-name="L20">
        <text:list-item>
          <text:p text:style-name="P149">DirectoryIndex index.html index.html.var<text:tab/><text:span text:style-name="T22">（DirectoryIndex、默认主文件）</text:span></text:p>
        </text:list-item>
      </text:list>
      <text:p text:style-name="P18"><text:tab/>默认主文件</text:p>
      <text:list xml:id="list194552927415460" text:continue-numbering="true" text:style-name="L20">
        <text:list-item>
          <text:p text:style-name="P149">DocumentRoot "/var/www/html"<text:tab/><text:span text:style-name="T22">（DocumentRoot、网站根目录）</text:span></text:p>
        </text:list-item>
      </text:list>
      <text:p text:style-name="P18"><text:tab/>网站数据根目录。 <text:s text:c="7"/></text:p>
      <text:list xml:id="list194553084328796" text:continue-numbering="true" text:style-name="L20">
        <text:list-item>
          <text:p text:style-name="P149">ErrorDocument 404 /404.html<text:tab/><text:span text:style-name="T22">（ErrorDocument、指定</text:span><text:span text:style-name="T31">404文件</text:span><text:span text:style-name="T22">）</text:span></text:p>
        </text:list-item>
      </text:list>
      <text:p text:style-name="P18"><text:tab/>创建404文件。404可以通过PHP程序来处理(在框架中)，可以通过rewrite来处理，但是最理想的模式是让Apache来处理 。</text:p>
      <text:list xml:id="list2983616635" text:style-name="L22">
        <text:list-item>
          <text:p text:style-name="P152">注意：</text:p>
        </text:list-item>
      </text:list>
      <text:list xml:id="list2507639265" text:style-name="L23">
        <text:list-item>
          <text:p text:style-name="P153">Apache的配置规则是“后出现，先应用”，后面的出现的配置会覆盖前面的。</text:p>
        </text:list-item>
        <text:list-item>
          <text:p text:style-name="P153"><text:soft-page-break/>以上配置都应该在扩展配置里面覆盖更改或增加；</text:p>
        </text:list-item>
      </text:list>
      <text:list xml:id="list194551445584573" text:continue-list="list194551699194474" text:style-name="L1">
        <text:list-item>
          <text:p text:style-name="P154">配置虚拟主机时建议在主配置文件中增加一句 </text:p>
        </text:list-item>
      </text:list>
      <table:table table:name="表格199" table:style-name="表格199">
        <table:table-column table:style-name="表格199.A"/>
        <table:table-row>
          <table:table-cell table:style-name="表格199.A1" office:value-type="string">
            <text:p text:style-name="P71">Include conf/vhosts/*.conf </text:p>
          </table:table-cell>
        </table:table-row>
      </table:table>
      <text:p text:style-name="P19"><text:tab/>然后就在vhosts目录下添加虚拟主机配置文件。在配置前打开NameVirtualHost *:80注释，注意此处要与Apache主配置监听端口一致。<text:span text:style-name="T22">（</text:span><text:span text:style-name="T32">include、添加虚拟主机配置文件</text:span><text:span text:style-name="T22">）</text:span></text:p>
      <text:list xml:id="list1308149550" text:style-name="L24">
        <text:list-item>
          <text:p text:style-name="P155">按域名配置</text:p>
        </text:list-item>
      </text:list>
      <table:table table:name="表格200" table:style-name="表格200">
        <table:table-column table:style-name="表格200.A"/>
        <table:table-row>
          <table:table-cell table:style-name="表格200.A1" office:value-type="string">
            <text:p text:style-name="P71">&lt;VirtualHost *:80&gt;</text:p>
            <text:p text:style-name="P71"><text:s text:c="4"/>ServerAdmin webmaster@dummy-host.example.com <text:s/>#站点邮箱</text:p>
            <text:p text:style-name="P71"><text:s text:c="4"/>DocumentRoot /www/docs/dummy-host.example.com #访问目录</text:p>
            <text:p text:style-name="P71"><text:s text:c="4"/>ServerName dummy-host.example.com <text:s text:c="12"/>#域名</text:p>
            <text:p text:style-name="P71"><text:s text:c="4"/>ErrorLog logs/dummy-host.example.com-error_log <text:s text:c="25"/>#错误日志目录</text:p>
            <text:p text:style-name="P71"><text:s text:c="4"/>CustomLog logs/dummy-host.example.com-access_log common <text:s text:c="4"/>#访问日志目录</text:p>
            <text:p text:style-name="P71"/>
            <text:p text:style-name="P71"><text:s text:c="4"/>&lt;Directory <text:s/>/var/www/html/web1&gt;</text:p>
            <text:p text:style-name="P71"><text:s text:c="8"/>此处可以覆盖主配置文件中的Directory部分，配置规则完全按照Directory来</text:p>
            <text:p text:style-name="P71"><text:s text:c="4"/>&lt;/Directory&gt;</text:p>
            <text:p text:style-name="P71">&lt;/VirtualHost&gt;</text:p>
          </table:table-cell>
        </table:table-row>
      </table:table>
      <text:p text:style-name="P19"/>
      <text:list xml:id="list194552789057985" text:continue-numbering="true" text:style-name="L24">
        <text:list-item>
          <text:p text:style-name="P155">按IP端口配置</text:p>
        </text:list-item>
      </text:list>
      <table:table table:name="表格201" table:style-name="表格201">
        <table:table-column table:style-name="表格201.A"/>
        <table:table-row>
          <table:table-cell table:style-name="表格201.A1" office:value-type="string">
            <text:p text:style-name="P71">Listen 127.0.0.1:81</text:p>
            <text:p text:style-name="P71">&lt;VirtualHost 127.0.0.1:81&gt;</text:p>
            <text:p text:style-name="P72"><text:span text:style-name="T46"><text:s text:c="4"/></text:span>DocumentRoot "/www/docs/dummy-host.example.com"</text:p>
            <text:p text:style-name="P72"><text:span text:style-name="T46"><text:s text:c="4"/></text:span>ServerName 127.0.0.1:81</text:p>
            <text:p text:style-name="P71">&lt;/VirtualHost&gt;</text:p>
          </table:table-cell>
        </table:table-row>
      </table:table>
      <text:p text:style-name="P19"><text:tab/>注意：</text:p>
      <text:list xml:id="list2070079397" text:style-name="L25">
        <text:list-item>
          <text:p text:style-name="P156">虚拟主机的目录名最好用网站域名作为目录名<text:span text:style-name="T22">，</text:span>这是一个好习惯<text:span text:style-name="T22">（目录名用网站域名）</text:span></text:p>
        </text:list-item>
        <text:list-item>
          <text:p text:style-name="P156">在LNMPA架构中,虚拟主机的配置是在Apache中<text:span text:style-name="T22">，</text:span>而不是在Nginx里面</text:p>
        </text:list-item>
      </text:list>
      <text:list xml:id="list194552767168576" text:continue-list="list194551445584573" text:style-name="L1">
        <text:list-item>
          <text:p text:style-name="P157">require<text:span text:style-name="T22">用于进行</text:span>访问控制<text:span text:style-name="T22">：</text:span> </text:p>
        </text:list-item>
      </text:list>
      <table:table table:name="表格54" table:style-name="表格54">
        <table:table-column table:style-name="表格54.A"/>
        <table:table-row>
          <table:table-cell table:style-name="表格54.A1" office:value-type="string">
            <text:p text:style-name="P88">&lt;Files ".ht*"&gt;<text:line-break/> <text:s text:c="3"/>Require all denied<text:tab/><text:tab/><text:tab/><text:tab/><text:tab/>#对相关文件拒绝所有请求访问资源<text:line-break/>&lt;/Files&gt;</text:p>
          </table:table-cell>
        </table:table-row>
      </table:table>
      <text:p text:style-name="P20"><text:tab/>常见访问控制指令<text:span text:style-name="T22">：</text:span></text:p>
      <text:list xml:id="list1102203064" text:style-name="L26">
        <text:list-item>
          <text:p text:style-name="P158">Require all granted<text:span text:style-name="T22">：</text:span>允许所有请求访问资源 <text:span text:style-name="T39">（允许请求）</text:span></text:p>
        </text:list-item>
        <text:list-item>
          <text:p text:style-name="P158">Require all denied<text:span text:style-name="T22">：</text:span>拒绝所有请求访问资源 <text:span text:style-name="T22">（拒绝请求）</text:span></text:p>
        </text:list-item>
        <text:list-item>
          <text:p text:style-name="P158">Require env env-var [env-var] ...<text:span text:style-name="T22">：</text:span>当指定环境变量设置时允许访问<text:span text:style-name="T22">（指定环境变</text:span><text:soft-page-break/><text:span text:style-name="T22">量时允许）</text:span> </text:p>
        </text:list-item>
        <text:list-item>
          <text:p text:style-name="P158">Require method http-method [http-method] ...<text:span text:style-name="T22">：</text:span>允许指定的http请求方法访问资源<text:span text:style-name="T22">（指定请求方法时允许）</text:span> </text:p>
        </text:list-item>
        <text:list-item>
          <text:p text:style-name="P158">Require expr expression<text:span text:style-name="T22">：</text:span>当expression返回true时允许访问资源 <text:span text:style-name="T22">（返回</text:span><text:span text:style-name="T39">true时允许</text:span><text:span text:style-name="T22">）</text:span></text:p>
        </text:list-item>
        <text:list-item>
          <text:p text:style-name="P158">Require user userid [userid] ...<text:span text:style-name="T22">：</text:span>允许指定的用户id访问资源 <text:span text:style-name="T22">（允许指定用户访问）</text:span></text:p>
        </text:list-item>
        <text:list-item>
          <text:p text:style-name="P158">Require group group-name [group-name] ...<text:span text:style-name="T22">：</text:span>允许指定的组内的用户访问资源<text:span text:style-name="T22">（允许组用户访问）</text:span> </text:p>
        </text:list-item>
        <text:list-item>
          <text:p text:style-name="P158">Require valid-user<text:span text:style-name="T22">：</text:span>所有有效的用户可访问资源 <text:span text:style-name="T22">（允许所有用户访问）</text:span></text:p>
        </text:list-item>
        <text:list-item>
          <text:p text:style-name="P158">Require ip 10 172.20 192.168.2<text:span text:style-name="T22">：</text:span>允许指定IP的客户端可访问资源<text:span text:style-name="T22">（允许指定</text:span><text:span text:style-name="T39">IP用户访问</text:span><text:span text:style-name="T22">）</text:span> </text:p>
        </text:list-item>
        <text:list-item>
          <text:p text:style-name="P158">Require not group select<text:span text:style-name="T22">：</text:span>select组内的用户不可访问资源<text:span text:style-name="T22">（不允许</text:span><text:span text:style-name="T39">select组用户访问</text:span><text:span text:style-name="T22">）</text:span></text:p>
        </text:list-item>
      </text:list>
      <text:list xml:id="list194552210705644" text:continue-list="list194552767168576" text:style-name="L1">
        <text:list-item>
          <text:p text:style-name="P159">.htaccess分布式配置文件，它没有文件名，只有一个文件后缀就是.htaccess。所以一般在windows下还没法新建这个文件，因为windows不允许文件名是空的。</text:p>
        </text:list-item>
        <text:list-item>
          <text:p text:style-name="P161">内部重定向，是指域名并不发生变化，只是将某个URL映射到了文件系统中的另一个路径。</text:p>
        </text:list-item>
        <text:list-item>
          <text:p text:style-name="P161">外部重定向，是指URL已经法发生变化，在浏览器中显示看到的域名也跟着变化了<text:span text:style-name="T22">。</text:span></text:p>
        </text:list-item>
        <text:list-item>
          <text:p text:style-name="P159">URL重定向是.htaccess的重头戏，它可以将长地址转为短地址、将动态地址转为静态地址、重定向丢失的页面、防止盗链、实现自动语言转换等。<text:span text:style-name="T6">实现所有这些神奇功能的模块叫做mod_rewrite，请确保你的服务器安装并启用了该模块：</text:span></text:p>
        </text:list-item>
      </text:list>
      <table:table table:name="表格24" table:style-name="表格24">
        <table:table-column table:style-name="表格24.A"/>
        <table:table-row>
          <table:table-cell table:style-name="表格24.A1" office:value-type="string">
            <text:p text:style-name="P73">sudo a2enmod rewrite</text:p>
          </table:table-cell>
        </table:table-row>
      </table:table>
      <text:p text:style-name="P40"/>
      <text:list xml:id="list194553174087717" text:continue-numbering="true" text:style-name="L1">
        <text:list-item>
          <text:p text:style-name="P160">重写规则的作用范围，有如下三种：</text:p>
        </text:list-item>
      </text:list>
      <text:list xml:id="list1033037437" text:style-name="L27">
        <text:list-item>
          <text:p text:style-name="P162">可以使用在Apache主配置文件httpd.conf中</text:p>
        </text:list-item>
        <text:list-item>
          <text:p text:style-name="P162">可以使用在httpd.conf里定义的虚拟主机配置中</text:p>
        </text:list-item>
        <text:list-item>
          <text:p text:style-name="P162">可以使用在基本目录的跨越配置文件.htaccess中</text:p>
        </text:list-item>
      </text:list>
      <text:list xml:id="list194552466541298" text:continue-list="list194553174087717" text:style-name="L1">
        <text:list-item>
          <text:p text:style-name="P165">重写规则具体有 RewriteBase、 RewriteCond、 RewriteEngine、RewriteRule 等九个指令。通常最常用的是RewriteBase、 RewriteCond、 RewriteEngine、RewriteRule 四个指令：</text:p>
        </text:list-item>
      </text:list>
      <text:list xml:id="list832694059" text:style-name="L28">
        <text:list-item>
          <text:p text:style-name="P166">RewriteEngine：是否使用 Rewrite 模式的开关，使用就设置成 on，否则设置成 off。作用域在：server config、virtual host、directory、.htaccess<text:span text:style-name="T22">（RewriteEngine、是否使用</text:span><text:span text:style-name="T32">Rewrite模式</text:span><text:span text:style-name="T22">）</text:span></text:p>
        </text:list-item>
        <text:list-item>
          <text:p text:style-name="P166">RewriteBase：显式地设置了目录级重写的基准URL，也就是前缀<text:span text:style-name="T7">URL</text:span>。<text:span text:style-name="T7">假设一个</text:span><text:soft-page-break/><text:span text:style-name="T7">网站目录使用了别名操作: Alias /xyz /abc/def 那么当客户端访问/xyz/xxx.html 文件时是相当于访问 /abc/def/xxx.html的：</text:span></text:p>
        </text:list-item>
      </text:list>
      <table:table table:name="表格26" table:style-name="表格26">
        <table:table-column table:style-name="表格26.A"/>
        <table:table-row>
          <table:table-cell table:style-name="表格26.A1" office:value-type="string">
            <text:p text:style-name="P74">RewriteEngine On</text:p>
            <text:p text:style-name="P74">RewriteBase /xyz</text:p>
            <text:p text:style-name="P74">RewriteRule ^oldstuff\.html$ newstuff.html</text:p>
          </table:table-cell>
        </table:table-row>
      </table:table>
      <text:list xml:id="list194552855041797" text:continue-numbering="true" text:style-name="L28">
        <text:list-item>
          <text:p text:style-name="P167">RewriteCond就像我们程序中的if语句一样，表示如果符合某个或某几个条件则执行RewriteCond下面紧邻的RewriteRule语句，这就是RewriteCond最原始、基础的功能，例如：</text:p>
        </text:list-item>
      </text:list>
      <table:table table:name="表格27" table:style-name="表格27">
        <table:table-column table:style-name="表格27.A"/>
        <table:table-row>
          <table:table-cell table:style-name="表格27.A1" office:value-type="string">
            <text:p text:style-name="P89">RewriteEngine on</text:p>
            <text:p text:style-name="P89">RewriteCond %{HTTP_USER_AGENT} ^Mozilla/5.0.*</text:p>
            <text:p text:style-name="P89"># RewriteRule 当条件满足时，把url怎么改写 紧跟在RewriteCond后面</text:p>
            <text:p text:style-name="P89">RewriteRule index.php index.m.php</text:p>
            <text:p text:style-name="P89">RewriteCond %{HTTP_USER_AGENT} ^Lynx.*</text:p>
            <text:p text:style-name="P89">RewriteRule index.php index.L.php</text:p>
            <text:p text:style-name="P89"># 上面的条件都不满足时，执行下列这个改写规则</text:p>
            <text:p text:style-name="P89">RewriteRule index.php index.b.php</text:p>
          </table:table-cell>
        </table:table-row>
      </table:table>
      <text:p text:style-name="P24"><text:tab/><text:span text:style-name="T22">注意：RewriteCond下面那条语句只能是</text:span><text:span text:style-name="T32">RedwriteRule，不能是</text:span><text:span text:style-name="T22">RewriteCond。</text:span></text:p>
      <text:list xml:id="list3816180668" text:style-name="L29">
        <text:list-item>
          <text:p text:style-name="P163">Apache mod_rewrite规则重写的标志一览</text:p>
        </text:list-item>
      </text:list>
      <text:list xml:id="list2881529117" text:style-name="L30">
        <text:list-item>
          <text:p text:style-name="P164">R[=code](force redirect) <text:span text:style-name="T22">：</text:span>强制外部重定向<text:tab/><text:span text:style-name="T22">（</text:span><text:span text:style-name="T42">R、强制重定向</text:span><text:span text:style-name="T22">）</text:span></text:p>
        </text:list-item>
        <text:list-item>
          <text:p text:style-name="P164">F(force URL to be forbidden)<text:span text:style-name="T22">：</text:span>禁用URL,返回403HTTP状态码。<text:tab/><text:span text:style-name="T22">（</text:span><text:span text:style-name="T42">F、禁止URL</text:span><text:span text:style-name="T22">）</text:span></text:p>
        </text:list-item>
        <text:list-item>
          <text:p text:style-name="P164">G(force URL to be gone) <text:span text:style-name="T22">：</text:span>强制URL为GONE，返回410HTTP状态码。<text:span text:style-name="T22">（</text:span><text:span text:style-name="T42">G、强制URL为GONE</text:span><text:span text:style-name="T22">）</text:span></text:p>
        </text:list-item>
        <text:list-item>
          <text:p text:style-name="P164">P(force proxy) <text:span text:style-name="T22">：</text:span>强制使用代理转发。<text:tab/><text:span text:style-name="T22">（</text:span><text:span text:style-name="T42">P、强制使用代理转发</text:span><text:span text:style-name="T22">）</text:span></text:p>
        </text:list-item>
        <text:list-item>
          <text:p text:style-name="P164">L(last rule) <text:span text:style-name="T22">：</text:span>表明当前规则是最后一条规则，停止分析以后规则的重写。<text:span text:style-name="T22">（</text:span><text:span text:style-name="T42">L、最后一条规则</text:span><text:span text:style-name="T22">）</text:span></text:p>
        </text:list-item>
        <text:list-item>
          <text:p text:style-name="P164">N(next round) <text:span text:style-name="T22">：</text:span>重新从第一条规则开始运行重写过程。<text:span text:style-name="T22">（</text:span><text:span text:style-name="T42">N、重新开始运行</text:span><text:span text:style-name="T22">）</text:span></text:p>
        </text:list-item>
        <text:list-item>
          <text:p text:style-name="P164">T=MIME-type(force MIME type)<text:span text:style-name="T22">：</text:span>强制MIME类型<text:span text:style-name="T22">（</text:span><text:span text:style-name="T42">T、强制MIME类型</text:span><text:span text:style-name="T22">）</text:span></text:p>
        </text:list-item>
        <text:list-item>
          <text:p text:style-name="P164">NC(no case) <text:span text:style-name="T22">：</text:span>不区分大小写<text:tab/><text:span text:style-name="T22">（</text:span><text:span text:style-name="T42">NC、不区分大小写</text:span><text:span text:style-name="T22">）</text:span></text:p>
        </text:list-item>
        <text:list-item>
          <text:p text:style-name="P164">QSA(query string append) <text:span text:style-name="T22">：</text:span>追加请求字符串<text:tab/><text:span text:style-name="T22">（</text:span><text:span text:style-name="T42">QSA、追加请求字符串</text:span><text:span text:style-name="T22">）</text:span></text:p>
        </text:list-item>
        <text:list-item>
          <text:p text:style-name="P164">NE(no URI escaping of output) <text:span text:style-name="T22">：</text:span>不<text:span text:style-name="T22">再</text:span>输出转义特殊字符<text:span text:style-name="T22">（</text:span><text:span text:style-name="T42">NE、不再输出转义字符</text:span><text:span text:style-name="T22">）</text:span></text:p>
        </text:list-item>
      </text:list>
      <text:p text:style-name="P21"><text:tab/><text:span text:style-name="T22">实例：</text:span></text:p>
      <table:table table:name="表格63" table:style-name="表格63">
        <table:table-column table:style-name="表格63.A"/>
        <table:table-row>
          <table:table-cell table:style-name="表格63.A1" office:value-type="string">
            <text:p text:style-name="P253">RewriteCond %{REQUEST_URI} dianping/page/2</text:p>
            <text:p text:style-name="P253">RewriteRule ^(.*)$ . [R=301,L]</text:p>
          </table:table-cell>
        </table:table-row>
      </table:table>
      <text:p text:style-name="P22"><text:span text:style-name="T22"><text:tab/>将</text:span><text:span text:style-name="T41">xxx.com/dianping/page/2重定向到xxx.com。</text:span></text:p>
      <text:p text:style-name="P23"><text:soft-page-break/><text:span text:style-name="T41"><text:tab/></text:span><text:span text:style-name="T22">注意：</text:span></text:p>
      <text:list xml:id="list680026807" text:style-name="L31">
        <text:list-item>
          <text:p text:style-name="P218"><text:span text:style-name="T13">因为.htaccess默认是当前目录，所以dianping前面的xxx.com可以省略，</text:span><text:span text:style-name="T12">"</text:span><text:span text:style-name="T14">dianping”前面不能加"/"。第二句的第一个点号表示当前目录的地址。</text:span></text:p>
        </text:list-item>
        <text:list-item>
          <text:p text:style-name="P251">(.*)前面也不能加"/"。</text:p>
        </text:list-item>
        <text:list-item>
          <text:p text:style-name="P252"><text:span text:style-name="T9">REQUEST_URI是</text:span><text:span text:style-name="T13">php中的$_SERVER[]变量。</text:span></text:p>
        </text:list-item>
      </text:list>
      <text:list xml:id="list194553137607264" text:continue-list="list3816180668" text:style-name="L29">
        <text:list-item>
          <text:p text:style-name="P213">常见的$_SERVER[]变量：</text:p>
        </text:list-item>
      </text:list>
      <text:list xml:id="list3411642065" text:style-name="L32">
        <text:list-item>
          <text:p text:style-name="P219"><text:span text:style-name="T21">HTTP_HOST</text:span><text:span text:style-name="T13">：</text:span><text:span text:style-name="T21">当前请求头中 Host项的内容<text:tab/></text:span><text:span text:style-name="T13">（</text:span><text:span text:style-name="T15">HTTP_HOST、host项的内容</text:span><text:span text:style-name="T13">）</text:span></text:p>
        </text:list-item>
        <text:list-item>
          <text:p text:style-name="P222"><text:span text:style-name="T17">REQUEST_URI</text:span><text:span text:style-name="T9">：</text:span><text:span text:style-name="T17">保存要访问的页面<text:tab/></text:span><text:span text:style-name="T15">（</text:span><text:span text:style-name="T9">REQUEST_URI、要访问的页面</text:span><text:span text:style-name="T15">）</text:span></text:p>
        </text:list-item>
        <text:list-item>
          <text:p text:style-name="P223"><text:span text:style-name="T17">HTTP_REFERER</text:span><text:span text:style-name="T9">：当前页面的来源</text:span><text:span text:style-name="T17">地址</text:span><text:span text:style-name="T9">，也就是当前客户端从哪里跳转到当前页面的。<text:tab/><text:tab/><text:tab/><text:tab/>（'TTP_REFERER、来源地址）</text:span></text:p>
        </text:list-item>
        <text:list-item>
          <text:p text:style-name="P214">HTTP_USER_AGENT：当前请求头中User-Agent项的内容<text:tab/>（HTTP_USER_AGENT、User-Agent项的内容）</text:p>
        </text:list-item>
      </text:list>
      <text:p text:style-name="P41"><text:tab/>实例1：</text:p>
      <table:table table:name="表格64" table:style-name="表格64">
        <table:table-column table:style-name="表格64.A"/>
        <table:table-row>
          <table:table-cell table:style-name="表格64.A1" office:value-type="string">
            <text:p text:style-name="P90">RewriteCond %{HTTP_REFERER} im286.com [NC]</text:p>
            <text:p text:style-name="P90"><text:s text:c="4"/>RewriteRule .*\.(jpg|jpeg|gif|png|rar|zip|txt|ace|torrent|gz|swf)$ http://www.xxx.com/fuck.png [R,NC,L]</text:p>
          </table:table-cell>
        </table:table-row>
      </table:table>
      <text:p text:style-name="P41"><text:tab/>防止 im286.com盗链。</text:p>
      <text:p text:style-name="P41"><text:tab/>实例2：</text:p>
      <table:table table:name="表格65" table:style-name="表格65">
        <table:table-column table:style-name="表格65.A"/>
        <table:table-row>
          <table:table-cell table:style-name="表格65.A1" office:value-type="string">
            <text:p text:style-name="P90">RewriteEngine on</text:p>
            <text:p text:style-name="P90"><text:s text:c="4"/>RewriteCond %{HTTP_USER_AGENT} MSIE [NC,OR]</text:p>
            <text:p text:style-name="P90"><text:s text:c="4"/>RewriteCond %{HTTP_USER_AGENT} Opera [NC]</text:p>
            <text:p text:style-name="P90"><text:s text:c="4"/>RewriteRule ^.* – [F,L] <text:s text:c="11"/></text:p>
          </table:table-cell>
        </table:table-row>
      </table:table>
      <text:p text:style-name="P41"><text:tab/>屏蔽IE和Opera浏览器。这里的减号表示不允许访问。（减号、不允许访问）</text:p>
      <text:list xml:id="list194551632909396" text:continue-list="list194553137607264" text:style-name="L29">
        <text:list-item>
          <text:p text:style-name="P168">将旧的URL做301重定向到新的URL，使用mod_rewrite并不是优先考虑的，有更简单的方式，比如mod_alias模块提供的Redirect指令；在什么情况下使用mod_rewrite呢？如果你不能够获取配置Apache配置文件的权限，只能够编辑.htaccess文件，这时就只能用mod_rewrite提供的指令。</text:p>
        </text:list-item>
        <text:list-item>
          <text:p text:style-name="P169">Redirect指令用于对<text:span text:style-name="T75">URL进行重定向</text:span><text:span text:style-name="T22">：</text:span></text:p>
        </text:list-item>
      </text:list>
      <table:table table:name="表格66" table:style-name="表格66">
        <table:table-column table:style-name="表格66.A"/>
        <table:table-row>
          <table:table-cell table:style-name="表格66.A1" office:value-type="string">
            <text:p text:style-name="P104">Redirect [status] [URL-path] URL</text:p>
          </table:table-cell>
        </table:table-row>
      </table:table>
      <text:p text:style-name="P25"><text:span text:style-name="T22"><text:tab/>旧的路径URL-path不允许使用相对路径。新的</text:span><text:span text:style-name="T56">URL可以是以方案和主机名开头的绝对URL，也可以是以斜线开始的URL路径。 </text:span></text:p>
      <table:table table:name="表格67" table:style-name="表格67">
        <table:table-column table:style-name="表格67.A"/>
        <table:table-row>
          <table:table-cell table:style-name="表格67.A1" office:value-type="string">
            <text:p text:style-name="P91">Redirect permanent "/dianping" "/category/dianping"</text:p>
          </table:table-cell>
        </table:table-row>
      </table:table>
      <text:p text:style-name="P3"><text:tab/>将xxx.com/dianping重定向到xxx.com/category/dianping。</text:p>
      <text:list xml:id="list2124904583" text:style-name="L49">
        <text:list-item>
          <text:p text:style-name="P247"><text:span text:style-name="T60">注意：由于在wordpress中xxx.com/dianping和xxx.com/category/dianping实际上都是分类目录，所以重定向时无法mod_rewrite来进行重定向，使用</text:span><text:span text:style-name="T61">mod_rewrite进行重定向会导致循环重定向而出错，只能使用</text:span><text:span text:style-name="T60">Redirect。</text:span></text:p>
        </text:list-item>
      </text:list>
      <text:p text:style-name="P3"><text:soft-page-break/><text:tab/>status有以下几个选项：</text:p>
      <text:list xml:id="list1906992824" text:style-name="L33">
        <text:list-item>
          <text:p text:style-name="P248">permanent：永久重定向状态（301）</text:p>
        </text:list-item>
        <text:list-item>
          <text:p text:style-name="P248">temp：临时重定向状态（302）</text:p>
        </text:list-item>
        <text:list-item>
          <text:p text:style-name="P248">seeother：指示资源已被替换的“查看其他”状态（303）</text:p>
        </text:list-item>
        <text:list-item>
          <text:p text:style-name="P248">gone：指示资源已被永久删除的“Gone”状态（410）。 当使用此状态时，应该省略URL参数</text:p>
        </text:list-item>
      </text:list>
      <text:list xml:id="list194551416444836" text:continue-list="list194551632909396" text:style-name="L29">
        <text:list-item>
          <text:p text:style-name="P215">RedirectMatch 指令相当于Redirect ，使用正则表达式 ，而不是简单的前缀匹配。</text:p>
        </text:list-item>
      </text:list>
      <table:table table:name="表格68" table:style-name="表格68">
        <table:table-column table:style-name="表格68.A"/>
        <table:table-row>
          <table:table-cell table:style-name="表格68.A1" office:value-type="string">
            <text:p text:style-name="P91">RedirectMatch [ status ] regex URL</text:p>
          </table:table-cell>
        </table:table-row>
      </table:table>
      <text:p text:style-name="P42"><text:tab/>例如：</text:p>
      <table:table table:name="表格69" table:style-name="表格69">
        <table:table-column table:style-name="表格69.A"/>
        <table:table-row>
          <table:table-cell table:style-name="表格69.A1" office:value-type="string">
            <text:p text:style-name="P92">RedirectMatch "(.*)\.gif$" "http://other.example.com$1.jpg"</text:p>
          </table:table-cell>
        </table:table-row>
      </table:table>
      <text:p text:style-name="P26"><text:span text:style-name="T22"><text:tab/></text:span><text:span text:style-name="T43">要将所有GIF文件重定向到其他服务器上的相似名称的JPEG文件。</text:span></text:p>
      <text:list xml:id="list194552811463131" text:continue-numbering="true" text:style-name="L29">
        <text:list-item>
          <text:p text:style-name="P170"><text:span text:style-name="T22">RedirectPermanent 指令指</text:span><text:span text:style-name="T58">永久重定向状态，完全相当于</text:span><text:span text:style-name="T56">Redirect permanent。</text:span></text:p>
        </text:list-item>
      </text:list>
      <table:table table:name="表格70" table:style-name="表格70">
        <table:table-column table:style-name="表格70.A"/>
        <table:table-row>
          <table:table-cell table:style-name="表格70.A1" office:value-type="string">
            <text:p text:style-name="P92">RedirectPermanent URL-path URL</text:p>
          </table:table-cell>
        </table:table-row>
      </table:table>
      <text:p text:style-name="P4"/>
      <text:list xml:id="list194553409783250" text:continue-numbering="true" text:style-name="L29">
        <text:list-item>
          <text:p text:style-name="P249">RedirectTemp 指令指临时重定向，完全相当于Redirect temp。（RedirectTemp、 完全相当于Redirect temp）</text:p>
        </text:list-item>
      </text:list>
      <table:table table:name="表格71" table:style-name="表格71">
        <table:table-column table:style-name="表格71.A"/>
        <table:table-row>
          <table:table-cell table:style-name="表格71.A1" office:value-type="string">
            <text:p text:style-name="P92">RedirectTemp URL-path URL</text:p>
          </table:table-cell>
        </table:table-row>
      </table:table>
      <text:p text:style-name="P43"/>
      <text:list xml:id="list194552405384529" text:continue-numbering="true" text:style-name="L29">
        <text:list-item>
          <text:p text:style-name="P171">NameVirtualHost 指令<text:span text:style-name="T22">：</text:span>为一个基于域名的虚拟主机指定一个IP地址<text:span text:style-name="T22">（NameVirtualHost、指定</text:span><text:span text:style-name="T32">IP地址</text:span><text:span text:style-name="T22">）</text:span></text:p>
        </text:list-item>
      </text:list>
      <table:table table:name="表格28" table:style-name="表格28">
        <table:table-column table:style-name="表格28.A"/>
        <table:table-row>
          <table:table-cell table:style-name="表格28.A1" office:value-type="string">
            <text:p text:style-name="P93">NameVirtualHost 111.22.33.44</text:p>
          </table:table-cell>
        </table:table-row>
      </table:table>
      <text:p text:style-name="P27"><text:tab/>如果服务器上所有的IP地址都会用到，你可以用"*"作为NameVirtualHost的参数。如果你打算使用多端口(如运行SSL)你必须在参数中指定一个端口号，比如"*:80"。</text:p>
      <text:list xml:id="list194553041455094" text:continue-numbering="true" text:style-name="L29">
        <text:list-item>
          <text:p text:style-name="P172">&lt;VirtualHost&gt;的参数与NameVirtualHost的参数必须是一样的。在每个&lt;VirtualHost&gt;段中，至少要有一个ServerName指令来指定伺服哪个主机和一个DocumentRoot指令来说明这个主机的内容位于文件系统的什么地方。</text:p>
        </text:list-item>
      </text:list>
      <table:table table:name="表格29" table:style-name="表格29">
        <table:table-column table:style-name="表格29.A"/>
        <table:table-row>
          <table:table-cell table:style-name="表格29.A1" office:value-type="string">
            <text:p text:style-name="P93">NameVirtualHost *:80</text:p>
            <text:p text:style-name="P93"/>
            <text:p text:style-name="P93">&lt;VirtualHost *:80&gt;</text:p>
            <text:p text:style-name="P93"><text:s text:c="4"/>ServerName www.domain.tld</text:p>
            <text:p text:style-name="P93"><text:s text:c="4"/>ServerAlias domain.tld *.domain.tld</text:p>
            <text:p text:style-name="P93">DocumentRoot /www/domain</text:p>
            <text:p text:style-name="P93">&lt;/VirtualHost&gt;</text:p>
            <text:p text:style-name="P93"/>
            <text:p text:style-name="P93">&lt;VirtualHost *:80&gt;</text:p>
            <text:p text:style-name="P93"><text:s text:c="4"/>ServerName www.otherdomain.tld</text:p>
            <text:p text:style-name="P93"><text:s text:c="4"/>DocumentRoot /www/otherdomain</text:p>
            <text:p text:style-name="P93"><text:soft-page-break/>&lt;/VirtualHost&gt;</text:p>
          </table:table-cell>
        </table:table-row>
      </table:table>
      <text:p text:style-name="P27"><text:tab/>你可以用一个固定的IP地址来代替NameVirtualHost和&lt;VirtualHost&gt;指令中的"*"号<text:span text:style-name="T22">。</text:span></text:p>
      <text:list xml:id="list194551609869027" text:continue-numbering="true" text:style-name="L29">
        <text:list-item>
          <text:p text:style-name="P172">把ServerAlias指令放入&lt;VirtualHost&gt;<text:span text:style-name="T22">中可以解决多域名访问的问题</text:span>。</text:p>
        </text:list-item>
      </text:list>
      <table:table table:name="表格30" table:style-name="表格30">
        <table:table-column table:style-name="表格30.A"/>
        <table:table-row>
          <table:table-cell table:style-name="表格30.A1" office:value-type="string">
            <text:p text:style-name="P93">ServerAlias domain.tld *.domain.tld</text:p>
          </table:table-cell>
        </table:table-row>
      </table:table>
      <text:p text:style-name="P27"/>
      <text:p text:style-name="P27"/>
      <text:h text:style-name="P259" text:outline-level="2">Nginx</text:h>
      <text:list xml:id="list490227421" text:style-name="L34">
        <text:list-item>
          <text:p text:style-name="P224">默认，nginx 将其主进程的 pid 写入到 /usr/local/nginx/nginx.pid 文件中。通过传递参数给 ./configure 或使用 pid 指令，来改变该文件的位置。<text:span text:style-name="T22">（</text:span><text:span text:style-name="T32">nginx.pid、进程pid</text:span><text:span text:style-name="T22">）</text:span></text:p>
        </text:list-item>
        <text:list-item>
          <text:p text:style-name="P225">关闭nginx</text:p>
        </text:list-item>
      </text:list>
      <text:list xml:id="list725226849" text:style-name="L35">
        <text:list-item>
          <text:p text:style-name="P220"><text:span text:style-name="T47">nginx从容停止命令，等所有请求结束后关闭服务</text:span><text:span text:style-name="T23">：（从容停止、kill -QUIT）</text:span></text:p>
        </text:list-item>
      </text:list>
      <table:table table:name="表格31" table:style-name="表格31">
        <table:table-column table:style-name="表格31.A"/>
        <table:table-row>
          <table:table-cell table:style-name="表格31.A1" office:value-type="string">
            <text:p text:style-name="P94">kill -QUIT <text:s/>nginx主进程号</text:p>
          </table:table-cell>
        </table:table-row>
      </table:table>
      <text:p text:style-name="P45"/>
      <text:list xml:id="list194551909694455" text:continue-numbering="true" text:style-name="L35">
        <text:list-item>
          <text:p text:style-name="P226">nginx 快速停止命令，立刻关闭nginx进程：<text:tab/>（立刻关闭、kill -TERM）</text:p>
        </text:list-item>
      </text:list>
      <table:table table:name="表格32" table:style-name="表格32">
        <table:table-column table:style-name="表格32.A"/>
        <table:table-row>
          <table:table-cell table:style-name="表格32.A1" office:value-type="string">
            <text:p text:style-name="P94">kill -TERM nginx主进程号</text:p>
          </table:table-cell>
        </table:table-row>
      </table:table>
      <text:p text:style-name="P45"/>
      <text:list xml:id="list194553367037422" text:continue-numbering="true" text:style-name="L35">
        <text:list-item>
          <text:p text:style-name="P226">如果以上命令不管用，可以强制停止<text:tab/><text:tab/>（强制停止、kill -9）</text:p>
        </text:list-item>
      </text:list>
      <table:table table:name="表格33" table:style-name="表格33">
        <table:table-column table:style-name="表格33.A"/>
        <table:table-row>
          <table:table-cell table:style-name="表格33.A1" office:value-type="string">
            <text:p text:style-name="P94">kill -9 nginx主进程号</text:p>
          </table:table-cell>
        </table:table-row>
      </table:table>
      <text:p text:style-name="P45"/>
      <text:list xml:id="list194551906136586" text:continue-list="list490227421" text:style-name="L34">
        <text:list-item>
          <text:p text:style-name="P225">如果嫌麻烦可以不用查看进程号，直接使用命令进行操作。其中/usr/local/nginx/nginx.pid 为nginx.conf中pid命令设置的参数，用来存放nginx主进程号的文件：<text:tab/></text:p>
        </text:list-item>
      </text:list>
      <table:table table:name="表格34" table:style-name="表格34">
        <table:table-column table:style-name="表格34.A"/>
        <table:table-row>
          <table:table-cell table:style-name="表格34.A1" office:value-type="string">
            <text:p text:style-name="P94">kill -QUIT `cat /usr/local/nginx/nginx.pid`</text:p>
          </table:table-cell>
        </table:table-row>
      </table:table>
      <text:p text:style-name="P45"/>
      <text:list xml:id="list194553509519125" text:continue-numbering="true" text:style-name="L34">
        <text:list-item>
          <text:p text:style-name="P225">nginx重启命令可以分成几种类型：</text:p>
        </text:list-item>
      </text:list>
      <text:list xml:id="list718942829" text:style-name="L36">
        <text:list-item>
          <text:p text:style-name="P227">简单型，先关闭进程，修改你的配置后，重启进程。（简单重启、从容停止后修改）</text:p>
        </text:list-item>
      </text:list>
      <table:table table:name="表格35" table:style-name="表格35">
        <table:table-column table:style-name="表格35.A"/>
        <table:table-row>
          <table:table-cell table:style-name="表格35.A1" office:value-type="string">
            <text:p text:style-name="P94">kill -QUIT cat /usr/local/nginx/nginx.pid</text:p>
            <text:p text:style-name="P94">sudo /usr/local/nginx/nginx</text:p>
          </table:table-cell>
        </table:table-row>
      </table:table>
      <text:p text:style-name="P45"/>
      <text:list xml:id="list194552375595864" text:continue-numbering="true" text:style-name="L36">
        <text:list-item>
          <text:p text:style-name="P228">平滑重启：如果更改了配置就要重启Nginx，要先关闭Nginx再打开？不是的，可以向Nginx 发送信号，平滑重启。<text:tab/>（平滑重启、kill -HUP）</text:p>
        </text:list-item>
      </text:list>
      <table:table table:name="表格36" table:style-name="表格36">
        <table:table-column table:style-name="表格36.A"/>
        <table:table-row>
          <table:table-cell table:style-name="表格36.A1" office:value-type="string">
            <text:p text:style-name="P95">kill -HUP <text:span text:style-name="T22">主进程</text:span>号或进程号文件路径</text:p>
          </table:table-cell>
        </table:table-row>
      </table:table>
      <text:p text:style-name="P44"><text:soft-page-break/><text:span text:style-name="T22"><text:tab/></text:span><text:span text:style-name="T24">或者使用：</text:span></text:p>
      <table:table table:name="表格37" table:style-name="表格37">
        <table:table-column table:style-name="表格37.A"/>
        <table:table-row>
          <table:table-cell table:style-name="表格37.A1" office:value-type="string">
            <text:p text:style-name="P95">/usr/nginx/sbin/nginx -s reload</text:p>
          </table:table-cell>
        </table:table-row>
      </table:table>
      <text:p text:style-name="P44"/>
      <text:list xml:id="list194552760013006" text:continue-numbering="true" text:style-name="L36">
        <text:list-item>
          <text:p text:style-name="P240">平滑升级</text:p>
        </text:list-item>
      </text:list>
      <text:p text:style-name="P55"><text:tab/>步骤1：如果升级Nginx程序，先用新程序替换旧程序文件，编译安装的话新程序直接编译到Nginx安装目录中。</text:p>
      <text:p text:style-name="P55"><text:tab/>步骤2：执行命令</text:p>
      <table:table table:name="表格38" table:style-name="表格38">
        <table:table-column table:style-name="表格38.A"/>
        <table:table-row>
          <table:table-cell table:style-name="表格38.A1" office:value-type="string">
            <text:p text:style-name="P95">kill -USR2 旧版程序的主进程号或进程文件名</text:p>
          </table:table-cell>
        </table:table-row>
      </table:table>
      <text:p text:style-name="P55"><text:tab/><text:span text:style-name="T22">步骤3：逐步停止旧版 Nginx，输入命令</text:span></text:p>
      <table:table table:name="表格39" table:style-name="表格39">
        <table:table-column table:style-name="表格39.A"/>
        <table:table-row>
          <table:table-cell table:style-name="表格39.A1" office:value-type="string">
            <text:p text:style-name="P95">kill -WINCH 旧版主进程号</text:p>
          </table:table-cell>
        </table:table-row>
      </table:table>
      <text:p text:style-name="P46"/>
      <text:list xml:id="list194552471605731" text:continue-list="list194553509519125" text:style-name="L34">
        <text:list-item>
          <text:p text:style-name="P241">保存服务器名字的hash表是由指令 server_names_hash_max_size 和 server_names_hash_bucket_size所控制的。参数hash bucket size总是等于hash表的大小<text:span text:style-name="T22">。（</text:span><text:span text:style-name="T35">hash表、s</text:span><text:span text:style-name="T22">erver_names_hash_max_size 、server_names_hash_bucket_size）</text:span></text:p>
        </text:list-item>
        <text:list-item>
          <text:p text:style-name="P242"><text:span text:style-name="T22">nginx采用了非阻塞的事件模型，可以同时监听多个事件。nginx目前实现了kqueue、epoll、select、poll、eventport、aio、devpoll、rtsig和基于windows的select共9个事件模型。具体使用哪一个可以在配置文件中设置，nginx关于事件模型的设置是在events{}块中使用use指使设置：（事件模型、</text:span><text:span text:style-name="T35">events、use指令</text:span><text:span text:style-name="T22">）</text:span></text:p>
        </text:list-item>
      </text:list>
      <table:table table:name="表格44" table:style-name="表格44">
        <table:table-column table:style-name="表格44.A"/>
        <table:table-row>
          <table:table-cell table:style-name="表格44.A1" office:value-type="string">
            <text:p text:style-name="P96">events{</text:p>
            <text:p text:style-name="P96"><text:s text:c="4"/>use kqueue;</text:p>
            <text:p text:style-name="P96">}</text:p>
          </table:table-cell>
        </table:table-row>
      </table:table>
      <text:p text:style-name="P47"/>
      <text:list xml:id="list194553445194333" text:continue-numbering="true" text:style-name="L34">
        <text:list-item>
          <text:p text:style-name="P229">事件模型：</text:p>
        </text:list-item>
      </text:list>
      <text:list xml:id="list794377649" text:style-name="L37">
        <text:list-item>
          <text:p text:style-name="P230">select – 标准方法。如果当前平台没有更有效的方法，它是编译时默认的方法。你可以在编译时使用配置参数</text:p>
        </text:list-item>
      </text:list>
      <table:table table:name="表格40" table:style-name="表格40">
        <table:table-column table:style-name="表格40.A"/>
        <table:table-row>
          <table:table-cell table:style-name="表格40.A1" office:value-type="string">
            <text:p text:style-name="P97">--with-select_module</text:p>
          </table:table-cell>
        </table:table-row>
      </table:table>
      <text:p text:style-name="P48"><text:tab/>和</text:p>
      <table:table table:name="表格41" table:style-name="表格41">
        <table:table-column table:style-name="表格41.A"/>
        <table:table-row>
          <table:table-cell table:style-name="表格41.A1" office:value-type="string">
            <text:p text:style-name="P97">--without-select_module</text:p>
          </table:table-cell>
        </table:table-row>
      </table:table>
      <text:p text:style-name="P48"><text:tab/>来启用或禁用这个模块。</text:p>
      <text:list xml:id="list194551830978365" text:continue-numbering="true" text:style-name="L37">
        <text:list-item>
          <text:p text:style-name="P230">poll - 标准方法。 如果当前平台没有更有效的方法，它是编译时默认的方法。你可以在编译时使用配置参数</text:p>
        </text:list-item>
      </text:list>
      <table:table table:name="表格42" table:style-name="表格42">
        <table:table-column table:style-name="表格42.A"/>
        <table:table-row>
          <table:table-cell table:style-name="表格42.A1" office:value-type="string">
            <text:p text:style-name="P97">--with-poll_module</text:p>
          </table:table-cell>
        </table:table-row>
      </table:table>
      <text:p text:style-name="P48"><text:tab/>和</text:p>
      <table:table table:name="表格43" table:style-name="表格43">
        <table:table-column table:style-name="表格43.A"/>
        <table:table-row>
          <table:table-cell table:style-name="表格43.A1" office:value-type="string">
            <text:p text:style-name="P97">--without-poll_module</text:p>
          </table:table-cell>
        </table:table-row>
      </table:table>
      <text:p text:style-name="P48"><text:soft-page-break/><text:tab/>来启用或禁用这个模块。</text:p>
      <text:list xml:id="list194552974673364" text:continue-list="list194553445194333" text:style-name="L34">
        <text:list-item>
          <text:p text:style-name="P229">相关指令：</text:p>
        </text:list-item>
      </text:list>
      <text:list xml:id="list1979336649" text:style-name="L38">
        <text:list-item>
          <text:p text:style-name="P231">worker_cpu_affinity：仅适用于linux，使用该选项可以绑定worker进程和CPU。（worker_cpu_affinity、绑定worker进程和CPU）</text:p>
        </text:list-item>
      </text:list>
      <table:table table:name="表格45" table:style-name="表格45">
        <table:table-column table:style-name="表格45.A"/>
        <table:table-row>
          <table:table-cell table:style-name="表格45.A1" office:value-type="string">
            <text:p text:style-name="P98">worker_proceses <text:s text:c="4"/>4;</text:p>
            <text:p text:style-name="P98">worker_cpu_affinity 0001 0010 0100 1000;</text:p>
          </table:table-cell>
        </table:table-row>
      </table:table>
      <text:p text:style-name="P49"><text:tab/>分别给每个worker进程绑定一个CPU。</text:p>
      <text:list xml:id="list194552362663782" text:continue-numbering="true" text:style-name="L38">
        <text:list-item>
          <text:p text:style-name="P231">worker_priority：使用该选项可以给所有的worker进程分配优先值。（worker_priority分配优先值）</text:p>
        </text:list-item>
      </text:list>
      <table:table table:name="表格47" table:style-name="表格47">
        <table:table-column table:style-name="表格47.A"/>
        <table:table-row>
          <table:table-cell table:style-name="表格47.A1" office:value-type="string">
            <text:p text:style-name="P98">worker_priority <text:span text:style-name="T22">on;</text:span></text:p>
          </table:table-cell>
        </table:table-row>
      </table:table>
      <text:p text:style-name="P49"/>
      <text:list xml:id="list194552191389858" text:continue-numbering="true" text:style-name="L38">
        <text:list-item>
          <text:p text:style-name="P232">worker_processes：</text:p>
        </text:list-item>
      </text:list>
      <table:table table:name="表格46" table:style-name="表格46">
        <table:table-column table:style-name="表格46.A"/>
        <table:table-row>
          <table:table-cell table:style-name="表格46.A1" office:value-type="string">
            <text:p text:style-name="P98">worker_processes 5;</text:p>
          </table:table-cell>
        </table:table-row>
      </table:table>
      <text:p text:style-name="P49"><text:tab/>nginx使用5个worker进程。</text:p>
      <text:list xml:id="list194552766805375" text:continue-list="list194552974673364" text:style-name="L34">
        <text:list-item>
          <text:p text:style-name="P233">相比<text:span text:style-name="T51">apache的指令，nginx的指令有下划线，且全是小写字母，而apache的指令没有下划线，每个单词首字母为大写：（nginx、小写下划线、apache、首字母大写、无下划线）</text:span></text:p>
        </text:list-item>
      </text:list>
      <table:table table:name="表格55" table:style-name="表格55">
        <table:table-column table:style-name="表格55.A"/>
        <table:table-row>
          <table:table-cell table:style-name="表格55.A1" office:value-type="string">
            <text:p text:style-name="P99">ServerName localhost<text:tab/>#主机域名</text:p>
          </table:table-cell>
        </table:table-row>
      </table:table>
      <text:p text:style-name="P50"><text:tab/>而<text:span text:style-name="T51">nginx的指定主机域名的指令为：</text:span></text:p>
      <table:table table:name="表格56" table:style-name="表格56">
        <table:table-column table:style-name="表格56.A"/>
        <table:table-row>
          <table:table-cell table:style-name="表格56.A1" office:value-type="string">
            <text:p text:style-name="P99">server_name <text:s/>www.xiaopet.com;</text:p>
          </table:table-cell>
        </table:table-row>
      </table:table>
      <text:p text:style-name="P50"/>
      <text:list xml:id="list194552979096578" text:continue-numbering="true" text:style-name="L34">
        <text:list-item>
          <text:p text:style-name="P233"/>
        </text:list-item>
      </text:list>
      <text:p text:style-name="P48"/>
      <text:h text:style-name="P258" text:outline-level="3">个人总结</text:h>
      <text:list xml:id="list2295113345" text:style-name="L39">
        <text:list-item>
          <text:p text:style-name="P234">v<text:span text:style-name="T52">sftpd的/etc/vsftpd/ftpusers文件控制了哪些用户可以登陆，哪些用户不能登陆：</text:span></text:p>
        </text:list-item>
      </text:list>
      <table:table table:name="表格57" table:style-name="表格57">
        <table:table-column table:style-name="表格57.A"/>
        <table:table-row>
          <table:table-cell table:style-name="表格57.A1" office:value-type="string">
            <text:p text:style-name="P100"># Users that are not allowed to login via ftp</text:p>
            <text:p text:style-name="P100">root</text:p>
            <text:p text:style-name="P100">bin</text:p>
            <text:p text:style-name="P100">daemon</text:p>
            <text:p text:style-name="P100">adm</text:p>
            <text:p text:style-name="P100">lp</text:p>
            <text:p text:style-name="P100">sync</text:p>
            <text:p text:style-name="P100">shutdown</text:p>
            <text:p text:style-name="P100">halt</text:p>
            <text:p text:style-name="P100">mail</text:p>
            <text:p text:style-name="P100">news</text:p>
            <text:p text:style-name="P100"><text:soft-page-break/>uucp</text:p>
            <text:p text:style-name="P100">operator</text:p>
            <text:p text:style-name="P100">games</text:p>
            <text:p text:style-name="P100">nobody</text:p>
            <text:p text:style-name="P100">#www</text:p>
          </table:table-cell>
        </table:table-row>
      </table:table>
      <text:p text:style-name="P51"><text:tab/>只要在需要登陆的地方注释掉即可。</text:p>
      <text:list xml:id="list194552013902772" text:continue-numbering="true" text:style-name="L39">
        <text:list-item>
          <text:p text:style-name="P235">apache目录的用户和属主必须的httpd.conf中的User和Group指令指定的用户和组相同，否则会出现各种问题。</text:p>
        </text:list-item>
        <text:list-item>
          <text:p text:style-name="P235">php不需要执行，只要安装后在PATH变量中能找到PHP目录下的bin目录即可，不需要执行。</text:p>
        </text:list-item>
        <text:list-item>
          <text:p text:style-name="P236">对于站点根目录的设置，<text:span text:style-name="T53">apache使用DocumentRoot，而nginx则直接使用root。另外，apache还有服务器根目录指令ServerRoot。</text:span></text:p>
        </text:list-item>
        <text:list-item>
          <text:p text:style-name="P237">apache首页使用dir_module模块的DirectoryIndex来设置，而nginx则在location里使用index来设置，apache设置首页：</text:p>
        </text:list-item>
      </text:list>
      <table:table table:name="表格58" table:style-name="表格58">
        <table:table-column table:style-name="表格58.A"/>
        <table:table-row>
          <table:table-cell table:style-name="表格58.A1" office:value-type="string">
            <text:p text:style-name="P101">&lt;IfModule dir_module&gt;<text:line-break/> <text:s text:c="3"/>DirectoryIndex index.php index.php3 index.html index.htm<text:tab/><text:tab/>#设置首页<text:line-break/>&lt;/IfModule&gt;</text:p>
          </table:table-cell>
        </table:table-row>
      </table:table>
      <text:p text:style-name="P52"><text:tab/>nginx设置首页：</text:p>
      <table:table table:name="表格59" table:style-name="表格59">
        <table:table-column table:style-name="表格59.A"/>
        <table:table-row>
          <table:table-cell table:style-name="表格59.A1" office:value-type="string">
            <text:p text:style-name="P101"><text:s/>location / {<text:line-break/> <text:s text:c="11"/>root <text:s text:c="2"/>html/xiaopet;<text:tab/><text:tab/># 站点根目录<text:line-break/> <text:s text:c="11"/>index <text:s/>index.html index.htm;<text:tab/># 首页，多个用空格分开<text:line-break/> <text:s text:c="7"/>}</text:p>
          </table:table-cell>
        </table:table-row>
      </table:table>
      <text:p text:style-name="P52"/>
      <text:list xml:id="list194552875528405" text:continue-numbering="true" text:style-name="L39">
        <text:list-item>
          <text:p text:style-name="P237">apache也支持location：</text:p>
        </text:list-item>
      </text:list>
      <table:table table:name="表格60" table:style-name="表格60">
        <table:table-column table:style-name="表格60.A"/>
        <table:table-row>
          <table:table-cell table:style-name="表格60.A1" office:value-type="string">
            <text:p text:style-name="P101">&lt;VirtualHost 107.150.12.152&gt;<text:tab/><text:tab/>#拒绝IP访问<text:line-break/> <text:s text:c="3"/>ServerName 107.150.12.152<text:tab/><text:tab/>#设置的关键是这句，还有Deny语句<text:line-break/> <text:s text:c="3"/>&lt;Location /&gt;<text:line-break/> <text:s text:c="7"/>Order Allow,Deny<text:line-break/> <text:s text:c="7"/>Deny from all<text:line-break/> <text:s text:c="3"/>&lt;/Location&gt;<text:line-break/>&lt;/VirtualHost&gt;</text:p>
          </table:table-cell>
        </table:table-row>
      </table:table>
      <text:p text:style-name="P52"/>
      <text:list xml:id="list194552820498753" text:continue-numbering="true" text:style-name="L39">
        <text:list-item>
          <text:p text:style-name="P238">nginx的基本设置格式如下：</text:p>
        </text:list-item>
      </text:list>
      <table:table table:name="表格61" table:style-name="表格61">
        <table:table-column table:style-name="表格61.A"/>
        <table:table-row>
          <table:table-cell table:style-name="表格61.A1" office:value-type="string">
            <text:p text:style-name="P102">……</text:p>
            <text:p text:style-name="P102">event{</text:p>
            <text:p text:style-name="P102"><text:s text:c="4"/>……</text:p>
            <text:p text:style-name="P102">}</text:p>
            <text:p text:style-name="P102">http{</text:p>
            <text:p text:style-name="P102"><text:soft-page-break/><text:s text:c="4"/>……</text:p>
            <text:p text:style-name="P102"><text:s text:c="4"/>server{</text:p>
            <text:p text:style-name="P102"><text:s text:c="8"/>listen xxx;</text:p>
            <text:p text:style-name="P102"><text:s text:c="8"/>server_name xxx;</text:p>
            <text:p text:style-name="P102"><text:s text:c="8"/>（然后就是各种location语句）</text:p>
            <text:p text:style-name="P102"><text:s text:c="4"/>}</text:p>
            <text:p text:style-name="P102">}</text:p>
          </table:table-cell>
        </table:table-row>
      </table:table>
      <text:p text:style-name="P54"><text:tab/><text:span text:style-name="T55">server里面最基本的配置是listen、server_name、access_log、error_log还有location。</text:span></text:p>
      <text:p text:style-name="P54"><text:tab/>apache虚拟主机配置（不包括<text:span text:style-name="T54">http.conf主配置</text:span>）的的基本设置如下：</text:p>
      <table:table table:name="表格62" table:style-name="表格62">
        <table:table-column table:style-name="表格62.A"/>
        <table:table-row>
          <table:table-cell table:style-name="表格62.A1" office:value-type="string">
            <text:p text:style-name="P103">&lt;VirtualHost 107.150.12.152&gt;<text:tab/><text:tab/>#拒绝IP访问<text:line-break/> <text:s text:c="3"/>ServerName 107.150.12.152<text:tab/><text:tab/>#设置的关键是这句，还有Deny语句<text:line-break/> <text:s text:c="3"/>&lt;Location /&gt;<text:line-break/> <text:s text:c="7"/>Order Allow,Deny<text:line-break/> <text:s text:c="7"/>Deny from all<text:line-break/> <text:s text:c="3"/>&lt;/Location&gt;<text:line-break/>&lt;/VirtualHost&gt;</text:p>
          </table:table-cell>
        </table:table-row>
      </table:table>
      <text:p text:style-name="P53"><text:tab/>而<text:span text:style-name="T55">VirrualHost里面最基本的配置是ServerName还有Location。</text:span></text:p>
      <text:list xml:id="list194553457550340" text:continue-numbering="true" text:style-name="L39">
        <text:list-item>
          <text:p text:style-name="P239">在使用<text:span text:style-name="T62">apache禁止ip访问时，需要首先使用NameVirtualHost设置ip：</text:span></text:p>
        </text:list-item>
      </text:list>
      <table:table table:name="表格74" table:style-name="表格74">
        <table:table-column table:style-name="表格74.A"/>
        <table:table-row>
          <table:table-cell table:style-name="表格74.A1" office:value-type="string">
            <text:p text:style-name="P75">NameVirtualHost 107.150.12.152<text:line-break/><text:line-break/>&lt;virtualhost 107.150.12.152:80&gt;<text:line-break/><text:tab/>ServerName <text:s/>107.150.12.152<text:line-break/><text:tab/>&lt;location /&gt;<text:line-break/><text:tab/><text:tab/>Order Allow,Deny<text:line-break/><text:tab/><text:tab/>Deny from all<text:line-break/><text:tab/>&lt;/location&gt;<text:line-break/>&lt;/virtualhost&gt;<text:line-break/><text:line-break/>&lt;virtualhost 107.150.12.152:80&gt;<text:line-break/><text:tab/>ServerName <text:s/>aiairedian.com<text:line-break/><text:tab/>ServerAlias www.aiairedian.com<text:line-break/><text:tab/>DocumentRoot <text:s/>/var/www/html<text:line-break/>&lt;/virtualhost&gt;</text:p>
          </table:table-cell>
        </table:table-row>
      </table:table>
      <text:p text:style-name="P53"/>
      <text:list xml:id="list194552307169755" text:continue-numbering="true" text:style-name="L39">
        <text:list-item>
          <text:p text:style-name="P23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宋体" svg:font-family="宋体"/>
    <style:font-face style:name="宋体1" svg:font-family="宋体" style:font-pitch="variable"/>
    <style:font-face style:name="思源宋体 CN Medium" svg:font-family="'思源宋体 CN Medium'"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宋体"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宋体"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font-size="12pt" fo:language="zxx" fo:country="none" style:font-size-asian="12pt" style:language-asian="zxx" style:country-asian="none" style:font-size-complex="12pt"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writing-mode="page"/>
      <style:text-properties fo:font-size="12pt" officeooo:rsid="03b98fde" style:font-name-asian="宋体1" style:font-family-asian="宋体" style:font-pitch-asian="variable" style:font-size-asian="12pt"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name-asian="Liberation Serif" style:font-family-asian="'Liberation Serif'" style:font-family-generic-asian="roman" style:font-pitch-asian="variable"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20H55M44S</meta:editing-duration>
    <meta:editing-cycles>45</meta:editing-cycles>
    <meta:generator>LibreOffice/6.0.7.3$Linux_X86_64 LibreOffice_project/00m0$Build-3</meta:generator>
    <dc:date>2019-02-14T19:45:50.867413519</dc:date>
    <meta:document-statistic meta:table-count="110" meta:image-count="0" meta:object-count="0" meta:page-count="24" meta:paragraph-count="575" meta:word-count="11001" meta:character-count="24030" meta:non-whitespace-character-count="22731"/>
    <meta:user-defined meta:name="Info 1"/>
    <meta:user-defined meta:name="Info 2"/>
    <meta:user-defined meta:name="Info 3"/>
    <meta:user-defined meta:name="Info 4"/>
  </office:meta>
</office:document-meta>
</file>